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" svg:font-family="'Noto Sans CJK SC Regular'" style:font-family-generic="swiss"/>
    <style:font-face style:name="Segoe UI" svg:font-family="'Segoe UI'" style:font-family-generic="swiss"/>
    <style:font-face style:name="Tahoma" svg:font-family="Tahoma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4pt"/>
    </style:style>
    <style:style style:name="co2" style:family="table-column">
      <style:table-column-properties fo:break-before="auto" style:column-width="37.64pt"/>
    </style:style>
    <style:style style:name="co3" style:family="table-column">
      <style:table-column-properties fo:break-before="auto" style:column-width="140.91pt"/>
    </style:style>
    <style:style style:name="co4" style:family="table-column">
      <style:table-column-properties fo:break-before="auto" style:column-width="63.01pt"/>
    </style:style>
    <style:style style:name="co5" style:family="table-column">
      <style:table-column-properties fo:break-before="auto" style:column-width="44.65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59.56pt"/>
    </style:style>
    <style:style style:name="co9" style:family="table-column">
      <style:table-column-properties fo:break-before="auto" style:column-width="123.39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6.5pt" fo:break-before="auto" style:use-optimal-row-height="true"/>
    </style:style>
    <style:style style:name="ta1" style:family="table" style:master-page-name="PageStyle_5f_Jan">
      <style:table-properties table:display="true" style:writing-mode="lr-tb"/>
    </style:style>
    <style:style style:name="ta2" style:family="table" style:master-page-name="PageStyle_5f_Feb">
      <style:table-properties table:display="true" style:writing-mode="lr-tb"/>
    </style:style>
    <style:style style:name="ta3" style:family="table" style:master-page-name="PageStyle_5f_Mar">
      <style:table-properties table:display="true" style:writing-mode="lr-tb"/>
    </style:style>
    <style:style style:name="ta4" style:family="table" style:master-page-name="PageStyle_5f_Apr">
      <style:table-properties table:display="true" style:writing-mode="lr-tb"/>
    </style:style>
    <style:style style:name="ta5" style:family="table" style:master-page-name="PageStyle_5f_May">
      <style:table-properties table:display="true" style:writing-mode="lr-tb"/>
    </style:style>
    <style:style style:name="ta6" style:family="table" style:master-page-name="PageStyle_5f_Jun">
      <style:table-properties table:display="true" style:writing-mode="lr-tb"/>
    </style:style>
    <style:style style:name="ta7" style:family="table" style:master-page-name="PageStyle_5f_Jul">
      <style:table-properties table:display="true" style:writing-mode="lr-tb"/>
    </style:style>
    <style:style style:name="ta8" style:family="table" style:master-page-name="PageStyle_5f_Aug">
      <style:table-properties table:display="true" style:writing-mode="lr-tb"/>
    </style:style>
    <style:style style:name="ta9" style:family="table" style:master-page-name="PageStyle_5f_Sep">
      <style:table-properties table:display="true" style:writing-mode="lr-tb"/>
    </style:style>
    <style:style style:name="ta10" style:family="table" style:master-page-name="PageStyle_5f_Oct">
      <style:table-properties table:display="true" style:writing-mode="lr-tb"/>
    </style:style>
    <style:style style:name="ta11" style:family="table" style:master-page-name="PageStyle_5f_Nov">
      <style:table-properties table:display="true" style:writing-mode="lr-tb"/>
    </style:style>
    <style:style style:name="ta12" style:family="table" style:master-page-name="PageStyle_5f_Dec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SC Regular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SC Regular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SC Regular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SC Regular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SC Regular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00">
      <style:table-cell-properties style:rotation-align="none"/>
      <style:text-properties fo:color="#444444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100">
      <style:table-cell-properties style:rotation-align="none"/>
      <style:text-properties fo:color="#444444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444444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宋体" style:font-style-asian="normal" style:font-weight-complex="normal" style:font-weight-asian="normal" style:font-size-complex="11pt" style:font-size-asian="11pt" style:font-name-asian="宋体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Noto Sans CJK SC Regular" style:font-name-asian="Noto Sans CJK SC Regular"/>
    </style:style>
    <style:style style:name="T3" style:family="text">
      <style:text-properties style:text-position="0% 100%" style:font-name="Noto Sans CJK SC Regular" style:font-style-asian="normal" style:font-weight-complex="normal" style:font-weight-asian="normal" style:font-size-complex="11pt" style:font-size-asian="11pt" style:font-name-asian="Noto Sans CJK SC Regular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Jan.T23" table:end-x="0.65pt" table:end-y="12.67pt" draw:z-index="0" draw:name="图表 1" draw:style-name="gr1" draw:text-style-name="P1" svg:width="567.86pt" svg:height="309.66pt" svg:x="0.74pt" svg:y="0pt">
              <loext:p draw:notify-on-update-of-ranges="Jan.A2:Jan.A33 Jan.B1:Jan.B1 Jan.B2:Jan.B33 Jan.C1:Jan.C1 Jan.C2:Jan.C33 Jan.D1:Jan.D1 Jan.D2:Jan.D33 Jan.E1:Jan.E1 Jan.E2:Jan.E33 Jan.F1:Jan.F1 Jan.F2:Jan.F3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音箱</text:p>
          </table:table-cell>
          <table:table-cell table:style-name="ce1" table:formula="of:=SUM([.B2:.G2])" office:value-type="float" office:value="58" calcext:value-type="float">
            <text:p>58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6.5" calcext:value-type="float">
            <text:p>6.5</text:p>
          </table:table-cell>
          <table:table-cell table:style-name="ce1"/>
          <table:table-cell table:style-name="ce3" office:value-type="string" calcext:value-type="string">
            <text:p>插座</text:p>
          </table:table-cell>
          <table:table-cell table:style-name="ce1" table:formula="of:=SUM([.B3:.G3])" office:value-type="float" office:value="26" calcext:value-type="float">
            <text:p>26</text:p>
          </table:table-cell>
          <table:table-cell table:number-columns-repeated="10"/>
          <table:table-cell office:value-type="float" office:value="88.88" calcext:value-type="float">
            <text:p>88.88</text:p>
          </table:table-cell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table:number-columns-repeated="3"/>
          <table:table-cell table:style-name="ce3"/>
          <table:table-cell table:style-name="ce1" table:formula="of:=SUM([.B4:.G4])" office:value-type="float" office:value="17" calcext:value-type="float">
            <text:p>17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5" calcext:value-type="float">
            <text:p>7.5</text:p>
          </table:table-cell>
          <table:table-cell table:style-name="ce1" table:number-columns-repeated="3"/>
          <table:table-cell table:style-name="ce3"/>
          <table:table-cell table:style-name="ce1" table:formula="of:=SUM([.B5:.G5])" office:value-type="float" office:value="18.5" calcext:value-type="float">
            <text:p>18.5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.5" calcext:value-type="float">
            <text:p>7.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3" office:value-type="string" calcext:value-type="string">
            <text:p>水费</text:p>
          </table:table-cell>
          <table:table-cell table:style-name="ce1" table:formula="of:=SUM([.B6:.F6])" office:value-type="float" office:value="37" calcext:value-type="float">
            <text:p>37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office:value-type="string" calcext:value-type="string">
            <text:p>电费</text:p>
          </table:table-cell>
          <table:table-cell table:style-name="ce1" table:formula="of:=SUM([.B7:.F7])" office:value-type="float" office:value="27.5" calcext:value-type="float">
            <text:p>27.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3" office:value-type="string" calcext:value-type="string">
            <text:p>车票</text:p>
          </table:table-cell>
          <table:table-cell table:style-name="ce1" table:formula="of:=SUM([.B8:.F8])" office:value-type="float" office:value="38" calcext:value-type="float">
            <text:p>38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机箱</text:p>
          </table:table-cell>
          <table:table-cell table:style-name="ce1" table:formula="of:=SUM([.B9:.F9])" office:value-type="float" office:value="68" calcext:value-type="float">
            <text:p>68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78" calcext:value-type="float">
            <text:p>178</text:p>
          </table:table-cell>
          <table:table-cell table:style-name="ce1"/>
          <table:table-cell table:style-name="ce3" office:value-type="string" calcext:value-type="string">
            <text:p>内存</text:p>
          </table:table-cell>
          <table:table-cell table:style-name="ce1" table:formula="of:=SUM([.B10:.F10])" office:value-type="float" office:value="199.5" calcext:value-type="float">
            <text:p>199.5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地铁、车卡</text:p>
          </table:table-cell>
          <table:table-cell table:style-name="ce1" table:formula="of:=SUM([.B11:.G11])" office:value-type="float" office:value="31" calcext:value-type="float">
            <text:p>31</text:p>
          </table:table-cell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 table:style-name="ce1" office:value-type="float" office:value="100" calcext:value-type="float">
            <text:p>100</text:p>
          </table:table-cell>
          <table:table-cell table:style-name="ce1"/>
          <table:table-cell office:value-type="string" calcext:value-type="string">
            <text:p>显卡</text:p>
          </table:table-cell>
          <table:table-cell table:style-name="ce1" table:formula="of:=SUM([.B12:.F12])" office:value-type="float" office:value="100" calcext:value-type="float">
            <text:p>100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19.41" calcext:value-type="float">
            <text:p>19.41</text:p>
          </table:table-cell>
          <table:table-cell table:style-name="ce1" office:value-type="float" office:value="37.9" calcext:value-type="float">
            <text:p>37.9</text:p>
          </table:table-cell>
          <table:table-cell table:style-name="ce3" office:value-type="string" calcext:value-type="string">
            <text:p>灯、超市</text:p>
          </table:table-cell>
          <table:table-cell table:style-name="ce1" table:formula="of:=SUM([.B13:.G13])" office:value-type="float" office:value="57.31" calcext:value-type="float">
            <text:p>57.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3" office:value-type="string" calcext:value-type="string">
            <text:p>现金</text:p>
          </table:table-cell>
          <table:table-cell table:style-name="ce1" table:formula="of:=SUM([.B14:.G14])" office:value-type="float" office:value="23" calcext:value-type="float">
            <text:p>23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手机卡、车卡</text:p>
          </table:table-cell>
          <table:table-cell table:style-name="ce1" table:formula="of:=SUM([.B15:.G15])" office:value-type="float" office:value="50" calcext:value-type="float">
            <text:p>50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4"/>
          <table:table-cell table:style-name="ce1" office:value-type="float" office:value="46.9" calcext:value-type="float">
            <text:p>46.9</text:p>
          </table:table-cell>
          <table:table-cell table:style-name="ce1"/>
          <table:table-cell table:style-name="ce3" office:value-type="string" calcext:value-type="string">
            <text:p>饼干</text:p>
          </table:table-cell>
          <table:table-cell table:style-name="ce1" table:formula="of:=SUM([.B16:.F16])" office:value-type="float" office:value="46.9" calcext:value-type="float">
            <text:p>46.9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4"/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电视、驾驶证</text:p>
          </table:table-cell>
          <table:table-cell table:style-name="ce1" table:formula="of:=SUM([.B17:.G17])" office:value-type="float" office:value="2458" calcext:value-type="float">
            <text:p>2458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4"/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3" office:value-type="string" calcext:value-type="string">
            <text:p>京东</text:p>
          </table:table-cell>
          <table:table-cell table:style-name="ce1" table:formula="of:=SUM([.B18:.F18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4"/>
          <table:table-cell table:style-name="ce1" office:value-type="float" office:value="21.59" calcext:value-type="float">
            <text:p>21.59</text:p>
          </table:table-cell>
          <table:table-cell table:style-name="ce1"/>
          <table:table-cell table:style-name="ce3" office:value-type="string" calcext:value-type="string">
            <text:p>京东</text:p>
          </table:table-cell>
          <table:table-cell table:style-name="ce1" table:formula="of:=SUM([.B19:.F19])" office:value-type="float" office:value="21.59" calcext:value-type="float">
            <text:p>21.59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6"/>
          <table:table-cell table:style-name="ce3"/>
          <table:table-cell table:style-name="ce1" table:formula="of:=SUM([.B20:.G20])" office:value-type="float" office:value="0" calcext:value-type="float">
            <text:p>0</text:p>
          </table:table-cell>
          <table:table-cell table:number-columns-repeated="9"/>
          <table:table-cell>
            <draw:frame table:end-cell-address="Jan.Y32" table:end-x="6.09pt" table:end-y="9.98pt" draw:z-index="1" draw:name="图表 2" draw:style-name="gr1" draw:text-style-name="P1" svg:width="359.38pt" svg:height="167.56pt" svg:x="24.72pt" svg:y="4.42pt">
              <loext:p draw:notify-on-update-of-ranges="Jan.K31:Jan.Q31 Jan.J32:Jan.J32 Jan.K32:Jan.Q3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4"/>
          <table:table-cell table:style-name="ce1" office:value-type="float" office:value="33.9" calcext:value-type="float">
            <text:p>33.9</text:p>
          </table:table-cell>
          <table:table-cell table:style-name="ce1"/>
          <table:table-cell table:style-name="ce3" office:value-type="string" calcext:value-type="string">
            <text:p>药</text:p>
          </table:table-cell>
          <table:table-cell table:style-name="ce1" table:formula="of:=SUM([.B21:.G21])" office:value-type="float" office:value="33.9" calcext:value-type="float">
            <text:p>33.9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4"/>
          <table:table-cell table:style-name="ce1" office:value-type="float" office:value="11.7" calcext:value-type="float">
            <text:p>11.7</text:p>
          </table:table-cell>
          <table:table-cell table:style-name="ce1"/>
          <table:table-cell table:style-name="ce3" office:value-type="string" calcext:value-type="string">
            <text:p>医院</text:p>
          </table:table-cell>
          <table:table-cell table:style-name="ce1" table:formula="of:=SUM([.B22:.F22])" office:value-type="float" office:value="11.7" calcext:value-type="float">
            <text:p>11.7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style-name="ce1" office:value-type="float" office:value="51.5" calcext:value-type="float">
            <text:p>51.5</text:p>
          </table:table-cell>
          <table:table-cell table:style-name="ce1"/>
          <table:table-cell table:style-name="ce3" office:value-type="string" calcext:value-type="string">
            <text:p>京东</text:p>
          </table:table-cell>
          <table:table-cell table:style-name="ce1" table:formula="of:=SUM([.B23:.F23])" office:value-type="float" office:value="51.5" calcext:value-type="float">
            <text:p>51.5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6"/>
          <table:table-cell table:style-name="ce3"/>
          <table:table-cell table:style-name="ce1" table:formula="of:=SUM([.B24:.G24])" office:value-type="float" office:value="0" calcext:value-type="float">
            <text:p>0</text:p>
          </table:table-cell>
          <table:table-cell office:value-type="string" calcext:value-type="string">
            <text:p>期初余额</text:p>
          </table:table-cell>
          <table:table-cell office:value-type="string" calcext:value-type="string">
            <text:p>卡</text:p>
          </table:table-cell>
          <table:table-cell office:value-type="string" calcext:value-type="string">
            <text:p>余额</text:p>
          </table:table-cell>
          <table:table-cell office:value-type="string" calcext:value-type="string">
            <text:p>存</text:p>
          </table:table-cell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3"/>
          <table:table-cell table:style-name="ce1" table:formula="of:=SUM([.B25:.G25])" office:value-type="float" office:value="0" calcext:value-type="float">
            <text:p>0</text:p>
          </table:table-cell>
          <table:table-cell office:value-type="float" office:value="3627" calcext:value-type="float">
            <text:p>3627</text:p>
          </table:table-cell>
          <table:table-cell office:value-type="float" office:value="110" calcext:value-type="float">
            <text:p>110</text:p>
          </table:table-cell>
          <table:table-cell table:formula="of:=[.J25]-SUM([.I1:.I32])-[.K25]+[.M25]" office:value-type="float" office:value="2461.7" calcext:value-type="float">
            <text:p>2461.7</text:p>
          </table:table-cell>
          <table:table-cell office:value-type="float" office:value="2445" calcext:value-type="float">
            <text:p>2445</text:p>
          </table:table-cell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6"/>
          <table:table-cell table:style-name="ce3"/>
          <table:table-cell table:style-name="ce1" table:formula="of:=SUM([.B26:.G26])" office:value-type="float" office:value="0" calcext:value-type="float">
            <text:p>0</text:p>
          </table:table-cell>
          <table:table-cell office:value-type="string" calcext:value-type="string">
            <text:p>现金</text:p>
          </table:table-cell>
          <table:table-cell office:value-type="float" office:value="36" calcext:value-type="float">
            <text:p>36</text:p>
          </table:table-cell>
          <table:table-cell office:value-type="float" office:value="1774" calcext:value-type="float">
            <text:p>1774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7"/>
          <table:table-cell table:style-name="ce1" table:formula="of:=SUM([.B27:.G27])" office:value-type="float" office:value="0" calcext:value-type="float">
            <text:p>0</text:p>
          </table:table-cell>
          <table:table-cell table:number-columns-repeated="2"/>
          <table:table-cell table:formula="of:=SUM([.K25:.L26])" office:value-type="float" office:value="4381.7" calcext:value-type="float">
            <text:p>4381.7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7"/>
          <table:table-cell table:style-name="ce1" table:formula="of:=SUM([.B28:.G2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7"/>
          <table:table-cell table:style-name="ce1" table:formula="of:=SUM([.B29:.G2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超市</text:p>
          </table:table-cell>
          <table:table-cell table:style-name="ce1" table:formula="of:=SUM([.B30:.F30])" office:value-type="float" office:value="30" calcext:value-type="float">
            <text:p>30</text:p>
          </table:table-cell>
          <table:table-cell table:number-columns-repeated="2"/>
          <table:table-cell office:value-type="float" office:value="1275" calcext:value-type="float">
            <text:p>1275</text:p>
          </table:table-cell>
          <table:table-cell table:formula="of:=SUM([.L27:.L30])" office:value-type="float" office:value="5656.7" calcext:value-type="float">
            <text:p>5656.7</text:p>
          </table:table-cell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7"/>
          <table:table-cell table:style-name="ce1" table:formula="of:=SUM([.B31:.G31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"/>
          <table:table-cell table:style-name="ce1" office:value-type="float" office:value="77.9" calcext:value-type="float">
            <text:p>77.9</text:p>
          </table:table-cell>
          <table:table-cell table:style-name="ce1"/>
          <table:table-cell table:style-name="ce3" office:value-type="string" calcext:value-type="string">
            <text:p>京东</text:p>
          </table:table-cell>
          <table:table-cell table:style-name="ce1" table:formula="of:=SUM([.B32:.G32])" office:value-type="float" office:value="77.9" calcext:value-type="float">
            <text:p>77.9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98" calcext:value-type="float">
            <text:p>98</text:p>
          </table:table-cell>
          <table:table-cell table:style-name="ce1" table:formula="of:=SUM([.$D$2:.$D$32])" office:value-type="float" office:value="88" calcext:value-type="float">
            <text:p>88</text:p>
          </table:table-cell>
          <table:table-cell table:style-name="ce1" table:formula="of:=SUM([.$E$2:.$E$32])" office:value-type="float" office:value="7" calcext:value-type="float">
            <text:p>7</text:p>
          </table:table-cell>
          <table:table-cell table:style-name="ce1" table:formula="of:=SUM([.$F$2:.$G$31])" office:value-type="float" office:value="3229.4" calcext:value-type="float">
            <text:p>3229.4</text:p>
          </table:table-cell>
          <table:table-cell table:style-name="ce1"/>
          <table:table-cell table:style-name="ce1" table:formula="of:=SUM([.$I$2:.$I$32])" office:value-type="float" office:value="3500.3" calcext:value-type="float">
            <text:p>3500.3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4" table:formula="of:=AVERAGE([.B2:.B31])" office:value-type="string" office:string-value="" calcext:value-type="error">
            <text:p>#DIV/0!</text:p>
          </table:table-cell>
          <table:table-cell table:style-name="ce4" table:formula="of:=AVERAGE([.C2:.C31])" office:value-type="float" office:value="8.90909090909091" calcext:value-type="float">
            <text:p>8.91</text:p>
          </table:table-cell>
          <table:table-cell table:style-name="ce4" table:formula="of:=AVERAGE([.D2:.D31])" office:value-type="float" office:value="9.77777777777778" calcext:value-type="float">
            <text:p>9.78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" table:style-name="ta2">
        <table:table-column table:style-name="co1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Feb.T23" table:end-x="0.65pt" table:end-y="12.67pt" draw:z-index="0" draw:name="图表 1" draw:style-name="gr1" draw:text-style-name="P1" svg:width="567.86pt" svg:height="309.66pt" svg:x="0.74pt" svg:y="0pt">
              <loext:p draw:notify-on-update-of-ranges="Feb.A2:Feb.A33 Feb.B1:Feb.B1 Feb.B2:Feb.B33 Feb.C1:Feb.C1 Feb.C2:Feb.C33 Feb.D1:Feb.D1 Feb.D2:Feb.D33 Feb.E1:Feb.E1 Feb.E2:Feb.E33 Feb.F1:Feb.F1 Feb.F2:Feb.F3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合计</text:p>
          </table:table-cell>
          <table:table-cell table:formula="of:=SUM([.U2:.U27])" office:value-type="float" office:value="637" calcext:value-type="float">
            <text:p>637</text:p>
          </table:table-cell>
          <table:table-cell table:formula="of:=SUM([.V2:.V17])" office:value-type="float" office:value="448.8" calcext:value-type="float">
            <text:p>448.8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table:formula="of:=SUM([.B2:.G2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签证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table:formula="of:=SUM([.B3:.G3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火车票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100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table:formula="of:=SUM([.B4:.G4])" office:value-type="float" office:value="0" calcext:value-type="float">
            <text:p>0</text:p>
          </table:table-cell>
          <table:table-cell table:number-columns-repeated="10"/>
          <table:table-cell table:style-name="ce5" office:value-type="string" calcext:value-type="string">
            <text:p><text:span text:style-name="T1">23</text:span><text:span text:style-name="T2">号酒店</text:span>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table:formula="of:=SUM([.B5:.G5])" office:value-type="float" office:value="0" calcext:value-type="float">
            <text:p>0</text:p>
          </table:table-cell>
          <table:table-cell table:number-columns-repeated="10"/>
          <table:table-cell table:style-name="ce5" office:value-type="string" calcext:value-type="string">
            <text:p><text:span text:style-name="T1">24</text:span><text:span text:style-name="T2">号酒店</text:span>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0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4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车卡</text:p>
          </table:table-cell>
          <table:table-cell table:style-name="ce1" table:formula="of:=SUM([.B6:.G6])" office:value-type="float" office:value="20" calcext:value-type="float">
            <text:p>20</text:p>
          </table:table-cell>
          <table:table-cell table:number-columns-repeated="10"/>
          <table:table-cell table:style-name="ce5" office:value-type="string" calcext:value-type="string">
            <text:p><text:span text:style-name="T1">25</text:span><text:span text:style-name="T2">号酒店</text:span>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超市</text:p>
          </table:table-cell>
          <table:table-cell table:style-name="ce1" table:formula="of:=SUM([.B7:.G7])" office:value-type="float" office:value="54.8" calcext:value-type="float">
            <text:p>54.8</text:p>
          </table:table-cell>
          <table:table-cell table:number-columns-repeated="10"/>
          <table:table-cell office:value-type="string" calcext:value-type="string">
            <text:p>欢乐谷门票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1" table:formula="of:=SUM([.B8:.G8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租车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table:formula="of:=SUM([.B9:.G9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流量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现金</text:p>
          </table:table-cell>
          <table:table-cell table:style-name="ce1" table:formula="of:=SUM([.B10:.G10])"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电影</text:p>
          </table:table-cell>
          <table:table-cell table:number-columns-repeated="100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5.2" calcext:value-type="float">
            <text:p>5.2</text:p>
          </table:table-cell>
          <table:table-cell office:value-type="string" calcext:value-type="string">
            <text:p>电池</text:p>
          </table:table-cell>
          <table:table-cell table:style-name="ce1" table:formula="of:=SUM([.B11:.G11])" office:value-type="float" office:value="46.2" calcext:value-type="float">
            <text:p>46.2</text:p>
          </table:table-cell>
          <table:table-cell table:number-columns-repeated="10"/>
          <table:table-cell office:value-type="string" calcext:value-type="string">
            <text:p>现金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显卡</text:p>
          </table:table-cell>
          <table:table-cell table:style-name="ce1" table:formula="of:=SUM([.B12:.G12])"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火车票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85.5" calcext:value-type="float">
            <text:p>85.5</text:p>
          </table:table-cell>
          <table:table-cell table:style-name="ce1" table:number-columns-repeated="2"/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地铁</text:p>
          </table:table-cell>
          <table:table-cell table:style-name="ce1" table:formula="of:=SUM([.B13:.G13])" office:value-type="float" office:value="97.5" calcext:value-type="float">
            <text:p>97.5</text:p>
          </table:table-cell>
          <table:table-cell table:number-columns-repeated="10"/>
          <table:table-cell table:style-name="ce5" office:value-type="string" calcext:value-type="string">
            <text:p><text:span text:style-name="T1">23</text:span><text:span text:style-name="T2">午餐</text:span></text:p>
          </table:table-cell>
          <table:table-cell office:value-type="float" office:value="9.5" calcext:value-type="float">
            <text:p>9.5</text:p>
          </table:table-cell>
          <table:table-cell table:number-columns-repeated="100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面包、车卡</text:p>
          </table:table-cell>
          <table:table-cell table:style-name="ce1" table:formula="of:=SUM([.B14:.G14])"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table:number-columns-repeated="100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7"/>
          <table:table-cell table:style-name="ce1" table:formula="of:=SUM([.B15:.G15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晚餐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  <table:table-cell table:style-name="ce1" table:formula="of:=SUM([.B16:.G16])"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水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number-columns-repeated="100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table:formula="of:=SUM([.B17:.G17])" office:value-type="float" office:value="0" calcext:value-type="float">
            <text:p>0</text:p>
          </table:table-cell>
          <table:table-cell table:number-columns-repeated="10"/>
          <table:table-cell table:style-name="ce5" office:value-type="string" calcext:value-type="string">
            <text:p><text:span text:style-name="T1">24</text:span><text:span text:style-name="T2">早餐</text:span></text:p>
          </table:table-cell>
          <table:table-cell office:value-type="float" office:value="10.5" calcext:value-type="float">
            <text:p>10.5</text:p>
          </table:table-cell>
          <table:table-cell table:number-columns-repeated="100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4"/>
          <table:table-cell table:style-name="ce1" office:value-type="float" office:value="72.38" calcext:value-type="float">
            <text:p>72.38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string" calcext:value-type="string">
            <text:p>京东、超市</text:p>
          </table:table-cell>
          <table:table-cell table:style-name="ce1" table:formula="of:=SUM([.B18:.G18])" office:value-type="float" office:value="81.98" calcext:value-type="float">
            <text:p>81.98</text:p>
          </table:table-cell>
          <table:table-cell table:number-columns-repeated="10"/>
          <table:table-cell office:value-type="string" calcext:value-type="string">
            <text:p>打车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table:number-columns-repeated="100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5.66" calcext:value-type="float">
            <text:p>5.66</text:p>
          </table:table-cell>
          <table:table-cell table:style-name="ce1" table:number-columns-repeated="2"/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string" calcext:value-type="string">
            <text:p>电影、淘宝</text:p>
          </table:table-cell>
          <table:table-cell table:style-name="ce1" table:formula="of:=SUM([.B19:.G19])" office:value-type="float" office:value="131.96" calcext:value-type="float">
            <text:p>131.96</text:p>
          </table:table-cell>
          <table:table-cell table:number-columns-repeated="10"/>
          <table:table-cell office:value-type="string" calcext:value-type="string">
            <text:p>午餐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string" calcext:value-type="string">
            <text:p>超市、单车</text:p>
          </table:table-cell>
          <table:table-cell table:style-name="ce1" table:formula="of:=SUM([.B20:.G20])" office:value-type="float" office:value="84.6" calcext:value-type="float">
            <text:p>84.6</text:p>
          </table:table-cell>
          <table:table-cell table:number-columns-repeated="10"/>
          <table:table-cell office:value-type="string" calcext:value-type="string">
            <text:p>停车费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4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车卡</text:p>
          </table:table-cell>
          <table:table-cell table:style-name="ce1" table:formula="of:=SUM([.B21:.G21])" office:value-type="float" office:value="20" calcext:value-type="float">
            <text:p>20</text:p>
          </table:table-cell>
          <table:table-cell table:number-columns-repeated="10"/>
          <table:table-cell office:value-type="string" calcext:value-type="string">
            <text:p>宵夜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4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车贴</text:p>
          </table:table-cell>
          <table:table-cell table:style-name="ce1" table:formula="of:=SUM([.B22:.G22])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高速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5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摩拜押金</text:p>
          </table:table-cell>
          <table:table-cell table:style-name="ce1" table:formula="of:=SUM([.B23:.G23])"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油费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车卡、电费</text:p>
          </table:table-cell>
          <table:table-cell table:style-name="ce1" table:formula="of:=SUM([.B24:.G24])" office:value-type="float" office:value="58" calcext:value-type="float">
            <text:p>58</text:p>
          </table:table-cell>
          <table:table-cell office:value-type="string" calcext:value-type="string">
            <text:p>期初余额</text:p>
          </table:table-cell>
          <table:table-cell office:value-type="string" calcext:value-type="string">
            <text:p>卡</text:p>
          </table:table-cell>
          <table:table-cell office:value-type="string" calcext:value-type="string">
            <text:p>余额</text:p>
          </table:table-cell>
          <table:table-cell office:value-type="string" calcext:value-type="string">
            <text:p>存</text:p>
          </table:table-cell>
          <table:table-cell table:number-columns-repeated="6"/>
          <table:table-cell table:style-name="ce5" office:value-type="string" calcext:value-type="string">
            <text:p><text:span text:style-name="T1">25</text:span><text:span text:style-name="T2">午餐</text:span>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4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预授权</text:p>
          </table:table-cell>
          <table:table-cell table:style-name="ce1" table:formula="of:=SUM([.B25:.G25])" office:value-type="float" office:value="13" calcext:value-type="float">
            <text:p>13</text:p>
          </table:table-cell>
          <table:table-cell office:value-type="float" office:value="2572" calcext:value-type="float">
            <text:p>2572</text:p>
          </table:table-cell>
          <table:table-cell office:value-type="float" office:value="30" calcext:value-type="float">
            <text:p>30</text:p>
          </table:table-cell>
          <table:table-cell table:formula="of:=[.J25]-SUM([.I1:.I32])-[.K25]+[.M25]" office:value-type="float" office:value="2230.56" calcext:value-type="float">
            <text:p>2230.56</text:p>
          </table:table-cell>
          <table:table-cell office:value-type="float" office:value="1387" calcext:value-type="float">
            <text:p>1387</text:p>
          </table:table-cell>
          <table:table-cell table:number-columns-repeated="6"/>
          <table:table-cell office:value-type="string" calcext:value-type="string">
            <text:p>澳门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637" calcext:value-type="float">
            <text:p>637</text:p>
          </table:table-cell>
          <table:table-cell table:style-name="ce1"/>
          <table:table-cell table:style-name="ce1" office:value-type="string" calcext:value-type="string">
            <text:p>旅游</text:p>
          </table:table-cell>
          <table:table-cell table:style-name="ce1" table:formula="of:=SUM([.B26:.G26])" office:value-type="float" office:value="645" calcext:value-type="float">
            <text:p>645</text:p>
          </table:table-cell>
          <table:table-cell office:value-type="string" calcext:value-type="string">
            <text:p>现金</text:p>
          </table:table-cell>
          <table:table-cell/>
          <table:table-cell office:value-type="float" office:value="1783" calcext:value-type="float">
            <text:p>1783</text:p>
          </table:table-cell>
          <table:table-cell table:number-columns-repeated="7"/>
          <table:table-cell office:value-type="string" calcext:value-type="string">
            <text:p>水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table:formula="of:=SUM([.B27:.G27])" office:value-type="float" office:value="15" calcext:value-type="float">
            <text:p>15</text:p>
          </table:table-cell>
          <table:table-cell table:number-columns-repeated="2"/>
          <table:table-cell table:formula="of:=SUM([.K25:.L26])" office:value-type="float" office:value="4043.56" calcext:value-type="float">
            <text:p>4043.56</text:p>
          </table:table-cell>
          <table:table-cell table:number-columns-repeated="7"/>
          <table:table-cell office:value-type="string" calcext:value-type="string">
            <text:p>机场快线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1" office:value-type="float" office:value="11.4" calcext:value-type="float">
            <text:p>11.4</text:p>
          </table:table-cell>
          <table:table-cell table:style-name="ce1"/>
          <table:table-cell table:style-name="ce1" table:formula="of:=SUM([.B28:.G28])" office:value-type="float" office:value="18.4" calcext:value-type="float">
            <text:p>18.4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药</text:p>
          </table:table-cell>
          <table:table-cell table:style-name="ce1"/>
          <table:table-cell table:style-name="ce1" table:formula="of:=SUM([.B29:.G29])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>
            <draw:frame table:end-cell-address="Feb.W41" table:end-x="47.57pt" table:end-y="6.43pt" draw:z-index="1" draw:name="图表 2" draw:style-name="gr1" draw:text-style-name="P1" svg:width="350.22pt" svg:height="167.56pt" svg:x="12.36pt" svg:y="0.88pt">
              <loext:p draw:notify-on-update-of-ranges="Feb.K31:Feb.Q31 Feb.J32:Feb.J32 Feb.K32:Feb.Q3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style-name="ce1" table:number-columns-repeated="8"/>
          <table:table-cell table:style-name="ce1" table:formula="of:=SUM([.B30:.G30])" office:value-type="float" office:value="0" calcext:value-type="float">
            <text:p>0</text:p>
          </table:table-cell>
          <table:table-cell table:number-columns-repeated="2"/>
          <table:table-cell office:value-type="float" office:value="1275" calcext:value-type="float">
            <text:p>1275</text:p>
          </table:table-cell>
          <table:table-cell table:formula="of:=SUM([.L27:.L30])" office:value-type="float" office:value="5318.56" calcext:value-type="float">
            <text:p>5318.56</text:p>
          </table:table-cell>
          <table:table-cell table:number-columns-repeated="1011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182.16" calcext:value-type="float">
            <text:p>182.16</text:p>
          </table:table-cell>
          <table:table-cell table:style-name="ce1" table:formula="of:=SUM([.$D$2:.$D$32])" office:value-type="float" office:value="31" calcext:value-type="float">
            <text:p>31</text:p>
          </table:table-cell>
          <table:table-cell table:style-name="ce1" table:formula="of:=SUM([.$E$2:.$E$32])" office:value-type="float" office:value="30" calcext:value-type="float">
            <text:p>30</text:p>
          </table:table-cell>
          <table:table-cell table:style-name="ce1" table:formula="of:=SUM([.$F$2:.$G$31])" office:value-type="float" office:value="1455.28" calcext:value-type="float">
            <text:p>1455.28</text:p>
          </table:table-cell>
          <table:table-cell table:style-name="ce1"/>
          <table:table-cell table:style-name="ce1" table:formula="of:=SUM([.$I$2:.$I$32])" office:value-type="float" office:value="1698.44" calcext:value-type="float">
            <text:p>1698.44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4" table:formula="of:=AVERAGE([.B2:.B31])" office:value-type="string" office:string-value="" calcext:value-type="error">
            <text:p>#DIV/0!</text:p>
          </table:table-cell>
          <table:table-cell table:style-name="ce4" table:formula="of:=AVERAGE([.C2:.C31])" office:value-type="float" office:value="26.0228571428571" calcext:value-type="float">
            <text:p>26.02</text:p>
          </table:table-cell>
          <table:table-cell table:style-name="ce4" table:formula="of:=AVERAGE([.D2:.D31])" office:value-type="float" office:value="15.5" calcext:value-type="float">
            <text:p>15.50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" table:style-name="ta3">
        <table:table-column table:style-name="co1" table:number-columns-repeated="2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7" table:default-cell-style-name="ce2"/>
        <table:table-column table:style-name="co7" table:default-cell-style-name="ce2"/>
        <table:table-column table:style-name="co4" table:number-columns-repeated="1003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Mar.T23" table:end-x="0.65pt" table:end-y="12.67pt" draw:z-index="0" draw:name="图表 1" draw:style-name="gr1" draw:text-style-name="P1" svg:width="567.86pt" svg:height="309.66pt" svg:x="0.74pt" svg:y="0pt">
              <loext:p draw:notify-on-update-of-ranges="Mar.A2:Mar.A33 Mar.B1:Mar.B1 Mar.B2:Mar.B33 Mar.C1:Mar.C1 Mar.C2:Mar.C33 Mar.D1:Mar.D1 Mar.D2:Mar.D33 Mar.E1:Mar.E1 Mar.E2:Mar.E33 Mar.F1:Mar.F1 Mar.F2:Mar.F3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水果</text:p>
          </table:table-cell>
          <table:table-cell table:style-name="ce1" table:formula="of:=SUM([.B2:.G2])" office:value-type="float" office:value="39" calcext:value-type="float">
            <text:p>39</text:p>
          </table:table-cell>
          <table:table-cell table:number-columns-repeated="10"/>
          <table:table-cell table:style-name="ce7" table:number-columns-spanned="1" table:number-rows-spanned="6"/>
          <table:table-cell table:number-columns-repeated="100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3.5" calcext:value-type="float">
            <text:p>3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薯片</text:p>
          </table:table-cell>
          <table:table-cell table:style-name="ce1" table:formula="of:=SUM([.B3:.G3])" office:value-type="float" office:value="61" calcext:value-type="float">
            <text:p>61</text:p>
          </table:table-cell>
          <table:table-cell table:number-columns-repeated="10"/>
          <table:covered-table-cell table:style-name="ce7"/>
          <table:table-cell table:style-name="ce8"/>
          <table:table-cell table:number-columns-repeated="100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.5" calcext:value-type="float">
            <text:p>70.5</text:p>
          </table:table-cell>
          <table:table-cell table:style-name="ce1" office:value-type="string" calcext:value-type="string">
            <text:p>现金、淘宝</text:p>
          </table:table-cell>
          <table:table-cell table:style-name="ce1" table:formula="of:=SUM([.B4:.G4])" office:value-type="float" office:value="121.5" calcext:value-type="float">
            <text:p>121.5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float" office:value="9.5" calcext:value-type="float">
            <text:p>9.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水票</text:p>
          </table:table-cell>
          <table:table-cell table:style-name="ce1" table:formula="of:=SUM([.B5:.G5])" office:value-type="float" office:value="35" calcext:value-type="float">
            <text:p>35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string" calcext:value-type="string">
            <text:p><text:span text:style-name="T3">单车、魅蓝</text:span><text:span text:style-name="T4">X</text:span></text:p>
          </table:table-cell>
          <table:table-cell table:style-name="ce1" table:formula="of:=SUM([.B6:.G6])" office:value-type="float" office:value="54.8" calcext:value-type="float">
            <text:p>54.8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8.48" calcext:value-type="float">
            <text:p>108.48</text:p>
          </table:table-cell>
          <table:table-cell table:style-name="ce1"/>
          <table:table-cell table:style-name="ce1" office:value-type="string" calcext:value-type="string">
            <text:p>京东</text:p>
          </table:table-cell>
          <table:table-cell table:style-name="ce1" table:formula="of:=SUM([.B7:.G7])" office:value-type="float" office:value="139.48" calcext:value-type="float">
            <text:p>139.48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table:formula="of:=SUM([.B8:.G8])" office:value-type="float" office:value="21.5" calcext:value-type="float">
            <text:p>21.5</text:p>
          </table:table-cell>
          <table:table-cell table:number-columns-repeated="10"/>
          <table:table-cell table:style-name="ce7" table:number-columns-spanned="1" table:number-rows-spanned="7"/>
          <table:table-cell table:number-columns-repeated="100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77.1" calcext:value-type="float">
            <text:p>77.1</text:p>
          </table:table-cell>
          <table:table-cell table:style-name="ce1"/>
          <table:table-cell table:style-name="ce1" office:value-type="string" calcext:value-type="string">
            <text:p>超市</text:p>
          </table:table-cell>
          <table:table-cell table:style-name="ce1" table:formula="of:=SUM([.B9:.G9])" office:value-type="float" office:value="101.1" calcext:value-type="float">
            <text:p>101.1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.6" calcext:value-type="float">
            <text:p>13.6</text:p>
          </table:table-cell>
          <table:table-cell table:style-name="ce1"/>
          <table:table-cell table:style-name="ce1" office:value-type="string" calcext:value-type="string">
            <text:p>面</text:p>
          </table:table-cell>
          <table:table-cell table:style-name="ce1" table:formula="of:=SUM([.B10:.G10])" office:value-type="float" office:value="34.6" calcext:value-type="float">
            <text:p>34.6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3.4" calcext:value-type="float">
            <text:p>3.4</text:p>
          </table:table-cell>
          <table:table-cell table:style-name="ce1" office:value-type="string" calcext:value-type="string">
            <text:p>奶茶</text:p>
          </table:table-cell>
          <table:table-cell table:style-name="ce1" table:formula="of:=SUM([.B11:.G11])" office:value-type="float" office:value="8.4" calcext:value-type="float">
            <text:p>8.4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显卡、薯片</text:p>
          </table:table-cell>
          <table:table-cell table:style-name="ce1" table:formula="of:=SUM([.B12:.G12])" office:value-type="float" office:value="125" calcext:value-type="float">
            <text:p>125</text:p>
          </table:table-cell>
          <table:table-cell table:number-columns-repeated="10"/>
          <table:covered-table-cell table:style-name="ce7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17.32" calcext:value-type="float">
            <text:p>17.3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维他奶、超市</text:p>
          </table:table-cell>
          <table:table-cell table:style-name="ce1" table:formula="of:=SUM([.B13:.G13])" office:value-type="float" office:value="39.32" calcext:value-type="float">
            <text:p>39.32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3.732" calcext:value-type="float">
            <text:p>3.732</text:p>
          </table:table-cell>
          <table:table-cell table:style-name="ce1" office:value-type="float" office:value="7.5" calcext:value-type="float">
            <text:p>7.5</text:p>
          </table:table-cell>
          <table:table-cell table:style-name="ce1"/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19.32" calcext:value-type="float">
            <text:p>19.32</text:p>
          </table:table-cell>
          <table:table-cell table:style-name="ce1" office:value-type="string" calcext:value-type="string">
            <text:p>水果、饮料</text:p>
          </table:table-cell>
          <table:table-cell table:style-name="ce1" table:formula="of:=SUM([.B14:.G14])" office:value-type="float" office:value="51.452" calcext:value-type="float">
            <text:p>51.452</text:p>
          </table:table-cell>
          <table:table-cell table:number-columns-repeated="10"/>
          <table:covered-table-cell table:style-name="ce7"/>
          <table:table-cell>
            <draw:frame table:end-cell-address="Mar.Z26" table:end-x="32.57pt" table:end-y="13.49pt" draw:z-index="1" draw:name="图表 2" draw:style-name="gr1" draw:text-style-name="P1" svg:width="350.14pt" svg:height="167.56pt" svg:x="3.54pt" svg:y="7.94pt">
              <loext:p draw:notify-on-update-of-ranges="Mar.K31:Mar.Q31 Mar.J32:Mar.J32 Mar.K32:Mar.Q32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3.732" calcext:value-type="float">
            <text:p>3.732</text:p>
          </table:table-cell>
          <table:table-cell table:style-name="ce1" office:value-type="float" office:value="7.5" calcext:value-type="float">
            <text:p>7.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电费</text:p>
          </table:table-cell>
          <table:table-cell table:style-name="ce1" table:formula="of:=SUM([.B15:.G15])" office:value-type="float" office:value="31.232" calcext:value-type="float">
            <text:p>31.232</text:p>
          </table:table-cell>
          <table:table-cell table:number-columns-repeated="10"/>
          <table:table-cell table:style-name="ce7" table:number-columns-spanned="1" table:number-rows-spanned="7"/>
          <table:table-cell table:number-columns-repeated="100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table:formula="of:=SUM([.B16:.G16])" office:value-type="float" office:value="15.5" calcext:value-type="float">
            <text:p>15.5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3.732" calcext:value-type="float">
            <text:p>3.7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4.8" calcext:value-type="float">
            <text:p>4.8</text:p>
          </table:table-cell>
          <table:table-cell table:style-name="ce1" office:value-type="string" calcext:value-type="string">
            <text:p>团费</text:p>
          </table:table-cell>
          <table:table-cell table:style-name="ce1" table:formula="of:=SUM([.B17:.G17])" office:value-type="float" office:value="27.532" calcext:value-type="float">
            <text:p>27.532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7.82" calcext:value-type="float">
            <text:p>17.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京东、薏米</text:p>
          </table:table-cell>
          <table:table-cell table:style-name="ce1" table:formula="of:=SUM([.B18:.G18])" office:value-type="float" office:value="32.82" calcext:value-type="float">
            <text:p>32.82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table:number-columns-repeated="4"/>
          <table:table-cell table:style-name="ce1" table:formula="of:=SUM([.B19:.G19])" office:value-type="float" office:value="19" calcext:value-type="float">
            <text:p>19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table:style-name="ce1"/>
          <table:table-cell table:style-name="ce1" table:formula="of:=SUM([.B20:.G20])" office:value-type="float" office:value="12" calcext:value-type="float">
            <text:p>12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1" table:formula="of:=SUM([.B21:.G21])" office:value-type="float" office:value="27.5" calcext:value-type="float">
            <text:p>27.5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.732" calcext:value-type="float">
            <text:p>6.732</text:p>
          </table:table-cell>
          <table:table-cell table:style-name="ce1"/>
          <table:table-cell table:style-name="ce1" office:value-type="float" office:value="48.6" calcext:value-type="float">
            <text:p>48.6</text:p>
          </table:table-cell>
          <table:table-cell table:style-name="ce1"/>
          <table:table-cell table:style-name="ce1" office:value-type="string" calcext:value-type="string">
            <text:p>京东</text:p>
          </table:table-cell>
          <table:table-cell table:style-name="ce1" table:formula="of:=SUM([.B22:.G22])" office:value-type="float" office:value="69.332" calcext:value-type="float">
            <text:p>69.332</text:p>
          </table:table-cell>
          <table:table-cell table:number-columns-repeated="10"/>
          <table:table-cell table:style-name="ce7" table:number-columns-spanned="1" table:number-rows-spanned="7"/>
          <table:table-cell table:number-columns-repeated="100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纸巾、借</text:p>
          </table:table-cell>
          <table:table-cell table:style-name="ce1" table:formula="of:=SUM([.B23:.G23])" office:value-type="float" office:value="122.4" calcext:value-type="float">
            <text:p>122.4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table:style-name="ce1" office:value-type="float" office:value="7.3" calcext:value-type="float">
            <text:p>7.3</text:p>
          </table:table-cell>
          <table:table-cell table:style-name="ce1"/>
          <table:table-cell table:style-name="ce1" office:value-type="float" office:value="5.66" calcext:value-type="float">
            <text:p>5.6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京东、车票</text:p>
          </table:table-cell>
          <table:table-cell table:style-name="ce1" table:formula="of:=SUM([.B24:.G24])" office:value-type="float" office:value="101.96" calcext:value-type="float">
            <text:p>101.96</text:p>
          </table:table-cell>
          <table:table-cell office:value-type="string" calcext:value-type="string">
            <text:p>期初余额</text:p>
          </table:table-cell>
          <table:table-cell office:value-type="string" calcext:value-type="string">
            <text:p>卡</text:p>
          </table:table-cell>
          <table:table-cell office:value-type="string" calcext:value-type="string">
            <text:p>余额</text:p>
          </table:table-cell>
          <table:table-cell office:value-type="string" calcext:value-type="string">
            <text:p>存</text:p>
          </table:table-cell>
          <table:table-cell table:number-columns-repeated="6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水费</text:p>
          </table:table-cell>
          <table:table-cell table:style-name="ce1" table:formula="of:=SUM([.B25:.G25])" office:value-type="float" office:value="24.8" calcext:value-type="float">
            <text:p>24.8</text:p>
          </table:table-cell>
          <table:table-cell office:value-type="float" office:value="714" calcext:value-type="float">
            <text:p>714</text:p>
          </table:table-cell>
          <table:table-cell office:value-type="float" office:value="114" calcext:value-type="float">
            <text:p>114</text:p>
          </table:table-cell>
          <table:table-cell table:formula="of:=[.J25]-SUM([.I1:.I32])-[.K25]+[.M25]" office:value-type="float" office:value="2222.472" calcext:value-type="float">
            <text:p>2222.472</text:p>
          </table:table-cell>
          <table:table-cell office:value-type="float" office:value="3237" calcext:value-type="float">
            <text:p>3237</text:p>
          </table:table-cell>
          <table:table-cell table:number-columns-repeated="6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225" calcext:value-type="float">
            <text:p>10.2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水费</text:p>
          </table:table-cell>
          <table:table-cell table:style-name="ce1" table:formula="of:=SUM([.B26:.G26])" office:value-type="float" office:value="46.225" calcext:value-type="float">
            <text:p>46.225</text:p>
          </table:table-cell>
          <table:table-cell office:value-type="string" calcext:value-type="string">
            <text:p>现金</text:p>
          </table:table-cell>
          <table:table-cell office:value-type="float" office:value="299" calcext:value-type="float">
            <text:p>299</text:p>
          </table:table-cell>
          <table:table-cell table:number-columns-repeated="8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.225" calcext:value-type="float">
            <text:p>10.225</text:p>
          </table:table-cell>
          <table:table-cell table:style-name="ce1"/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ce1" office:value-type="string" calcext:value-type="string">
            <text:p>京东</text:p>
          </table:table-cell>
          <table:table-cell table:style-name="ce1" table:formula="of:=SUM([.B27:.G27])" office:value-type="float" office:value="105.225" calcext:value-type="float">
            <text:p>105.225</text:p>
          </table:table-cell>
          <table:table-cell table:number-columns-repeated="2"/>
          <table:table-cell table:formula="of:=SUM([.K25:.L26])" office:value-type="float" office:value="2635.472" calcext:value-type="float">
            <text:p>2635.472</text:p>
          </table:table-cell>
          <table:table-cell table:number-columns-repeated="7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0.225" calcext:value-type="float">
            <text:p>10.225</text:p>
          </table:table-cell>
          <table:table-cell table:style-name="ce1" table:number-columns-repeated="4"/>
          <table:table-cell table:style-name="ce1" table:formula="of:=SUM([.B28:.G28])" office:value-type="float" office:value="17.525" calcext:value-type="float">
            <text:p>17.525</text:p>
          </table:table-cell>
          <table:table-cell table:number-columns-repeated="10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44.8" calcext:value-type="float">
            <text:p>44.8</text:p>
          </table:table-cell>
          <table:table-cell table:style-name="ce1"/>
          <table:table-cell table:style-name="ce1" office:value-type="string" calcext:value-type="string">
            <text:p>衬衫</text:p>
          </table:table-cell>
          <table:table-cell table:style-name="ce1" table:formula="of:=SUM([.B29:.G29])" office:value-type="float" office:value="64.9" calcext:value-type="float">
            <text:p>64.9</text:p>
          </table:table-cell>
          <table:table-cell table:number-columns-repeated="2"/>
          <table:table-cell office:value-type="float" office:value="1275" calcext:value-type="float">
            <text:p>1275</text:p>
          </table:table-cell>
          <table:table-cell table:formula="of:=SUM([.L27:.L29])" office:value-type="float" office:value="3910.472" calcext:value-type="float">
            <text:p>3910.472</text:p>
          </table:table-cell>
          <table:table-cell table:number-columns-repeated="6"/>
          <table:table-cell table:style-name="ce7" table:number-columns-spanned="1" table:number-rows-spanned="4"/>
          <table:table-cell table:number-columns-repeated="100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0.225" calcext:value-type="float">
            <text:p>10.22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1" table:formula="of:=SUM([.B30:.G30])" office:value-type="float" office:value="28.725" calcext:value-type="float">
            <text:p>28.72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M29]+[.L30]" office:value-type="float" office:value="4910.472" calcext:value-type="float">
            <text:p>4910.472</text:p>
          </table:table-cell>
          <table:table-cell table:number-columns-repeated="6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 table:style-name="ce1" table:formula="of:=SUM([.B31:.G31])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2"/>
          <table:covered-table-cell table:style-name="ce7"/>
          <table:table-cell table:number-columns-repeated="100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6" office:value-type="float" office:value="7.2" calcext:value-type="float">
            <text:p>7.2</text:p>
          </table:table-cell>
          <table:table-cell table:style-name="ce1" office:value-type="float" office:value="9.5" calcext:value-type="float">
            <text:p>9.5</text:p>
          </table:table-cell>
          <table:table-cell table:style-name="ce1" table:number-columns-repeated="4"/>
          <table:table-cell table:style-name="ce1" table:formula="of:=SUM([.B32:.G32])" office:value-type="float" office:value="16.7" calcext:value-type="float">
            <text:p>16.7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243.096" calcext:value-type="float">
            <text:p>243.096</text:p>
          </table:table-cell>
          <table:table-cell table:style-name="ce1" table:formula="of:=SUM([.$D$2:.$D$32])" office:value-type="float" office:value="242.932" calcext:value-type="float">
            <text:p>242.932</text:p>
          </table:table-cell>
          <table:table-cell table:style-name="ce1" table:formula="of:=SUM([.$E$2:.$E$32])" office:value-type="float" office:value="75.5" calcext:value-type="float">
            <text:p>75.5</text:p>
          </table:table-cell>
          <table:table-cell table:style-name="ce1" table:formula="of:=SUM([.$F$2:.$G$31])" office:value-type="float" office:value="1053" calcext:value-type="float">
            <text:p>1053</text:p>
          </table:table-cell>
          <table:table-cell table:style-name="ce1"/>
          <table:table-cell table:style-name="ce1" table:formula="of:=SUM([.$I$2:.$I$32])" office:value-type="float" office:value="1614.528" calcext:value-type="float">
            <text:p>1614.528</text:p>
          </table:table-cell>
          <table:table-cell table:number-columns-repeated="2"/>
          <table:covered-table-cell table:style-name="ce7"/>
          <table:table-cell table:number-columns-repeated="1004"/>
        </table:table-row>
        <table:table-row table:style-name="ro1">
          <table:table-cell table:number-columns-repeated="10"/>
          <table:table-cell table:style-name="ce4" table:formula="of:=AVERAGE([.B2:.B31])" office:value-type="string" office:string-value="" calcext:value-type="error">
            <text:p>#DIV/0!</text:p>
          </table:table-cell>
          <table:table-cell table:style-name="ce4" table:formula="of:=AVERAGE([.C2:.C31])" office:value-type="float" office:value="8.13434482758621" calcext:value-type="float">
            <text:p>8.13</text:p>
          </table:table-cell>
          <table:table-cell table:style-name="ce4" table:formula="of:=AVERAGE([.D2:.D31])" office:value-type="float" office:value="8.33685714285714" calcext:value-type="float">
            <text:p>8.34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r" table:style-name="ta4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table:number-columns-repeated="2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Apr.U23" table:end-x="0.65pt" table:end-y="12.67pt" draw:z-index="0" draw:name="图表 1" draw:style-name="gr1" draw:text-style-name="P1" svg:width="567.86pt" svg:height="309.66pt" svg:x="0.74pt" svg:y="0pt">
              <loext:p draw:notify-on-update-of-ranges="Apr.A2:Apr.A33 Apr.B1:Apr.B1 Apr.B2:Apr.B33 Apr.C1:Apr.C1 Apr.C2:Apr.C33 Apr.D1:Apr.D1 Apr.D2:Apr.D33 Apr.E1:Apr.E1 Apr.E2:Apr.E33 Apr.F1:Apr.F1 Apr.F2:Apr.F3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1"/>
          <table:table-cell table:formula="of:=SUM([.W2:.W15])" office:value-type="float" office:value="315" calcext:value-type="float">
            <text:p>315</text:p>
          </table:table-cell>
          <table:table-cell table:formula="of:=SUM([.X2:.X9])" office:value-type="float" office:value="161" calcext:value-type="float">
            <text:p>161</text:p>
          </table:table-cell>
          <table:table-cell table:formula="of:=200-[.X1]"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.732" calcext:value-type="float">
            <text:p>3.73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水果、奶茶</text:p>
          </table:table-cell>
          <table:table-cell table:style-name="ce1" table:formula="of:=SUM([.B2:.H2])" office:value-type="float" office:value="152.732" calcext:value-type="float">
            <text:p>152.732</text:p>
          </table:table-cell>
          <table:table-cell table:number-columns-repeated="10"/>
          <table:table-cell table:style-name="ce10" table:formula="of:=SUM([.J2:.J4])-60" office:value-type="float" office:value="182.932" calcext:value-type="float" table:number-columns-spanned="1" table:number-rows-spanned="3">
            <text:p>182.932</text:p>
          </table:table-cell>
          <table:table-cell office:value-type="string" calcext:value-type="string">
            <text:p>签证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string" calcext:value-type="string">
            <text:p>纸巾、螺肉、超市</text:p>
          </table:table-cell>
          <table:table-cell table:style-name="ce1" table:formula="of:=SUM([.B3:.H3])" office:value-type="float" office:value="51.7" calcext:value-type="float">
            <text:p>51.7</text:p>
          </table:table-cell>
          <table:table-cell table:number-columns-repeated="10"/>
          <table:covered-table-cell table:style-name="ce10"/>
          <table:table-cell office:value-type="string" calcext:value-type="string">
            <text:p>酒店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/>
          <table:table-cell table:style-name="ce1" office:value-type="string" calcext:value-type="string">
            <text:p>电费、超市</text:p>
          </table:table-cell>
          <table:table-cell table:style-name="ce1" table:formula="of:=SUM([.B4:.H4])" office:value-type="float" office:value="38.5" calcext:value-type="float">
            <text:p>38.5</text:p>
          </table:table-cell>
          <table:table-cell table:number-columns-repeated="10"/>
          <table:covered-table-cell table:style-name="ce10"/>
          <table:table-cell office:value-type="string" calcext:value-type="string">
            <text:p>酒店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23.4" calcext:value-type="float">
            <text:p>23.4</text:p>
          </table:table-cell>
          <table:table-cell/>
          <table:table-cell table:style-name="ce1"/>
          <table:table-cell table:style-name="ce1" office:value-type="string" calcext:value-type="string">
            <text:p>薯片</text:p>
          </table:table-cell>
          <table:table-cell table:style-name="ce1" table:formula="of:=SUM([.B5:.H5])" office:value-type="float" office:value="23.4" calcext:value-type="float">
            <text:p>23.4</text:p>
          </table:table-cell>
          <table:table-cell table:number-columns-repeated="10"/>
          <table:table-cell table:style-name="ce7" table:formula="of:=SUM([.J5:.J11])-140" office:value-type="float" office:value="49.5" calcext:value-type="float" table:number-columns-spanned="1" table:number-rows-spanned="7">
            <text:p>49.5</text:p>
          </table:table-cell>
          <table:table-cell office:value-type="string" calcext:value-type="string">
            <text:p>流量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.5" calcext:value-type="float">
            <text:p>6.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table:formula="of:=SUM([.B6:.H6])" office:value-type="float" office:value="11.5" calcext:value-type="float">
            <text:p>11.5</text:p>
          </table:table-cell>
          <table:table-cell table:number-columns-repeated="10"/>
          <table:covered-table-cell table:style-name="ce7"/>
          <table:table-cell office:value-type="string" calcext:value-type="string">
            <text:p>机场快线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2.4" calcext:value-type="float">
            <text:p>12.4</text:p>
          </table:table-cell>
          <table:table-cell table:style-name="ce1" table:number-columns-repeated="2"/>
          <table:table-cell table:style-name="ce1" office:value-type="float" office:value="28" calcext:value-type="float">
            <text:p>28</text:p>
          </table:table-cell>
          <table:table-cell table:style-name="ce1" table:number-columns-repeated="2"/>
          <table:table-cell table:style-name="ce1" office:value-type="string" calcext:value-type="string">
            <text:p>饭煲</text:p>
          </table:table-cell>
          <table:table-cell table:style-name="ce1" table:formula="of:=SUM([.B7:.H7])" office:value-type="float" office:value="40.4" calcext:value-type="float">
            <text:p>40.4</text:p>
          </table:table-cell>
          <table:table-cell table:number-columns-repeated="10"/>
          <table:covered-table-cell table:style-name="ce7"/>
          <table:table-cell office:value-type="string" calcext:value-type="string">
            <text:p>水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9" calcext:value-type="float">
            <text:p>9.9</text:p>
          </table:table-cell>
          <table:table-cell table:style-name="ce1" table:number-columns-repeated="2"/>
          <table:table-cell table:style-name="ce1" office:value-type="string" calcext:value-type="string">
            <text:p>威化饼</text:p>
          </table:table-cell>
          <table:table-cell table:style-name="ce1" table:formula="of:=SUM([.B8:.H8])" office:value-type="float" office:value="38.7" calcext:value-type="float">
            <text:p>38.7</text:p>
          </table:table-cell>
          <table:table-cell table:number-columns-repeated="10"/>
          <table:covered-table-cell table:style-name="ce7"/>
          <table:table-cell office:value-type="string" calcext:value-type="string">
            <text:p>现金</text:p>
          </table:table-cell>
          <table:table-cell office:value-type="float" office:value="200" calcext:value-type="float">
            <text:p>200</text:p>
          </table:table-cell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5"/>
          <table:table-cell table:style-name="ce1" table:formula="of:=SUM([.B9:.H9])" office:value-type="float" office:value="24" calcext:value-type="float">
            <text:p>24</text:p>
          </table:table-cell>
          <table:table-cell table:number-columns-repeated="10"/>
          <table:covered-table-cell table:style-name="ce7"/>
          <table:table-cell office:value-type="string" calcext:value-type="string">
            <text:p>早餐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4"/>
          <table:table-cell table:style-name="ce1" table:formula="of:=SUM([.B10:.H10])" office:value-type="float" office:value="27" calcext:value-type="float">
            <text:p>27</text:p>
          </table:table-cell>
          <table:table-cell table:number-columns-repeated="10"/>
          <table:covered-table-cell table:style-name="ce7"/>
          <table:table-cell office:value-type="string" calcext:value-type="string">
            <text:p>午餐</text:p>
          </table:table-cell>
          <table:table-cell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8.2" calcext:value-type="float">
            <text:p>8.2</text:p>
          </table:table-cell>
          <table:table-cell table:style-name="ce1" table:number-columns-repeated="3"/>
          <table:table-cell table:style-name="ce1" table:formula="of:=SUM([.B11:.H11])" office:value-type="float" office:value="24.5" calcext:value-type="float">
            <text:p>24.5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style-name="ce1" office:value-type="string" calcext:value-type="string">
            <text:p>显卡</text:p>
          </table:table-cell>
          <table:table-cell table:style-name="ce1" table:formula="of:=SUM([.B12:.H12])" office:value-type="float" office:value="117" calcext:value-type="float">
            <text:p>117</text:p>
          </table:table-cell>
          <table:table-cell table:number-columns-repeated="10"/>
          <table:table-cell table:style-name="ce7" table:formula="of:=SUM([.J12:.J18])-140" office:value-type="float" office:value="230.73" calcext:value-type="float" table:number-columns-spanned="1" table:number-rows-spanned="7">
            <text:p>230.73</text:p>
          </table:table-cell>
          <table:table-cell table:number-columns-repeated="100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style-name="ce1" table:formula="of:=SUM([.B13:.H13])" office:value-type="float" office:value="15" calcext:value-type="float">
            <text:p>15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.5" calcext:value-type="float">
            <text:p>7.5</text:p>
          </table:table-cell>
          <table:table-cell table:style-name="ce1" table:number-columns-repeated="5"/>
          <table:table-cell table:style-name="ce1" table:formula="of:=SUM([.B14:.H14])" office:value-type="float" office:value="15.5" calcext:value-type="float">
            <text:p>15.5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style-name="ce9" office:value-type="string" calcext:value-type="string">
            <text:p><text:span text:style-name="T1">1</text:span><text:span text:style-name="T2">号店</text:span></text:p>
          </table:table-cell>
          <table:table-cell table:style-name="ce1" table:formula="of:=SUM([.B15:.H15])" office:value-type="float" office:value="109" calcext:value-type="float">
            <text:p>109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.9" calcext:value-type="float">
            <text:p>14.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药</text:p>
          </table:table-cell>
          <table:table-cell table:style-name="ce1" table:formula="of:=SUM([.B16:.H16])" office:value-type="float" office:value="34.9" calcext:value-type="float">
            <text:p>34.9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4"/>
          <table:table-cell table:style-name="ce1" table:formula="of:=SUM([.B17:.H17])" office:value-type="float" office:value="18" calcext:value-type="float">
            <text:p>18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27.33" calcext:value-type="float">
            <text:p>27.33</text:p>
          </table:table-cell>
          <table:table-cell table:style-name="ce1" table:number-columns-repeated="2"/>
          <table:table-cell table:style-name="ce1" office:value-type="string" calcext:value-type="string">
            <text:p>京东</text:p>
          </table:table-cell>
          <table:table-cell table:style-name="ce1" table:formula="of:=SUM([.B18:.H18])" office:value-type="float" office:value="61.33" calcext:value-type="float">
            <text:p>61.33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5"/>
          <table:table-cell table:style-name="ce1" table:formula="of:=SUM([.B19:.H19])" office:value-type="float" office:value="12.5" calcext:value-type="float">
            <text:p>12.5</text:p>
          </table:table-cell>
          <table:table-cell table:number-columns-repeated="10"/>
          <table:table-cell table:style-name="ce7" table:formula="of:=SUM([.J19:.J25])-140" office:value-type="float" office:value="7.84999999999999" calcext:value-type="float" table:number-columns-spanned="1" table:number-rows-spanned="7">
            <text:p>7.84999999999999</text:p>
          </table:table-cell>
          <table:table-cell table:number-columns-repeated="100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table:formula="of:=SUM([.B20:.H20])" office:value-type="float" office:value="12.5" calcext:value-type="float">
            <text:p>12.5</text:p>
          </table:table-cell>
          <table:table-cell table:number-columns-repeated="10"/>
          <table:covered-table-cell table:style-name="ce7"/>
          <table:table-cell>
            <draw:frame table:end-cell-address="Apr.AA33" table:end-x="35.21pt" table:end-y="4.68pt" draw:z-index="1" draw:name="图表 2" draw:style-name="gr1" draw:text-style-name="P1" svg:width="350.19pt" svg:height="167.84pt" svg:x="0pt" svg:y="12.36pt">
              <loext:p draw:notify-on-update-of-ranges="Apr.L31:Apr.R31 Apr.K32:Apr.K32 Apr.L32:Apr.R32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 table:style-name="ce1" table:formula="of:=SUM([.B21:.H21])" office:value-type="float" office:value="20" calcext:value-type="float">
            <text:p>20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1" table:formula="of:=SUM([.B22:.H22])" office:value-type="float" office:value="3" calcext:value-type="float">
            <text:p>3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style-name="ce1" office:value-type="float" office:value="55.5" calcext:value-type="float">
            <text:p>55.5</text:p>
          </table:table-cell>
          <table:table-cell table:style-name="ce1"/>
          <table:table-cell table:style-name="ce3"/>
          <table:table-cell table:style-name="ce1" office:value-type="string" calcext:value-type="string">
            <text:p>面皮蛋纸巾</text:p>
          </table:table-cell>
          <table:table-cell table:style-name="ce1" table:formula="of:=SUM([.B23:.H23])" office:value-type="float" office:value="55.5" calcext:value-type="float">
            <text:p>55.5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  <table:table-cell table:style-name="ce1" office:value-type="float" office:value="23.7" calcext:value-type="float">
            <text:p>23.7</text:p>
          </table:table-cell>
          <table:table-cell table:style-name="ce1"/>
          <table:table-cell/>
          <table:table-cell table:style-name="ce1" office:value-type="string" calcext:value-type="string">
            <text:p>超市</text:p>
          </table:table-cell>
          <table:table-cell table:style-name="ce1" table:formula="of:=SUM([.B24:.H24])" office:value-type="float" office:value="23.7" calcext:value-type="float">
            <text:p>23.7</text:p>
          </table:table-cell>
          <table:table-cell office:value-type="string" calcext:value-type="string">
            <text:p>期初余额</text:p>
          </table:table-cell>
          <table:table-cell office:value-type="string" calcext:value-type="string">
            <text:p>卡</text:p>
          </table:table-cell>
          <table:table-cell office:value-type="string" calcext:value-type="string">
            <text:p>余额</text:p>
          </table:table-cell>
          <table:table-cell office:value-type="string" calcext:value-type="string">
            <text:p>存</text:p>
          </table:table-cell>
          <table:table-cell table:number-columns-repeated="6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1" office:value-type="float" office:value="8.65" calcext:value-type="float">
            <text:p>8.65</text:p>
          </table:table-cell>
          <table:table-cell table:style-name="ce1"/>
          <table:table-cell table:style-name="ce3"/>
          <table:table-cell table:style-name="ce1" office:value-type="string" calcext:value-type="string">
            <text:p>洁厕液</text:p>
          </table:table-cell>
          <table:table-cell table:style-name="ce1" table:formula="of:=SUM([.B25:.H25])" office:value-type="float" office:value="20.65" calcext:value-type="float">
            <text:p>20.65</text:p>
          </table:table-cell>
          <table:table-cell office:value-type="float" office:value="2434" calcext:value-type="float">
            <text:p>2434</text:p>
          </table:table-cell>
          <table:table-cell office:value-type="float" office:value="114" calcext:value-type="float">
            <text:p>114</text:p>
          </table:table-cell>
          <table:table-cell table:formula="of:=[.K25]-SUM([.J1:.J32])-[.L25]+[.N25]" office:value-type="float" office:value="1235.888" calcext:value-type="float">
            <text:p>1235.888</text:p>
          </table:table-cell>
          <table:table-cell office:value-type="float" office:value="2281" calcext:value-type="float">
            <text:p>2281</text:p>
          </table:table-cell>
          <table:table-cell table:number-columns-repeated="6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3"/>
          <table:table-cell table:style-name="ce1" office:value-type="string" calcext:value-type="string">
            <text:p>花生油</text:p>
          </table:table-cell>
          <table:table-cell table:style-name="ce1" table:formula="of:=SUM([.B26:.H26])" office:value-type="float" office:value="59.5" calcext:value-type="float">
            <text:p>59.5</text:p>
          </table:table-cell>
          <table:table-cell office:value-type="string" calcext:value-type="string">
            <text:p>现金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table:style-name="ce7" table:formula="of:=SUM([.J26:.J31])-120" office:value-type="float" office:value="344.1" calcext:value-type="float" table:number-columns-spanned="1" table:number-rows-spanned="6">
            <text:p>344.1</text:p>
          </table:table-cell>
          <table:table-cell table:number-columns-repeated="10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4"/>
          <table:table-cell table:style-name="ce1" table:formula="of:=SUM([.B27:.H27])" office:value-type="float" office:value="17" calcext:value-type="float">
            <text:p>17</text:p>
          </table:table-cell>
          <table:table-cell table:number-columns-repeated="2"/>
          <table:table-cell table:formula="of:=SUM([.L25:.M26])" office:value-type="float" office:value="1548.888" calcext:value-type="float">
            <text:p>1548.888</text:p>
          </table:table-cell>
          <table:table-cell table:number-columns-repeated="7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table:formula="of:=SUM([.B28:.H28])" office:value-type="float" office:value="12" calcext:value-type="float">
            <text:p>12</text:p>
          </table:table-cell>
          <table:table-cell table:number-columns-repeated="2"/>
          <table:table-cell table:formula="of:=[.M27]+2000" office:value-type="float" office:value="3548.888" calcext:value-type="float">
            <text:p>3548.888</text:p>
          </table:table-cell>
          <table:table-cell table:number-columns-repeated="7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超市、车、水果</text:p>
          </table:table-cell>
          <table:table-cell table:style-name="ce1" table:formula="of:=SUM([.B29:.H29])" office:value-type="float" office:value="51" calcext:value-type="float">
            <text:p>5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M28]+[.M29]" office:value-type="float" office:value="4548.888" calcext:value-type="float">
            <text:p>4548.888</text:p>
          </table:table-cell>
          <table:table-cell table:number-columns-repeated="6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"/>
          <table:table-cell table:style-name="ce1" table:formula="of:=[.W1]" office:value-type="float" office:value="315" calcext:value-type="float">
            <text:p>315</text:p>
          </table:table-cell>
          <table:table-cell table:style-name="ce1" table:number-columns-repeated="2"/>
          <table:table-cell table:style-name="ce1" office:value-type="string" calcext:value-type="string">
            <text:p>澳门</text:p>
          </table:table-cell>
          <table:table-cell table:style-name="ce1" table:formula="of:=SUM([.B30:.H30])" office:value-type="float" office:value="315" calcext:value-type="float">
            <text:p>315</text:p>
          </table:table-cell>
          <table:table-cell table:number-columns-repeated="10"/>
          <table:covered-table-cell table:style-name="ce7"/>
          <table:table-cell table:number-columns-repeated="100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style-name="ce1" office:value-type="float" office:value="9.6" calcext:value-type="float">
            <text:p>9.6</text:p>
          </table:table-cell>
          <table:table-cell table:style-name="ce1" table:number-columns-repeated="5"/>
          <table:table-cell table:style-name="ce1" table:formula="of:=SUM([.B31:.H31])" office:value-type="float" office:value="9.6" calcext:value-type="float">
            <text:p>9.6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2"/>
          <table:covered-table-cell table:style-name="ce7"/>
          <table:table-cell table:number-columns-repeated="1003"/>
        </table:table-row>
        <table:table-row table:style-name="ro1">
          <table:table-cell table:style-name="ce1" table:number-columns-repeated="5"/>
          <table:table-cell table:style-name="ce1" office:value-type="float" office:value="1950" calcext:value-type="float">
            <text:p>1950</text:p>
          </table:table-cell>
          <table:table-cell table:style-name="ce1" table:number-columns-repeated="3"/>
          <table:table-cell table:style-name="ce1" table:formula="of:=SUM([.B32:.H32])" office:value-type="float" office:value="1950" calcext:value-type="float">
            <text:p>195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180.632" calcext:value-type="float">
            <text:p>180.632</text:p>
          </table:table-cell>
          <table:table-cell table:style-name="ce1" table:formula="of:=SUM([.$D$2:.$D$32])" office:value-type="float" office:value="281.3" calcext:value-type="float">
            <text:p>281.3</text:p>
          </table:table-cell>
          <table:table-cell table:style-name="ce1" table:formula="of:=SUM([.$E$2:.$E$32])" office:value-type="float" office:value="67.3" calcext:value-type="float">
            <text:p>67.3</text:p>
          </table:table-cell>
          <table:table-cell table:style-name="ce1" table:formula="of:=SUM([.$F$2:.$G$31])" office:value-type="float" office:value="868.08" calcext:value-type="float">
            <text:p>868.08</text:p>
          </table:table-cell>
          <table:table-cell table:style-name="ce1"/>
          <table:table-cell table:style-name="ce1" table:formula="of:=SUM([.$J$2:.$J$32])-1950" office:value-type="float" office:value="1415.112" calcext:value-type="float">
            <text:p>1415.112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4" table:formula="of:=AVERAGE([.B2:.B31])" office:value-type="string" office:string-value="" calcext:value-type="error">
            <text:p>#DIV/0!</text:p>
          </table:table-cell>
          <table:table-cell table:style-name="ce4" table:formula="of:=AVERAGE([.C2:.C31])" office:value-type="float" office:value="8.21054545454546" calcext:value-type="float">
            <text:p>8.21</text:p>
          </table:table-cell>
          <table:table-cell table:style-name="ce4" table:formula="of:=AVERAGE([.D2:.D31])" office:value-type="float" office:value="13.3952380952381" calcext:value-type="float">
            <text:p>13.40</text:p>
          </table:table-cell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" table:style-name="ta5">
        <table:table-column table:style-name="co1" table:default-cell-style-name="ce12"/>
        <table:table-column table:style-name="co2" table:number-columns-repeated="2" table:default-cell-style-name="ce12"/>
        <table:table-column table:style-name="co6" table:default-cell-style-name="ce12"/>
        <table:table-column table:style-name="co2" table:number-columns-repeated="4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8" table:default-cell-style-name="ce12"/>
        <table:table-column table:style-name="co5" table:number-columns-repeated="2" table:default-cell-style-name="ce12"/>
        <table:table-column table:style-name="co4" table:number-columns-repeated="1010" table:default-cell-style-name="ce12"/>
        <table:table-row table:style-name="ro1">
          <table:table-cell table:style-name="ce11"/>
          <table:table-cell table:style-name="ce11" office:value-type="string" calcext:value-type="string">
            <text:p>早餐</text:p>
          </table:table-cell>
          <table:table-cell table:style-name="ce11" office:value-type="string" calcext:value-type="string">
            <text:p>午餐</text:p>
          </table:table-cell>
          <table:table-cell table:style-name="ce11" office:value-type="string" calcext:value-type="string">
            <text:p>晚餐</text:p>
          </table:table-cell>
          <table:table-cell table:style-name="ce11" office:value-type="string" calcext:value-type="string">
            <text:p>宵夜</text:p>
          </table:table-cell>
          <table:table-cell table:style-name="ce11" office:value-type="string" calcext:value-type="string">
            <text:p>其他</text:p>
          </table:table-cell>
          <table:table-cell table:style-name="ce11" table:number-columns-repeated="2"/>
          <table:table-cell table:style-name="ce11" office:value-type="string" calcext:value-type="string">
            <text:p>备注</text:p>
          </table:table-cell>
          <table:table-cell table:style-name="ce11" office:value-type="string" calcext:value-type="string">
            <text:p>合计</text:p>
          </table:table-cell>
          <table:table-cell>
            <draw:frame table:end-cell-address="May.U24" table:end-x="2.44pt" table:end-y="1.19pt" draw:z-index="0" draw:name="图表 1" draw:style-name="gr1" draw:text-style-name="P1" svg:width="589.78pt" svg:height="309.91pt" svg:x="2.52pt" svg:y="1.76pt">
              <loext:p draw:notify-on-update-of-ranges="May.A2:May.A33 May.B1:May.B1 May.B2:May.B33 May.C1:May.C1 May.C2:May.C33 May.D1:May.D1 May.D2:May.D33 May.E1:May.E1 May.E2:May.E33 May.F1:May.F1 May.F2:May.F3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string" calcext:value-type="string">
            <text:p>水果、水电费</text:p>
          </table:table-cell>
          <table:table-cell table:style-name="ce11" table:formula="of:=SUM([.B2:.H2])" office:value-type="float" office:value="64.5" calcext:value-type="float">
            <text:p>64.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乌冬面、豆</text:p>
          </table:table-cell>
          <table:table-cell table:style-name="ce11" table:formula="of:=SUM([.B3:.H3])" office:value-type="float" office:value="54" calcext:value-type="float">
            <text:p>54</text:p>
          </table:table-cell>
          <table:table-cell table:style-name="ce14" table:number-columns-spanned="1" table:number-rows-spanned="7"/>
          <table:table-cell table:number-columns-repeated="101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6"/>
          <table:table-cell table:style-name="ce11" table:formula="of:=SUM([.B4:.H4])" office:value-type="float" office:value="15" calcext:value-type="float">
            <text:p>15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1" office:value-type="float" office:value="60" calcext:value-type="float">
            <text:p>60</text:p>
          </table:table-cell>
          <table:table-cell table:style-name="ce11" table:number-columns-repeated="2"/>
          <table:table-cell table:style-name="ce11" office:value-type="string" calcext:value-type="string">
            <text:p>京东</text:p>
          </table:table-cell>
          <table:table-cell table:style-name="ce11" table:formula="of:=SUM([.B5:.H5])" office:value-type="float" office:value="68" calcext:value-type="float">
            <text:p>68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1.4" calcext:value-type="float">
            <text:p>11.4</text:p>
          </table:table-cell>
          <table:table-cell table:style-name="ce11"/>
          <table:table-cell table:style-name="ce11" office:value-type="string" calcext:value-type="string">
            <text:p>鸡蛋、水果</text:p>
          </table:table-cell>
          <table:table-cell table:style-name="ce11" table:formula="of:=SUM([.B6:.H6])" office:value-type="float" office:value="43.9" calcext:value-type="float">
            <text:p>43.9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4"/>
          <table:table-cell table:style-name="ce11" table:formula="of:=SUM([.B7:.H7])" office:value-type="float" office:value="27" calcext:value-type="float">
            <text:p>27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19.9" calcext:value-type="float">
            <text:p>19.9</text:p>
          </table:table-cell>
          <table:table-cell table:style-name="ce11" table:number-columns-repeated="2"/>
          <table:table-cell table:style-name="ce11" office:value-type="string" calcext:value-type="string">
            <text:p>早餐</text:p>
          </table:table-cell>
          <table:table-cell table:style-name="ce11" table:formula="of:=SUM([.B8:.H8])" office:value-type="float" office:value="34.9" calcext:value-type="float">
            <text:p>34.9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number-columns-repeated="5"/>
          <table:table-cell table:style-name="ce11" table:formula="of:=SUM([.B9:.H9])" office:value-type="float" office:value="22.5" calcext:value-type="float">
            <text:p>22.5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number-columns-repeated="5"/>
          <table:table-cell table:style-name="ce11" table:formula="of:=SUM([.B10:.H10])" office:value-type="float" office:value="18" calcext:value-type="float">
            <text:p>18</text:p>
          </table:table-cell>
          <table:table-cell table:style-name="ce14" table:number-columns-spanned="1" table:number-rows-spanned="7"/>
          <table:table-cell table:number-columns-repeated="1013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.3" calcext:value-type="float">
            <text:p>14.3</text:p>
          </table:table-cell>
          <table:table-cell table:style-name="ce11" table:number-columns-repeated="5"/>
          <table:table-cell table:style-name="ce11" table:formula="of:=SUM([.B11:.H11])" office:value-type="float" office:value="16.3" calcext:value-type="float">
            <text:p>16.3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/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2.8" calcext:value-type="float">
            <text:p>12.8</text:p>
          </table:table-cell>
          <table:table-cell table:style-name="ce11"/>
          <table:table-cell table:style-name="ce11" office:value-type="string" calcext:value-type="string">
            <text:p>京东、酒精</text:p>
          </table:table-cell>
          <table:table-cell table:style-name="ce11" table:formula="of:=SUM([.B12:.H12])" office:value-type="float" office:value="134.3" calcext:value-type="float">
            <text:p>134.3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table:number-columns-repeated="8"/>
          <table:table-cell table:style-name="ce11" table:formula="of:=SUM([.B13:.H13])" office:value-type="float" office:value="0" calcext:value-type="float">
            <text:p>0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table:number-columns-repeated="4"/>
          <table:table-cell table:style-name="ce11" office:value-type="float" office:value="58.4" calcext:value-type="float">
            <text:p>58.4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string" calcext:value-type="string">
            <text:p>超市、枣</text:p>
          </table:table-cell>
          <table:table-cell table:style-name="ce11" table:formula="of:=SUM([.B14:.H14])" office:value-type="float" office:value="83.4" calcext:value-type="float">
            <text:p>83.4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 table:number-columns-repeated="8"/>
          <table:table-cell table:style-name="ce11" table:formula="of:=SUM([.B15:.H15])" office:value-type="float" office:value="0" calcext:value-type="float">
            <text:p>0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5"/>
          <table:table-cell table:style-name="ce11" table:formula="of:=SUM([.B16:.H16])" office:value-type="float" office:value="21.5" calcext:value-type="float">
            <text:p>21.5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.5" calcext:value-type="float">
            <text:p>8.5</text:p>
          </table:table-cell>
          <table:table-cell table:style-name="ce11"/>
          <table:table-cell table:style-name="ce11" office:value-type="string" calcext:value-type="string">
            <text:p>手机卡、水果</text:p>
          </table:table-cell>
          <table:table-cell table:style-name="ce11" table:formula="of:=SUM([.B17:.H17])" office:value-type="float" office:value="29" calcext:value-type="float">
            <text:p>29</text:p>
          </table:table-cell>
          <table:table-cell table:style-name="ce14" table:number-columns-spanned="1" table:number-rows-spanned="7"/>
          <table:table-cell table:number-columns-repeated="1013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3.4" calcext:value-type="float">
            <text:p>3.4</text:p>
          </table:table-cell>
          <table:table-cell table:style-name="ce11" table:number-columns-repeated="5"/>
          <table:table-cell table:style-name="ce11" table:formula="of:=SUM([.B18:.H18])" office:value-type="float" office:value="10.4" calcext:value-type="float">
            <text:p>10.4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5"/>
          <table:table-cell table:style-name="ce11" table:formula="of:=SUM([.B19:.H19])" office:value-type="float" office:value="18.5" calcext:value-type="float">
            <text:p>18.5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1"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卡式炉、面包糠</text:p>
          </table:table-cell>
          <table:table-cell table:style-name="ce11" table:formula="of:=SUM([.B20:.H20])" office:value-type="float" office:value="109" calcext:value-type="float">
            <text:p>109</text:p>
          </table:table-cell>
          <table:covered-table-cell table:style-name="ce14"/>
          <table:table-cell table:number-columns-repeated="8"/>
          <table:table-cell>
            <draw:frame table:end-cell-address="May.Z32" table:end-x="6.09pt" table:end-y="9.98pt" draw:z-index="1" draw:name="图表 2" draw:style-name="gr1" draw:text-style-name="P1" svg:width="359.38pt" svg:height="167.56pt" svg:x="24.72pt" svg:y="4.42pt">
              <loext:p draw:notify-on-update-of-ranges="May.L31:May.R31 May.K32:May.K32 May.L32:May.R32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1" table:number-columns-repeated="5"/>
          <table:table-cell table:style-name="ce11" table:formula="of:=SUM([.B21:.H21])" office:value-type="float" office:value="10" calcext:value-type="float">
            <text:p>10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5"/>
          <table:table-cell table:style-name="ce11" table:formula="of:=SUM([.B22:.H22])" office:value-type="float" office:value="19.5" calcext:value-type="float">
            <text:p>19.5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number-columns-repeated="5"/>
          <table:table-cell table:style-name="ce11" table:formula="of:=SUM([.B23:.H23])" office:value-type="float" office:value="11" calcext:value-type="float">
            <text:p>11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/>
          <table:table-cell table:style-name="ce11" office:value-type="float" office:value="10.81" calcext:value-type="float">
            <text:p>10.81</text:p>
          </table:table-cell>
          <table:table-cell table:style-name="ce11" office:value-type="float" office:value="12.4" calcext:value-type="float">
            <text:p>12.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  <table:table-cell table:style-name="ce11" office:value-type="string" calcext:value-type="string">
            <text:p>面包糠</text:p>
          </table:table-cell>
          <table:table-cell table:style-name="ce11" table:formula="of:=SUM([.B24:.H24])" office:value-type="float" office:value="34.21" calcext:value-type="float">
            <text:p>34.21</text:p>
          </table:table-cell>
          <table:table-cell office:value-type="string" calcext:value-type="string">
            <text:p>期初余额</text:p>
          </table:table-cell>
          <table:table-cell office:value-type="string" calcext:value-type="string">
            <text:p>卡</text:p>
          </table:table-cell>
          <table:table-cell office:value-type="string" calcext:value-type="string">
            <text:p>余额</text:p>
          </table:table-cell>
          <table:table-cell office:value-type="string" calcext:value-type="string">
            <text:p>存</text:p>
          </table:table-cell>
          <table:table-cell table:number-columns-repeated="1010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4"/>
          <table:table-cell table:style-name="ce11" table:formula="of:=SUM([.B25:.H25])" office:value-type="float" office:value="19" calcext:value-type="float">
            <text:p>19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table:formula="of:=[.K25]-SUM([.J1:.J32])-[.L25]+[.N25]" office:value-type="float" office:value="960.49" calcext:value-type="float">
            <text:p>960.49</text:p>
          </table:table-cell>
          <table:table-cell office:value-type="float" office:value="790" calcext:value-type="float">
            <text:p>790</text:p>
          </table:table-cell>
          <table:table-cell table:number-columns-repeated="1010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5"/>
          <table:table-cell table:style-name="ce11" table:formula="of:=SUM([.B26:.H26])" office:value-type="float" office:value="12" calcext:value-type="float">
            <text:p>12</text:p>
          </table:table-cell>
          <table:table-cell office:value-type="string" calcext:value-type="string">
            <text:p>现金</text:p>
          </table:table-cell>
          <table:table-cell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29.6" calcext:value-type="float">
            <text:p>29.6</text:p>
          </table:table-cell>
          <table:table-cell table:style-name="ce11"/>
          <table:table-cell table:style-name="ce11" office:value-type="float" office:value="37.7" calcext:value-type="float">
            <text:p>37.7</text:p>
          </table:table-cell>
          <table:table-cell table:style-name="ce11" table:number-columns-repeated="2"/>
          <table:table-cell table:style-name="ce11" office:value-type="string" calcext:value-type="string">
            <text:p>京东</text:p>
          </table:table-cell>
          <table:table-cell table:style-name="ce11" table:formula="of:=SUM([.B27:.H27])" office:value-type="float" office:value="74.3" calcext:value-type="float">
            <text:p>74.3</text:p>
          </table:table-cell>
          <table:table-cell table:number-columns-repeated="2"/>
          <table:table-cell table:formula="of:=SUM([.L25:.M26])" office:value-type="float" office:value="1474.49" calcext:value-type="float">
            <text:p>1474.49</text:p>
          </table:table-cell>
          <table:table-cell table:number-columns-repeated="1011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 table:number-columns-repeated="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车卡、超市、白贝</text:p>
          </table:table-cell>
          <table:table-cell table:style-name="ce11" table:formula="of:=SUM([.B28:.H28])" office:value-type="float" office:value="32.8" calcext:value-type="float">
            <text:p>32.8</text:p>
          </table:table-cell>
          <table:table-cell table:number-columns-repeated="2"/>
          <table:table-cell table:formula="of:=[.M27]+2008" office:value-type="float" office:value="3482.49" calcext:value-type="float">
            <text:p>3482.49</text:p>
          </table:table-cell>
          <table:table-cell table:number-columns-repeated="1011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1" table:number-columns-repeated="8"/>
          <table:table-cell table:style-name="ce11" table:formula="of:=SUM([.B29:.H29])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M28]+[.M29]" office:value-type="float" office:value="4482.49" calcext:value-type="float">
            <text:p>4482.49</text:p>
          </table:table-cell>
          <table:table-cell table:number-columns-repeated="1010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1" table:number-columns-repeated="8"/>
          <table:table-cell table:style-name="ce11" table:formula="of:=SUM([.B30:.H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table:number-columns-repeated="8"/>
          <table:table-cell table:style-name="ce11" table:formula="of:=SUM([.B31:.H31])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早餐</text:p>
          </table:table-cell>
          <table:table-cell table:style-name="ce11" office:value-type="string" calcext:value-type="string">
            <text:p>午餐</text:p>
          </table:table-cell>
          <table:table-cell table:style-name="ce11" office:value-type="string" calcext:value-type="string">
            <text:p>晚餐</text:p>
          </table:table-cell>
          <table:table-cell table:style-name="ce11" office:value-type="string" calcext:value-type="string">
            <text:p>宵夜</text:p>
          </table:table-cell>
          <table:table-cell table:style-name="ce11" office:value-type="string" calcext:value-type="string">
            <text:p>其他</text:p>
          </table:table-cell>
          <table:table-cell table:style-name="ce11" office:value-type="string" calcext:value-type="string">
            <text:p>备注</text:p>
          </table:table-cell>
          <table:table-cell table:style-name="ce11" office:value-type="string" calcext:value-type="string">
            <text:p>合计</text:p>
          </table:table-cell>
          <table:table-cell table:number-columns-repeated="1006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.5" calcext:value-type="float">
            <text:p>4.5</text:p>
          </table:table-cell>
          <table:table-cell table:style-name="ce11"/>
          <table:table-cell table:style-name="ce11" office:value-type="float" office:value="8.4" calcext:value-type="float">
            <text:p>8.4</text:p>
          </table:table-cell>
          <table:table-cell table:style-name="ce11"/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5.9" calcext:value-type="float">
            <text:p>15.9</text:p>
          </table:table-cell>
          <table:table-cell table:style-name="ce11"/>
          <table:table-cell table:style-name="ce11" office:value-type="string" calcext:value-type="string">
            <text:p>紫菜、超市</text:p>
          </table:table-cell>
          <table:table-cell table:style-name="ce11" table:formula="of:=SUM([.B32:.H32])" office:value-type="float" office:value="54.5" calcext:value-type="float">
            <text:p>54.5</text:p>
          </table:table-cell>
          <table:table-cell table:style-name="ce11" office:value-type="string" calcext:value-type="string">
            <text:p>合计</text:p>
          </table:table-cell>
          <table:table-cell table:style-name="ce11" table:formula="of:=SUM([.$B$2:.$B$32])" office:value-type="float" office:value="32" calcext:value-type="float">
            <text:p>32</text:p>
          </table:table-cell>
          <table:table-cell table:style-name="ce11" table:formula="of:=SUM([.$C$2:.$C$33])" office:value-type="float" office:value="164.31" calcext:value-type="float">
            <text:p>164.31</text:p>
          </table:table-cell>
          <table:table-cell table:style-name="ce11" table:formula="of:=SUM([.$D$2:.$D$32])" office:value-type="float" office:value="201.1" calcext:value-type="float">
            <text:p>201.1</text:p>
          </table:table-cell>
          <table:table-cell table:style-name="ce11" table:formula="of:=SUM([.$E$2:.$E$32])" office:value-type="float" office:value="34" calcext:value-type="float">
            <text:p>34</text:p>
          </table:table-cell>
          <table:table-cell table:style-name="ce11" table:formula="of:=SUM([.$F$2:.$H31])" office:value-type="float" office:value="564.5" calcext:value-type="float">
            <text:p>564.5</text:p>
          </table:table-cell>
          <table:table-cell table:style-name="ce11"/>
          <table:table-cell table:style-name="ce11" table:formula="of:=SUM([.$J$2:.$J$32])" office:value-type="float" office:value="1037.51" calcext:value-type="float">
            <text:p>1037.5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formula="of:=SUM([.B33:.H33])" office:value-type="float" office:value="0" calcext:value-type="float">
            <text:p>0</text:p>
          </table:table-cell>
          <table:table-cell/>
          <table:table-cell table:style-name="ce4" table:formula="of:=AVERAGE([.B2:.B31])" office:value-type="float" office:value="6.875" calcext:value-type="float">
            <text:p>6.88</text:p>
          </table:table-cell>
          <table:table-cell table:style-name="ce4" table:formula="of:=AVERAGE([.C2:.C23])" office:value-type="float" office:value="7.52777777777778" calcext:value-type="float">
            <text:p>7.53</text:p>
          </table:table-cell>
          <table:table-cell table:style-name="ce4" table:formula="of:=AVERAGE([.D2:.D31])" office:value-type="float" office:value="9.17619047619048" calcext:value-type="float">
            <text:p>9.18</text:p>
          </table:table-cell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" table:style-name="ta6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4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table:number-columns-repeated="2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Jun.U24" table:end-x="0.65pt" table:end-y="0.31pt" draw:z-index="0" draw:name="图表 1" draw:style-name="gr1" draw:text-style-name="P1" svg:width="593.23pt" svg:height="309.91pt" svg:x="0.74pt" svg:y="0.88pt">
              <loext:p draw:notify-on-update-of-ranges="Jun.A2:Jun.A33 Jun.B1:Jun.B1 Jun.B2:Jun.B33 Jun.C1:Jun.C1 Jun.C2:Jun.C33 Jun.D1:Jun.D1 Jun.D2:Jun.D33 Jun.E1:Jun.E1 Jun.E2:Jun.E33 Jun.F1:Jun.F1 Jun.F2:Jun.F33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41.69" calcext:value-type="float">
            <text:p>41.69</text:p>
          </table:table-cell>
          <table:table-cell table:style-name="ce1" table:number-columns-repeated="2"/>
          <table:table-cell table:style-name="ce1" office:value-type="string" calcext:value-type="string">
            <text:p>摄像头</text:p>
          </table:table-cell>
          <table:table-cell table:style-name="ce1" table:formula="of:=SUM([.B2:.H2])" office:value-type="float" office:value="51.69" calcext:value-type="float">
            <text:p>51.69</text:p>
          </table:table-cell>
          <table:table-cell table:style-name="ce15" table:number-columns-spanned="1" table:number-rows-spanned="5"/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71.82" calcext:value-type="float">
            <text:p>71.8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水果、牛奶、枕头</text:p>
          </table:table-cell>
          <table:table-cell table:style-name="ce1" table:formula="of:=SUM([.B3:.H3])" office:value-type="float" office:value="129.82" calcext:value-type="float">
            <text:p>129.82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1"/>
          <table:table-cell table:style-name="ce11" office:value-type="float" office:value="17" calcext:value-type="float">
            <text:p>17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水费、电费</text:p>
          </table:table-cell>
          <table:table-cell table:style-name="ce1" table:formula="of:=SUM([.B4:.H4])" office:value-type="float" office:value="67" calcext:value-type="float">
            <text:p>67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1" office:value-type="float" office:value="16.4" calcext:value-type="float">
            <text:p>16.4</text:p>
          </table:table-cell>
          <table:table-cell/>
          <table:table-cell table:style-name="ce1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京东、单车</text:p>
          </table:table-cell>
          <table:table-cell table:style-name="ce1" table:formula="of:=SUM([.B5:.H5])" office:value-type="float" office:value="75.4" calcext:value-type="float">
            <text:p>75.4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"/>
          <table:table-cell table:style-name="ce1" office:value-type="float" office:value="6.25" calcext:value-type="float">
            <text:p>6.25</text:p>
          </table:table-cell>
          <table:table-cell table:style-name="ce1" table:number-columns-repeated="2"/>
          <table:table-cell table:style-name="ce1" office:value-type="string" calcext:value-type="string">
            <text:p>水费</text:p>
          </table:table-cell>
          <table:table-cell table:style-name="ce1" table:formula="of:=SUM([.B6:.H6])" office:value-type="float" office:value="35.25" calcext:value-type="float">
            <text:p>35.25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.5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style-name="ce1" office:value-type="string" calcext:value-type="string">
            <text:p>饼</text:p>
          </table:table-cell>
          <table:table-cell table:style-name="ce1" table:formula="of:=SUM([.B7:.H7])" office:value-type="float" office:value="77.5" calcext:value-type="float">
            <text:p>77.5</text:p>
          </table:table-cell>
          <table:table-cell table:style-name="ce15" table:number-columns-spanned="1" table:number-rows-spanned="7"/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1"/>
          <table:table-cell table:style-name="ce11" office:value-type="float" office:value="8.5" calcext:value-type="float">
            <text:p>8.5</text:p>
          </table:table-cell>
          <table:table-cell table:style-name="ce1" table:number-columns-repeated="2"/>
          <table:table-cell table:style-name="ce1" office:value-type="float" office:value="11.9" calcext:value-type="float">
            <text:p>11.9</text:p>
          </table:table-cell>
          <table:table-cell table:style-name="ce1"/>
          <table:table-cell table:style-name="ce1" office:value-type="string" calcext:value-type="string">
            <text:p>酱油、柠檬茶</text:p>
          </table:table-cell>
          <table:table-cell table:style-name="ce1" table:formula="of:=SUM([.B8:.H8])" office:value-type="float" office:value="20.4" calcext:value-type="float">
            <text:p>20.4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8.48" calcext:value-type="float">
            <text:p>38.48</text:p>
          </table:table-cell>
          <table:table-cell table:style-name="ce1" table:number-columns-repeated="2"/>
          <table:table-cell table:style-name="ce1" office:value-type="string" calcext:value-type="string">
            <text:p>京东</text:p>
          </table:table-cell>
          <table:table-cell table:style-name="ce1" table:formula="of:=SUM([.B9:.H9])" office:value-type="float" office:value="56.28" calcext:value-type="float">
            <text:p>56.28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table:number-columns-repeated="2"/>
          <table:table-cell table:style-name="ce1" office:value-type="string" calcext:value-type="string">
            <text:p>电费</text:p>
          </table:table-cell>
          <table:table-cell table:style-name="ce1" table:formula="of:=SUM([.B10:.H10])" office:value-type="float" office:value="38" calcext:value-type="float">
            <text:p>38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5" calcext:value-type="float">
            <text:p>7.5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6.5" calcext:value-type="float">
            <text:p>6.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1" table:formula="of:=SUM([.B11:.H11])" office:value-type="float" office:value="30.3" calcext:value-type="float">
            <text:p>30.3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显卡</text:p>
          </table:table-cell>
          <table:table-cell table:style-name="ce1" table:formula="of:=SUM([.B12:.H12])" office:value-type="float" office:value="115" calcext:value-type="float">
            <text:p>115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table:formula="of:=SUM([.B13:.H13])" office:value-type="float" office:value="17" calcext:value-type="float">
            <text:p>17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2" table:style-name="ce11" office:value-type="float" office:value="8.3" calcext:value-type="float">
            <text:p>8.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table:formula="of:=SUM([.B14:.H14])" office:value-type="float" office:value="18.6" calcext:value-type="float">
            <text:p>18.6</text:p>
          </table:table-cell>
          <table:table-cell table:style-name="ce15" table:number-columns-spanned="1" table:number-rows-spanned="7"/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style-name="ce1" office:value-type="string" calcext:value-type="string">
            <text:p>现金</text:p>
          </table:table-cell>
          <table:table-cell table:style-name="ce1" table:formula="of:=SUM([.B15:.H15])" office:value-type="float" office:value="49.3" calcext:value-type="float">
            <text:p>49.3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table:number-columns-repeated="2"/>
          <table:table-cell table:style-name="ce1" office:value-type="string" calcext:value-type="string">
            <text:p>枕套</text:p>
          </table:table-cell>
          <table:table-cell table:style-name="ce1" table:formula="of:=SUM([.B16:.H16])" office:value-type="float" office:value="9.9" calcext:value-type="float">
            <text:p>9.9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1" table:number-columns-repeated="2"/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string" calcext:value-type="string">
            <text:p>超市</text:p>
          </table:table-cell>
          <table:table-cell table:style-name="ce1" table:formula="of:=SUM([.B17:.H17])" office:value-type="float" office:value="10" calcext:value-type="float">
            <text:p>10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1"/>
          <table:table-cell table:style-name="ce11" office:value-type="float" office:value="48" calcext:value-type="float">
            <text:p>48</text:p>
          </table:table-cell>
          <table:table-cell table:style-name="ce1" table:number-columns-repeated="5"/>
          <table:table-cell table:style-name="ce1" table:formula="of:=SUM([.B18:.H18])" office:value-type="float" office:value="48" calcext:value-type="float">
            <text:p>48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1" table:number-columns-repeated="2"/>
          <table:table-cell table:style-name="ce1" table:number-columns-repeated="5"/>
          <table:table-cell table:style-name="ce1" table:formula="of:=SUM([.B19:.H19])" office:value-type="float" office:value="0" calcext:value-type="float">
            <text:p>0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1" office:value-type="float" office:value="82" calcext:value-type="float">
            <text:p>82</text:p>
          </table:table-cell>
          <table:table-cell table:style-name="ce11"/>
          <table:table-cell table:style-name="ce1" table:number-columns-repeated="5"/>
          <table:table-cell table:style-name="ce1" table:formula="of:=SUM([.B20:.H20])" office:value-type="float" office:value="82" calcext:value-type="float">
            <text:p>82</text:p>
          </table:table-cell>
          <table:covered-table-cell table:style-name="ce15"/>
          <table:table-cell table:number-columns-repeated="8"/>
          <table:table-cell>
            <draw:frame table:end-cell-address="Jun.Z32" table:end-x="6.09pt" table:end-y="9.98pt" draw:z-index="1" draw:name="图表 2" draw:style-name="gr1" draw:text-style-name="P1" svg:width="359.38pt" svg:height="167.56pt" svg:x="24.72pt" svg:y="4.42pt">
              <loext:p draw:notify-on-update-of-ranges="Jun.L31:Jun.R31 Jun.K32:Jun.K32 Jun.L32:Jun.R32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京东、车卡</text:p>
          </table:table-cell>
          <table:table-cell table:style-name="ce1" table:formula="of:=SUM([.B21:.H21])" office:value-type="float" office:value="32" calcext:value-type="float">
            <text:p>32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8"/>
          <table:table-cell table:style-name="ce1" table:formula="of:=SUM([.B22:.H22])" office:value-type="float" office:value="0" calcext:value-type="float">
            <text:p>0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8"/>
          <table:table-cell table:style-name="ce1" table:formula="of:=SUM([.B23:.H23])" office:value-type="float" office:value="0" calcext:value-type="float">
            <text:p>0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" table:number-columns-repeated="5"/>
          <table:table-cell table:style-name="ce1" table:formula="of:=SUM([.B24:.H24])" office:value-type="float" office:value="7" calcext:value-type="float">
            <text:p>7</text:p>
          </table:table-cell>
          <table:table-cell table:style-name="ce12" office:value-type="string" calcext:value-type="string">
            <text:p>期初余额</text:p>
          </table:table-cell>
          <table:table-cell table:style-name="ce12" office:value-type="string" calcext:value-type="string">
            <text:p>卡</text:p>
          </table:table-cell>
          <table:table-cell table:style-name="ce12" office:value-type="string" calcext:value-type="string">
            <text:p>余额</text:p>
          </table:table-cell>
          <table:table-cell table:style-name="ce12" office:value-type="string" calcext:value-type="string">
            <text:p>存</text:p>
          </table:table-cell>
          <table:table-cell table:number-columns-repeated="101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" table:number-columns-repeated="5"/>
          <table:table-cell table:style-name="ce1" table:formula="of:=SUM([.B25:.H25])" office:value-type="float" office:value="11" calcext:value-type="float">
            <text:p>11</text:p>
          </table:table-cell>
          <table:table-cell table:style-name="ce12" office:value-type="float" office:value="1079.4" calcext:value-type="float">
            <text:p>1079.4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K25]-SUM([.J1:.J32])-[.L25]+[.N25]" office:value-type="float" office:value="809.53" calcext:value-type="float">
            <text:p>809.53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1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.5" calcext:value-type="float">
            <text:p>7.5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"/>
          <table:table-cell table:style-name="ce1" office:value-type="float" office:value="15.11" calcext:value-type="float">
            <text:p>15.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表带</text:p>
          </table:table-cell>
          <table:table-cell table:style-name="ce1" table:formula="of:=SUM([.B26:.H26])" office:value-type="float" office:value="31.61" calcext:value-type="float">
            <text:p>31.61</text:p>
          </table:table-cell>
          <table:table-cell table:style-name="ce12" office:value-type="string" calcext:value-type="string">
            <text:p>现金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" table:number-columns-repeated="5"/>
          <table:table-cell table:style-name="ce1" table:formula="of:=SUM([.B27:.H27])" office:value-type="float" office:value="11" calcext:value-type="float">
            <text:p>11</text:p>
          </table:table-cell>
          <table:table-cell table:style-name="ce12" table:number-columns-repeated="2"/>
          <table:table-cell table:style-name="ce12" table:formula="of:=SUM([.L25:.M26])" office:value-type="float" office:value="923.53" calcext:value-type="float">
            <text:p>923.53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" table:number-columns-repeated="5"/>
          <table:table-cell table:style-name="ce1" table:formula="of:=SUM([.B28:.H28])" office:value-type="float" office:value="6" calcext:value-type="float">
            <text:p>6</text:p>
          </table:table-cell>
          <table:table-cell table:style-name="ce12" table:number-columns-repeated="2"/>
          <table:table-cell table:style-name="ce12" table:formula="of:=[.M27]+2025" office:value-type="float" office:value="2948.53" calcext:value-type="float">
            <text:p>2948.53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1" office:value-type="float" office:value="24.72" calcext:value-type="float">
            <text:p>24.72</text:p>
          </table:table-cell>
          <table:table-cell table:style-name="ce11"/>
          <table:table-cell table:style-name="ce1"/>
          <table:table-cell table:style-name="ce1" office:value-type="float" office:value="21.1" calcext:value-type="float">
            <text:p>21.1</text:p>
          </table:table-cell>
          <table:table-cell table:style-name="ce1" table:number-columns-repeated="2"/>
          <table:table-cell table:style-name="ce1" office:value-type="string" calcext:value-type="string">
            <text:p>花生酱</text:p>
          </table:table-cell>
          <table:table-cell table:style-name="ce1" table:formula="of:=SUM([.B29:.H29])" office:value-type="float" office:value="45.82" calcext:value-type="float">
            <text:p>45.82</text:p>
          </table:table-cell>
          <table:table-cell table:style-name="ce12" table:number-columns-repeated="2"/>
          <table:table-cell table:style-name="ce12" office:value-type="float" office:value="1000" calcext:value-type="float">
            <text:p>1000</text:p>
          </table:table-cell>
          <table:table-cell table:style-name="ce12" table:formula="of:=[.M28]+[.M29]" office:value-type="float" office:value="3948.53" calcext:value-type="float">
            <text:p>3948.53</text:p>
          </table:table-cell>
          <table:table-cell table:number-columns-repeated="101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8"/>
          <table:table-cell table:style-name="ce1" table:formula="of:=SUM([.B30:.H30])" office:value-type="float" office:value="0" calcext:value-type="float">
            <text:p>0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8"/>
          <table:table-cell table:style-name="ce1" table:formula="of:=SUM([.B31:.H31])" office:value-type="float" office:value="0" calcext:value-type="float">
            <text:p>0</text:p>
          </table:table-cell>
          <table:table-cell table:style-name="ce17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6"/>
        </table:table-row>
        <table:table-row table:style-name="ro1">
          <table:table-cell table:style-name="ce1" table:number-columns-repeated="9"/>
          <table:table-cell table:style-name="ce1" table:formula="of:=SUM([.B32:.H32])" office:value-type="float" office:value="0" calcext:value-type="float">
            <text:p>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36.5" calcext:value-type="float">
            <text:p>36.5</text:p>
          </table:table-cell>
          <table:table-cell table:style-name="ce1" table:formula="of:=SUM([.$C$2:.$C$32])" office:value-type="float" office:value="221.32" calcext:value-type="float">
            <text:p>221.32</text:p>
          </table:table-cell>
          <table:table-cell table:style-name="ce1" table:formula="of:=SUM([.$D$2:.$D$32])" office:value-type="float" office:value="169.3" calcext:value-type="float">
            <text:p>169.3</text:p>
          </table:table-cell>
          <table:table-cell table:style-name="ce1" table:formula="of:=SUM([.$E$2:.$E$32])" office:value-type="float" office:value="21.5" calcext:value-type="float">
            <text:p>21.5</text:p>
          </table:table-cell>
          <table:table-cell table:style-name="ce1" table:formula="of:=SUM([.$F$2:.$H$31])" office:value-type="float" office:value="627.25" calcext:value-type="float">
            <text:p>627.25</text:p>
          </table:table-cell>
          <table:table-cell table:style-name="ce1"/>
          <table:table-cell table:style-name="ce1" table:formula="of:=SUM([.$J$2:.$J$32])" office:value-type="float" office:value="1075.87" calcext:value-type="float">
            <text:p>1075.87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4" table:formula="of:=AVERAGE([.B2:.B31])" office:value-type="float" office:value="9.125" calcext:value-type="float">
            <text:p>9.13</text:p>
          </table:table-cell>
          <table:table-cell table:style-name="ce4" table:formula="of:=AVERAGE([.C2:.C31])" office:value-type="float" office:value="14.7546666666667" calcext:value-type="float">
            <text:p>14.75</text:p>
          </table:table-cell>
          <table:table-cell table:style-name="ce4" table:formula="of:=AVERAGE([.D2:.D31])" office:value-type="float" office:value="11.2866666666667" calcext:value-type="float">
            <text:p>11.29</text:p>
          </table:table-cell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" table:style-name="ta7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table:number-columns-repeated="2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Jul.U23" table:end-x="0.65pt" table:end-y="12.67pt" draw:z-index="0" draw:name="图表 1" draw:style-name="gr1" draw:text-style-name="P1" svg:width="567.86pt" svg:height="309.66pt" svg:x="0.74pt" svg:y="0pt">
              <loext:p draw:notify-on-update-of-ranges="Jul.A2:Jul.A33 Jul.B1:Jul.B1 Jul.B2:Jul.B33 Jul.C1:Jul.C1 Jul.C2:Jul.C33 Jul.D1:Jul.D1 Jul.D2:Jul.D33 Jul.E1:Jul.E1 Jul.E2:Jul.E33 Jul.F1:Jul.F1 Jul.F2:Jul.F33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table:number-columns-repeated="2"/>
          <table:table-cell table:style-name="ce1" office:value-type="float" office:value="38.48" calcext:value-type="float">
            <text:p>38.48</text:p>
          </table:table-cell>
          <table:table-cell table:style-name="ce1" table:number-columns-repeated="3"/>
          <table:table-cell table:style-name="ce1" table:formula="of:=SUM([.B2:.H2])" office:value-type="float" office:value="76.48" calcext:value-type="float">
            <text:p>76.48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电费、内存、支架</text:p>
          </table:table-cell>
          <table:table-cell table:style-name="ce1" table:formula="of:=SUM([.B3:.H3])"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1" table:formula="of:=SUM([.B4:.H4])" office:value-type="float" office:value="28.5" calcext:value-type="float">
            <text:p>28.5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5" calcext:value-type="float">
            <text:p>245</text:p>
          </table:table-cell>
          <table:table-cell table:style-name="ce1" table:number-columns-repeated="2"/>
          <table:table-cell table:style-name="ce1" office:value-type="string" calcext:value-type="string">
            <text:p>京东</text:p>
          </table:table-cell>
          <table:table-cell table:style-name="ce1" table:formula="of:=SUM([.B5:.H5])" office:value-type="float" office:value="274" calcext:value-type="float">
            <text:p>274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8"/>
          <table:table-cell table:style-name="ce1" table:formula="of:=SUM([.B6:.H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1" table:formula="of:=SUM([.B7:.H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8"/>
          <table:table-cell table:style-name="ce1" table:formula="of:=SUM([.B8:.H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6.5" calcext:value-type="float">
            <text:p>26.5</text:p>
          </table:table-cell>
          <table:table-cell table:style-name="ce1" table:number-columns-repeated="6"/>
          <table:table-cell table:style-name="ce1" table:formula="of:=SUM([.B9:.H9])" office:value-type="float" office:value="26.5" calcext:value-type="float">
            <text:p>26.5</text:p>
          </table:table-cell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table:number-columns-repeated="6"/>
          <table:table-cell table:style-name="ce1" table:formula="of:=SUM([.B10:.H10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1" table:formula="of:=SUM([.B11:.H1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8"/>
          <table:table-cell table:style-name="ce1" table:formula="of:=SUM([.B12:.H1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.3" calcext:value-type="float">
            <text:p>15.3</text:p>
          </table:table-cell>
          <table:table-cell table:style-name="ce1"/>
          <table:table-cell table:style-name="ce1" office:value-type="string" calcext:value-type="string">
            <text:p>话费、面包</text:p>
          </table:table-cell>
          <table:table-cell table:style-name="ce1" table:formula="of:=SUM([.B13:.H13])" office:value-type="float" office:value="26.3" calcext:value-type="float">
            <text:p>26.3</text:p>
          </table:table-cell>
          <table:table-cell table:number-columns-repeated="101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8"/>
          <table:table-cell table:style-name="ce1" table:formula="of:=SUM([.B14:.H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8"/>
          <table:table-cell table:style-name="ce1" table:formula="of:=SUM([.B15:.H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8"/>
          <table:table-cell table:style-name="ce1" table:formula="of:=SUM([.B16:.H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8"/>
          <table:table-cell table:style-name="ce1" table:formula="of:=SUM([.B17:.H1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2"/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7.1" calcext:value-type="float">
            <text:p>17.1</text:p>
          </table:table-cell>
          <table:table-cell table:style-name="ce1" table:number-columns-repeated="3"/>
          <table:table-cell table:style-name="ce1" table:formula="of:=SUM([.B18:.H18])" office:value-type="float" office:value="76.1" calcext:value-type="float">
            <text:p>76.1</text:p>
          </table:table-cell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车卡、面包、数据线</text:p>
          </table:table-cell>
          <table:table-cell table:style-name="ce1" table:formula="of:=SUM([.B19:.H19])"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8"/>
          <table:table-cell table:style-name="ce1" table:formula="of:=SUM([.B20:.H20])" office:value-type="float" office:value="0" calcext:value-type="float">
            <text:p>0</text:p>
          </table:table-cell>
          <table:table-cell table:number-columns-repeated="9"/>
          <table:table-cell>
            <draw:frame table:end-cell-address="Jul.Z32" table:end-x="6.09pt" table:end-y="9.98pt" draw:z-index="1" draw:name="图表 2" draw:style-name="gr1" draw:text-style-name="P1" svg:width="359.38pt" svg:height="167.56pt" svg:x="24.72pt" svg:y="4.42pt">
              <loext:p draw:notify-on-update-of-ranges="Jul.L31:Jul.R31 Jul.K32:Jul.K32 Jul.L32:Jul.R32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SUM([.B21:.H2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8"/>
          <table:table-cell table:style-name="ce1" table:formula="of:=SUM([.B22:.H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8"/>
          <table:table-cell table:style-name="ce1" table:formula="of:=SUM([.B23:.H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  <table:table-cell table:style-name="ce1" office:value-type="float" office:value="47.71" calcext:value-type="float">
            <text:p>47.71</text:p>
          </table:table-cell>
          <table:table-cell table:style-name="ce1" office:value-type="float" office:value="6.5" calcext:value-type="float">
            <text:p>6.5</text:p>
          </table:table-cell>
          <table:table-cell table:style-name="ce3"/>
          <table:table-cell table:style-name="ce1" office:value-type="string" calcext:value-type="string">
            <text:p>水壶、面包</text:p>
          </table:table-cell>
          <table:table-cell table:style-name="ce1" table:formula="of:=SUM([.B24:.H24])" office:value-type="float" office:value="54.21" calcext:value-type="float">
            <text:p>54.21</text:p>
          </table:table-cell>
          <table:table-cell table:style-name="ce12" office:value-type="string" calcext:value-type="string">
            <text:p>期初余额</text:p>
          </table:table-cell>
          <table:table-cell table:style-name="ce12" office:value-type="string" calcext:value-type="string">
            <text:p>卡</text:p>
          </table:table-cell>
          <table:table-cell table:style-name="ce12" office:value-type="string" calcext:value-type="string">
            <text:p>余额</text:p>
          </table:table-cell>
          <table:table-cell table:style-name="ce12" office:value-type="string" calcext:value-type="string">
            <text:p>存</text:p>
          </table:table-cell>
          <table:table-cell table:number-columns-repeated="101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/>
          <table:table-cell table:style-name="ce1"/>
          <table:table-cell table:style-name="ce1" table:formula="of:=SUM([.B25:.H25])" office:value-type="float" office:value="0" calcext:value-type="float">
            <text:p>0</text:p>
          </table:table-cell>
          <table:table-cell table:style-name="ce12" office:value-type="float" office:value="810" calcext:value-type="float">
            <text:p>810</text:p>
          </table:table-cell>
          <table:table-cell table:style-name="ce12"/>
          <table:table-cell table:style-name="ce12" table:formula="of:=[.K25]-SUM([.J1:.J32])-[.L25]+[.N25]" office:value-type="float" office:value="2147.31" calcext:value-type="float">
            <text:p>2147.31</text:p>
          </table:table-cell>
          <table:table-cell table:style-name="ce12" office:value-type="float" office:value="2342" calcext:value-type="float">
            <text:p>2342</text:p>
          </table:table-cell>
          <table:table-cell table:number-columns-repeated="101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style-name="ce1"/>
          <table:table-cell table:style-name="ce1" table:formula="of:=SUM([.B26:.H26])" office:value-type="float" office:value="13" calcext:value-type="float">
            <text:p>13</text:p>
          </table:table-cell>
          <table:table-cell table:style-name="ce12" office:value-type="string" calcext:value-type="string">
            <text:p>现金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2"/>
          <table:table-cell table:style-name="ce1" office:value-type="float" office:value="16.6" calcext:value-type="float">
            <text:p>16.6</text:p>
          </table:table-cell>
          <table:table-cell table:style-name="ce1" table:number-columns-repeated="3"/>
          <table:table-cell table:style-name="ce3"/>
          <table:table-cell table:style-name="ce1"/>
          <table:table-cell table:style-name="ce1" table:formula="of:=SUM([.B27:.H27])" office:value-type="float" office:value="16.6" calcext:value-type="float">
            <text:p>16.6</text:p>
          </table:table-cell>
          <table:table-cell table:style-name="ce12" table:number-columns-repeated="2"/>
          <table:table-cell table:style-name="ce12" table:formula="of:=SUM([.L25:.M26])" office:value-type="float" office:value="2247.31" calcext:value-type="float">
            <text:p>2247.31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6"/>
          <table:table-cell table:style-name="ce3"/>
          <table:table-cell table:style-name="ce1"/>
          <table:table-cell table:style-name="ce1" table:formula="of:=SUM([.B28:.H28])" office:value-type="float" office:value="0" calcext:value-type="float">
            <text:p>0</text:p>
          </table:table-cell>
          <table:table-cell table:style-name="ce12" table:number-columns-repeated="2"/>
          <table:table-cell table:style-name="ce12" table:formula="of:=[.M27]" office:value-type="float" office:value="2247.31" calcext:value-type="float">
            <text:p>2247.31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6"/>
          <table:table-cell table:style-name="ce3"/>
          <table:table-cell table:style-name="ce1"/>
          <table:table-cell table:style-name="ce1" table:formula="of:=SUM([.B29:.H29])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003" calcext:value-type="float">
            <text:p>1003</text:p>
          </table:table-cell>
          <table:table-cell table:style-name="ce12" table:formula="of:=[.M28]+[.M29]" office:value-type="float" office:value="3250.31" calcext:value-type="float">
            <text:p>3250.31</text:p>
          </table:table-cell>
          <table:table-cell table:number-columns-repeated="101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8"/>
          <table:table-cell table:style-name="ce1" table:formula="of:=SUM([.B30:.H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摩拜</text:p>
          </table:table-cell>
          <table:table-cell table:style-name="ce1" table:formula="of:=SUM([.B31:.H31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style-name="ce1" table:formula="of:=SUM([.B32:.H32])" office:value-type="float" office:value="30" calcext:value-type="float">
            <text:p>3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181.5" calcext:value-type="float">
            <text:p>181.5</text:p>
          </table:table-cell>
          <table:table-cell table:style-name="ce1" table:formula="of:=SUM([.$D$2:.$D$32])" office:value-type="float" office:value="94.1" calcext:value-type="float">
            <text:p>94.1</text:p>
          </table:table-cell>
          <table:table-cell table:style-name="ce1" table:formula="of:=SUM([.$E$2:.$E$32])" office:value-type="float" office:value="39" calcext:value-type="float">
            <text:p>39</text:p>
          </table:table-cell>
          <table:table-cell table:style-name="ce1" table:formula="of:=SUM([.$F$2:.$H$31])" office:value-type="float" office:value="660.09" calcext:value-type="float">
            <text:p>660.09</text:p>
          </table:table-cell>
          <table:table-cell table:style-name="ce1"/>
          <table:table-cell table:style-name="ce1" table:formula="of:=SUM([.$J$2:.$J$32])" office:value-type="float" office:value="1004.69" calcext:value-type="float">
            <text:p>1004.69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4" table:formula="of:=AVERAGE([.B2:.B31])" office:value-type="string" office:string-value="" calcext:value-type="error">
            <text:p>#DIV/0!</text:p>
          </table:table-cell>
          <table:table-cell table:style-name="ce4" table:formula="of:=AVERAGE([.C2:.C31])" office:value-type="float" office:value="25.9285714285714" calcext:value-type="float">
            <text:p>25.93</text:p>
          </table:table-cell>
          <table:table-cell table:style-name="ce4" table:formula="of:=AVERAGE([.D2:.D31])" office:value-type="float" office:value="23.525" calcext:value-type="float">
            <text:p>23.53</text:p>
          </table:table-cell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g" table:style-name="ta8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Aug.T23" table:end-x="0.65pt" table:end-y="12.67pt" draw:z-index="0" draw:name="图表 1" draw:style-name="gr1" draw:text-style-name="P1" svg:width="567.86pt" svg:height="309.66pt" svg:x="0.74pt" svg:y="0pt">
              <loext:p draw:notify-on-update-of-ranges="Aug.A2:Aug.A33 Aug.B1:Aug.B1 Aug.B2:Aug.B33 Aug.C1:Aug.C1 Aug.C2:Aug.C33 Aug.D1:Aug.D1 Aug.D2:Aug.D33 Aug.E1:Aug.E1 Aug.E2:Aug.E33 Aug.F1:Aug.F1 Aug.F3:Aug.F33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1" table:formula="of:=SUM([.B2:.G2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table:formula="of:=SUM([.B3:.G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table:formula="of:=SUM([.B4:.G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8"/>
          <table:table-cell table:style-name="ce1" table:number-columns-repeated="6"/>
          <table:table-cell table:style-name="ce1" table:formula="of:=SUM([.B5:.G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table:number-columns-repeated="6"/>
          <table:table-cell table:style-name="ce1" table:formula="of:=SUM([.B6:.G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8"/>
          <table:table-cell table:style-name="ce1" table:number-columns-repeated="3"/>
          <table:table-cell table:style-name="ce1" office:value-type="float" office:value="38.48" calcext:value-type="float">
            <text:p>38.48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string" calcext:value-type="string">
            <text:p>京东、超市</text:p>
          </table:table-cell>
          <table:table-cell table:style-name="ce1" table:formula="of:=SUM([.B7:.G7])" office:value-type="float" office:value="50.88" calcext:value-type="float">
            <text:p>50.88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8"/>
          <table:table-cell table:style-name="ce1" table:number-columns-repeated="6"/>
          <table:table-cell table:style-name="ce1" table:formula="of:=SUM([.B8:.G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8"/>
          <table:table-cell table:style-name="ce1" table:number-columns-repeated="3"/>
          <table:table-cell table:style-name="ce1" office:value-type="float" office:value="5.5" calcext:value-type="float">
            <text:p>5.5</text:p>
          </table:table-cell>
          <table:table-cell table:style-name="ce1"/>
          <table:table-cell table:style-name="ce1" office:value-type="string" calcext:value-type="string">
            <text:p>超市</text:p>
          </table:table-cell>
          <table:table-cell table:style-name="ce1" table:formula="of:=SUM([.B9:.G9])" office:value-type="float" office:value="5.5" calcext:value-type="float">
            <text:p>5.5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超市、车卡</text:p>
          </table:table-cell>
          <table:table-cell table:style-name="ce1" table:formula="of:=SUM([.B10:.G10])" office:value-type="float" office:value="29.6" calcext:value-type="float">
            <text:p>29.6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1" table:formula="of:=SUM([.B11:.G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8.5" calcext:value-type="float">
            <text:p>8.5</text:p>
          </table:table-cell>
          <table:table-cell table:style-name="ce1"/>
          <table:table-cell table:style-name="ce1" office:value-type="string" calcext:value-type="string">
            <text:p>地铁</text:p>
          </table:table-cell>
          <table:table-cell table:style-name="ce1" table:formula="of:=SUM([.B12:.G12])" office:value-type="float" office:value="111.5" calcext:value-type="float">
            <text:p>111.5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1" table:formula="of:=SUM([.B13:.G1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7"/>
          <table:table-cell table:style-name="ce1" table:formula="of:=SUM([.B14:.G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7"/>
          <table:table-cell table:style-name="ce1" table:formula="of:=SUM([.B15:.G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53.5" calcext:value-type="float">
            <text:p>53.5</text:p>
          </table:table-cell>
          <table:table-cell table:style-name="ce1" table:number-columns-repeated="5"/>
          <table:table-cell table:style-name="ce1" table:formula="of:=SUM([.B16:.G16])" office:value-type="float" office:value="53.5" calcext:value-type="float">
            <text:p>53.5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table:formula="of:=SUM([.B17:.G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7"/>
          <table:table-cell table:style-name="ce1" table:formula="of:=SUM([.B18:.G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7"/>
          <table:table-cell table:style-name="ce1" table:formula="of:=SUM([.B19:.G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7"/>
          <table:table-cell table:style-name="ce1" table:formula="of:=SUM([.B20:.G20])" office:value-type="float" office:value="0" calcext:value-type="float">
            <text:p>0</text:p>
          </table:table-cell>
          <table:table-cell table:number-columns-repeated="9"/>
          <table:table-cell>
            <draw:frame table:end-cell-address="Aug.Y32" table:end-x="6.09pt" table:end-y="9.98pt" draw:z-index="1" draw:name="图表 2" draw:style-name="gr1" draw:text-style-name="P1" svg:width="359.38pt" svg:height="167.56pt" svg:x="24.72pt" svg:y="4.42pt">
              <loext:p draw:notify-on-update-of-ranges="Aug.K31:Aug.Q31 Aug.J32:Aug.J32 Aug.K32:Aug.Q32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7"/>
          <table:table-cell table:style-name="ce1" table:formula="of:=SUM([.B21:.G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7"/>
          <table:table-cell table:style-name="ce1" table:formula="of:=SUM([.B22:.G2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7"/>
          <table:table-cell table:style-name="ce1" table:formula="of:=SUM([.B23:.G2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1" table:formula="of:=SUM([.B24:.G24])" office:value-type="float" office:value="0" calcext:value-type="float">
            <text:p>0</text:p>
          </table:table-cell>
          <table:table-cell table:style-name="ce12" office:value-type="string" calcext:value-type="string">
            <text:p>期初余额</text:p>
          </table:table-cell>
          <table:table-cell table:style-name="ce12" office:value-type="string" calcext:value-type="string">
            <text:p>卡</text:p>
          </table:table-cell>
          <table:table-cell table:style-name="ce12" office:value-type="string" calcext:value-type="string">
            <text:p>余额</text:p>
          </table:table-cell>
          <table:table-cell table:style-name="ce12" office:value-type="string" calcext:value-type="string">
            <text:p>存</text:p>
          </table:table-cell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7"/>
          <table:table-cell table:style-name="ce1" table:formula="of:=SUM([.B25:.G25])" office:value-type="float" office:value="0" calcext:value-type="float">
            <text:p>0</text:p>
          </table:table-cell>
          <table:table-cell table:style-name="ce12" office:value-type="float" office:value="2147" calcext:value-type="float">
            <text:p>2147</text:p>
          </table:table-cell>
          <table:table-cell table:style-name="ce12"/>
          <table:table-cell table:style-name="ce12" table:formula="of:=[.J25]-SUM([.I1:.I32])-[.K25]+[.M25]" office:value-type="float" office:value="2989.02" calcext:value-type="float">
            <text:p>2989.02</text:p>
          </table:table-cell>
          <table:table-cell table:style-name="ce12" office:value-type="float" office:value="1200" calcext:value-type="float">
            <text:p>1200</text:p>
          </table:table-cell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7"/>
          <table:table-cell table:style-name="ce1" table:formula="of:=SUM([.B26:.G26])" office:value-type="float" office:value="0" calcext:value-type="float">
            <text:p>0</text:p>
          </table:table-cell>
          <table:table-cell table:style-name="ce12" office:value-type="string" calcext:value-type="string">
            <text:p>现金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7"/>
          <table:table-cell table:style-name="ce1" table:formula="of:=SUM([.B27:.G27])" office:value-type="float" office:value="0" calcext:value-type="float">
            <text:p>0</text:p>
          </table:table-cell>
          <table:table-cell table:style-name="ce12" table:number-columns-repeated="2"/>
          <table:table-cell table:style-name="ce12" table:formula="of:=SUM([.K25:.L26])" office:value-type="float" office:value="3089.02" calcext:value-type="float">
            <text:p>3089.02</text:p>
          </table:table-cell>
          <table:table-cell table:style-name="ce12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7"/>
          <table:table-cell table:style-name="ce1" table:formula="of:=SUM([.B28:.G28])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7"/>
          <table:table-cell table:style-name="ce1" table:formula="of:=SUM([.B29:.G29])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table:number-columns-repeated="5"/>
          <table:table-cell table:style-name="ce1" table:formula="of:=SUM([.B30:.G30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超市</text:p>
          </table:table-cell>
          <table:table-cell table:style-name="ce1" table:formula="of:=SUM([.B31:.G31])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7"/>
          <table:table-cell table:style-name="ce1" table:formula="of:=SUM([.B32:.G32])" office:value-type="float" office:value="0" calcext:value-type="float">
            <text:p>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230.5" calcext:value-type="float">
            <text:p>230.5</text:p>
          </table:table-cell>
          <table:table-cell table:style-name="ce1" table:formula="of:=SUM([.$D$2:.$D$32])" office:value-type="float" office:value="12" calcext:value-type="float">
            <text:p>12</text:p>
          </table:table-cell>
          <table:table-cell table:style-name="ce1" table:formula="of:=SUM([.$E$2:.$E$32])" office:value-type="float" office:value="0" calcext:value-type="float">
            <text:p>0</text:p>
          </table:table-cell>
          <table:table-cell table:style-name="ce1" table:formula="of:=SUM([.$F$2:.$G$31])" office:value-type="float" office:value="115.48" calcext:value-type="float">
            <text:p>115.48</text:p>
          </table:table-cell>
          <table:table-cell table:style-name="ce1"/>
          <table:table-cell table:style-name="ce1" table:formula="of:=SUM([.$I$2:.$I$32])" office:value-type="float" office:value="357.98" calcext:value-type="float">
            <text:p>357.98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4" table:formula="of:=AVERAGE([.B2:.B31])" office:value-type="string" office:string-value="" calcext:value-type="error">
            <text:p>#DIV/0!</text:p>
          </table:table-cell>
          <table:table-cell table:style-name="ce4" table:formula="of:=AVERAGE([.C2:.C31])" office:value-type="float" office:value="57.625" calcext:value-type="float">
            <text:p>57.63</text:p>
          </table:table-cell>
          <table:table-cell table:style-name="ce4" table:formula="of:=AVERAGE([.D2:.D31])" office:value-type="float" office:value="12" calcext:value-type="float">
            <text:p>12.00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" table:style-name="ta9">
        <office:forms form:automatic-focus="false" form:apply-design-mode="false"/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4" table:number-columns-repeated="7" table:default-cell-style-name="ce2"/>
        <table:table-column table:style-name="co9" table:default-cell-style-name="ce2"/>
        <table:table-column table:style-name="co4" table:number-columns-repeated="1003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Sep.T24" table:end-x="1.56pt" table:end-y="3.88pt" draw:z-index="0" draw:name="图表 1" draw:style-name="gr1" draw:text-style-name="P1" svg:width="593.21pt" svg:height="322.67pt" svg:x="1.64pt" svg:y="1.76pt">
              <loext:p draw:notify-on-update-of-ranges="Sep.A2:Sep.A33 Sep.B1:Sep.B1 Sep.B2:Sep.B33 Sep.C1:Sep.C1 Sep.C2:Sep.C33 Sep.D1:Sep.D1 Sep.D2:Sep.D33 Sep.E1:Sep.E1 Sep.E2:Sep.E33 Sep.F1:Sep.F1 Sep.F2:Sep.F33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9.18" calcext:value-type="float">
            <text:p>9.18</text:p>
          </table:table-cell>
          <table:table-cell table:style-name="ce1"/>
          <table:table-cell table:style-name="ce1" office:value-type="float" office:value="10.18" calcext:value-type="float">
            <text:p>10.18</text:p>
          </table:table-cell>
          <table:table-cell table:style-name="ce1" office:value-type="float" office:value="3.2" calcext:value-type="float">
            <text:p>3.2</text:p>
          </table:table-cell>
          <table:table-cell table:style-name="ce9" office:value-type="string" calcext:value-type="string">
            <text:p>超市/地铁</text:p>
          </table:table-cell>
          <table:table-cell table:style-name="ce1" table:formula="of:=SUM([.B2:.G2])" office:value-type="float" office:value="28.25" calcext:value-type="float">
            <text:p>28.25</text:p>
          </table:table-cell>
          <table:table-cell table:number-columns-repeated="10"/>
          <table:table-cell table:style-name="ce20"/>
          <table:table-cell table:style-name="ce22"/>
          <table:table-cell table:number-columns-repeated="1003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水电费/电费</text:p>
          </table:table-cell>
          <table:table-cell table:style-name="ce1" table:formula="of:=SUM([.B3:.G3])" office:value-type="float" office:value="63" calcext:value-type="float">
            <text:p>63</text:p>
          </table:table-cell>
          <table:table-cell table:number-columns-repeated="10"/>
          <table:table-cell table:style-name="ce21"/>
          <table:table-cell table:style-name="ce20"/>
          <table:table-cell table:number-columns-repeated="1003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4.33" calcext:value-type="float">
            <text:p>14.33</text:p>
          </table:table-cell>
          <table:table-cell table:style-name="ce1"/>
          <table:table-cell table:style-name="ce1" office:value-type="string" calcext:value-type="string">
            <text:p>超市</text:p>
          </table:table-cell>
          <table:table-cell table:style-name="ce1" table:formula="of:=SUM([.B4:.G4])" office:value-type="float" office:value="28.33" calcext:value-type="float">
            <text:p>28.33</text:p>
          </table:table-cell>
          <table:table-cell table:number-columns-repeated="10"/>
          <table:table-cell table:style-name="ce21"/>
          <table:table-cell table:style-name="ce22"/>
          <table:table-cell table:number-columns-repeated="1003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table:formula="of:=SUM([.B5:.G5])" office:value-type="float" office:value="0" calcext:value-type="float">
            <text:p>0</text:p>
          </table:table-cell>
          <table:table-cell table:style-name="ce15" table:number-columns-spanned="1" table:number-rows-spanned="8"/>
          <table:table-cell table:number-columns-repeated="9"/>
          <table:table-cell table:style-name="ce21"/>
          <table:table-cell table:style-name="ce22"/>
          <table:table-cell table:number-columns-repeated="1003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table:formula="of:=SUM([.B6:.G6])" office:value-type="float" office:value="0" calcext:value-type="float">
            <text:p>0</text:p>
          </table:table-cell>
          <table:covered-table-cell table:style-name="ce15"/>
          <table:table-cell table:number-columns-repeated="9"/>
          <table:table-cell table:style-name="ce21"/>
          <table:table-cell table:style-name="ce23"/>
          <table:table-cell table:number-columns-repeated="100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table:formula="of:=SUM([.B7:.G7])" office:value-type="float" office:value="0" calcext:value-type="float">
            <text:p>0</text:p>
          </table:table-cell>
          <table:covered-table-cell table:style-name="ce15"/>
          <table:table-cell table:number-columns-repeated="9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1" table:formula="of:=SUM([.B8:.G8])" office:value-type="float" office:value="0" calcext:value-type="float">
            <text:p>0</text:p>
          </table:table-cell>
          <table:covered-table-cell table:style-name="ce15"/>
          <table:table-cell table:number-columns-repeated="9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table:formula="of:=SUM([.B9:.G9])" office:value-type="float" office:value="0" calcext:value-type="float">
            <text:p>0</text:p>
          </table:table-cell>
          <table:covered-table-cell table:style-name="ce15"/>
          <table:table-cell table:number-columns-repeated="9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table:formula="of:=SUM([.B10:.G10])" office:value-type="float" office:value="0" calcext:value-type="float">
            <text:p>0</text:p>
          </table:table-cell>
          <table:covered-table-cell table:style-name="ce15"/>
          <table:table-cell table:number-columns-repeated="9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1" table:formula="of:=SUM([.B11:.G11])" office:value-type="float" office:value="0" calcext:value-type="float">
            <text:p>0</text:p>
          </table:table-cell>
          <table:covered-table-cell table:style-name="ce15"/>
          <table:table-cell table:number-columns-repeated="9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1" table:formula="of:=SUM([.B12:.G12])" office:value-type="float" office:value="0" calcext:value-type="float">
            <text:p>0</text:p>
          </table:table-cell>
          <table:covered-table-cell table:style-name="ce15"/>
          <table:table-cell table:number-columns-repeated="9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1" table:formula="of:=SUM([.B13:.G13])" office:value-type="float" office:value="0" calcext:value-type="float">
            <text:p>0</text:p>
          </table:table-cell>
          <table:table-cell table:style-name="ce15" table:number-columns-spanned="1" table:number-rows-spanned="7"/>
          <table:table-cell table:number-columns-repeated="101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9"/>
          <table:table-cell table:style-name="ce1" table:number-columns-repeated="6"/>
          <table:table-cell table:style-name="ce1" table:formula="of:=SUM([.B14:.G14])" office:value-type="float" office:value="0" calcext:value-type="float">
            <text:p>0</text:p>
          </table:table-cell>
          <table:covered-table-cell table:style-name="ce15"/>
          <table:table-cell table:number-columns-repeated="101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7"/>
          <table:table-cell table:style-name="ce1" table:formula="of:=SUM([.B15:.G15])" office:value-type="float" office:value="0" calcext:value-type="float">
            <text:p>0</text:p>
          </table:table-cell>
          <table:covered-table-cell table:style-name="ce15"/>
          <table:table-cell table:number-columns-repeated="101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7"/>
          <table:table-cell table:style-name="ce1" table:formula="of:=SUM([.B16:.G16])" office:value-type="float" office:value="0" calcext:value-type="float">
            <text:p>0</text:p>
          </table:table-cell>
          <table:covered-table-cell table:style-name="ce15"/>
          <table:table-cell table:number-columns-repeated="101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table:formula="of:=SUM([.B17:.G17])" office:value-type="float" office:value="0" calcext:value-type="float">
            <text:p>0</text:p>
          </table:table-cell>
          <table:covered-table-cell table:style-name="ce15"/>
          <table:table-cell table:number-columns-repeated="101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7"/>
          <table:table-cell table:style-name="ce1" table:formula="of:=SUM([.B18:.G18])" office:value-type="float" office:value="0" calcext:value-type="float">
            <text:p>0</text:p>
          </table:table-cell>
          <table:covered-table-cell table:style-name="ce15"/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7"/>
          <table:table-cell table:style-name="ce1" table:formula="of:=SUM([.B19:.G19])" office:value-type="float" office:value="0" calcext:value-type="float">
            <text:p>0</text:p>
          </table:table-cell>
          <table:covered-table-cell table:style-name="ce15"/>
          <table:table-cell table:number-columns-repeated="101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7"/>
          <table:table-cell table:style-name="ce1" table:formula="of:=SUM([.B20:.G20])" office:value-type="float" office:value="0" calcext:value-type="float">
            <text:p>0</text:p>
          </table:table-cell>
          <table:table-cell table:style-name="ce16"/>
          <table:table-cell table:number-columns-repeated="8"/>
          <table:table-cell>
            <draw:frame table:end-cell-address="Sep.Y32" table:end-x="6.09pt" table:end-y="12.67pt" draw:z-index="1" draw:name="图表 3" draw:style-name="gr1" draw:text-style-name="P1" svg:width="419.78pt" svg:height="167.56pt" svg:x="24.72pt" svg:y="7.11pt">
              <loext:p draw:notify-on-update-of-ranges="Sep.K31:Sep.Q31 Sep.J32:Sep.J32 Sep.K32:Sep.Q32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7"/>
          <table:table-cell table:style-name="ce1" table:formula="of:=SUM([.B21:.G21])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7"/>
          <table:table-cell table:style-name="ce1" table:formula="of:=SUM([.B22:.G22])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7"/>
          <table:table-cell table:style-name="ce1" table:formula="of:=SUM([.B23:.G23])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1" table:formula="of:=SUM([.B24:.G24])" office:value-type="float" office:value="0" calcext:value-type="float">
            <text:p>0</text:p>
          </table:table-cell>
          <table:table-cell table:style-name="ce12" office:value-type="string" calcext:value-type="string">
            <text:p>期初余额</text:p>
          </table:table-cell>
          <table:table-cell table:style-name="ce12" office:value-type="string" calcext:value-type="string">
            <text:p>卡</text:p>
          </table:table-cell>
          <table:table-cell table:style-name="ce12" office:value-type="string" calcext:value-type="string">
            <text:p>余额</text:p>
          </table:table-cell>
          <table:table-cell table:style-name="ce12" office:value-type="string" calcext:value-type="string">
            <text:p>存</text:p>
          </table:table-cell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7"/>
          <table:table-cell table:style-name="ce1" table:formula="of:=SUM([.B25:.G25])" office:value-type="float" office:value="0" calcext:value-type="float">
            <text:p>0</text:p>
          </table:table-cell>
          <table:table-cell table:style-name="ce12" office:value-type="float" office:value="2970" calcext:value-type="float">
            <text:p>2970</text:p>
          </table:table-cell>
          <table:table-cell table:style-name="ce12"/>
          <table:table-cell table:style-name="ce12" table:formula="of:=[.J25]-SUM([.I1:.I32])-[.K25]+[.M25]" office:value-type="float" office:value="3550.42" calcext:value-type="float">
            <text:p>3550.42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7"/>
          <table:table-cell table:style-name="ce1" table:formula="of:=SUM([.B26:.G26])" office:value-type="float" office:value="0" calcext:value-type="float">
            <text:p>0</text:p>
          </table:table-cell>
          <table:table-cell table:style-name="ce12" office:value-type="string" calcext:value-type="string">
            <text:p>现金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7"/>
          <table:table-cell table:style-name="ce1" table:formula="of:=SUM([.B27:.G27])" office:value-type="float" office:value="0" calcext:value-type="float">
            <text:p>0</text:p>
          </table:table-cell>
          <table:table-cell table:style-name="ce12" table:number-columns-repeated="2"/>
          <table:table-cell table:style-name="ce12" table:formula="of:=SUM([.K25:.L26])" office:value-type="float" office:value="3650.42" calcext:value-type="float">
            <text:p>3650.42</text:p>
          </table:table-cell>
          <table:table-cell table:style-name="ce12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7"/>
          <table:table-cell table:style-name="ce1" table:formula="of:=SUM([.B28:.G28])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7"/>
          <table:table-cell table:style-name="ce1" table:formula="of:=SUM([.B29:.G29])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7"/>
          <table:table-cell table:style-name="ce1" table:formula="of:=SUM([.B30:.G30])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7"/>
          <table:table-cell table:style-name="ce1" table:formula="of:=SUM([.B31:.G31])" office:value-type="float" office:value="0" calcext:value-type="float">
            <text:p>0</text:p>
          </table:table-cell>
          <table:table-cell table:style-name="ce17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7"/>
        </table:table-row>
        <table:table-row table:style-name="ro1">
          <table:table-cell table:style-name="ce1" table:number-columns-repeated="8"/>
          <table:table-cell table:style-name="ce1" table:formula="of:=SUM([.B32:.G32])" office:value-type="float" office:value="0" calcext:value-type="float">
            <text:p>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30.69" calcext:value-type="float">
            <text:p>30.69</text:p>
          </table:table-cell>
          <table:table-cell table:style-name="ce1" table:formula="of:=SUM([.$D$2:.$D$32])" office:value-type="float" office:value="38.18" calcext:value-type="float">
            <text:p>38.18</text:p>
          </table:table-cell>
          <table:table-cell table:style-name="ce1" table:formula="of:=SUM([.$E$2:.$E$32])" office:value-type="float" office:value="0" calcext:value-type="float">
            <text:p>0</text:p>
          </table:table-cell>
          <table:table-cell table:style-name="ce1" table:formula="of:=SUM([.$F$2:.$G$31])" office:value-type="float" office:value="50.71" calcext:value-type="float">
            <text:p>50.71</text:p>
          </table:table-cell>
          <table:table-cell table:style-name="ce1"/>
          <table:table-cell table:style-name="ce1" table:formula="of:=SUM([.$I$2:.$I$32])" office:value-type="float" office:value="119.58" calcext:value-type="float">
            <text:p>119.58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4" table:formula="of:=AVERAGE([.B2:.B31])" office:value-type="string" office:string-value="" calcext:value-type="error">
            <text:p>#DIV/0!</text:p>
          </table:table-cell>
          <table:table-cell table:style-name="ce4" table:formula="of:=AVERAGE([.C2:.C31])" office:value-type="float" office:value="10.23" calcext:value-type="float">
            <text:p>10.23</text:p>
          </table:table-cell>
          <table:table-cell table:style-name="ce4" table:formula="of:=AVERAGE([.D2:.D31])" office:value-type="float" office:value="12.7266666666667" calcext:value-type="float">
            <text:p>12.73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" table:style-name="ta10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Oct.T23" table:end-x="0.65pt" table:end-y="12.67pt" draw:z-index="0" draw:name="图表 1" draw:style-name="gr1" draw:text-style-name="P1" svg:width="567.86pt" svg:height="309.66pt" svg:x="0.74pt" svg:y="0pt">
              <loext:p draw:notify-on-update-of-ranges="Oct.A2:Oct.A33 Oct.B1:Oct.B1 Oct.B2:Oct.B33 Oct.C1:Oct.C1 Oct.C2:Oct.C33 Oct.D1:Oct.D1 Oct.D2:Oct.D33 Oct.E1:Oct.E1 Oct.E2:Oct.E33 Oct.F1:Oct.F1 Oct.F2:Oct.F33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table:formula="of:=SUM([.B2:.G2])" office:value-type="float" office:value="0" calcext:value-type="float">
            <text:p>0</text:p>
          </table:table-cell>
          <table:table-cell table:number-columns-repeated="12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table:formula="of:=SUM([.B3:.G3])" office:value-type="float" office:value="0" calcext:value-type="float">
            <text:p>0</text:p>
          </table:table-cell>
          <table:table-cell table:number-columns-repeated="12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style-name="ce7"/>
          <table:table-cell/>
          <table:table-cell table:style-name="ce1" table:formula="of:=SUM([.B4:.G4])" office:value-type="float" office:value="0" calcext:value-type="float">
            <text:p>0</text:p>
          </table:table-cell>
          <table:table-cell table:number-columns-repeated="12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table:formula="of:=SUM([.B5:.G5])" office:value-type="float" office:value="0" calcext:value-type="float">
            <text:p>0</text:p>
          </table:table-cell>
          <table:table-cell table:number-columns-repeated="12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table:formula="of:=SUM([.B6:.G6])" office:value-type="float" office:value="0" calcext:value-type="float">
            <text:p>0</text:p>
          </table:table-cell>
          <table:table-cell table:number-columns-repeated="12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table:formula="of:=SUM([.B7:.G7])" office:value-type="float" office:value="0" calcext:value-type="float">
            <text:p>0</text:p>
          </table:table-cell>
          <table:table-cell table:number-columns-repeated="12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1" table:formula="of:=SUM([.B8:.G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table:formula="of:=SUM([.B9:.G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table:formula="of:=SUM([.B10:.G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1" table:formula="of:=SUM([.B11:.G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1" table:formula="of:=SUM([.B12:.G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1" table:formula="of:=SUM([.B13:.G1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7"/>
          <table:table-cell table:style-name="ce1" table:formula="of:=SUM([.B14:.G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7"/>
          <table:table-cell table:style-name="ce1" table:formula="of:=SUM([.B15:.G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7"/>
          <table:table-cell table:style-name="ce1" table:formula="of:=SUM([.B16: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table:formula="of:=SUM([.B17:.G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7"/>
          <table:table-cell table:style-name="ce1" table:formula="of:=SUM([.B18:.G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7"/>
          <table:table-cell table:style-name="ce1" table:formula="of:=SUM([.B19:.G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7"/>
          <table:table-cell table:style-name="ce1" table:formula="of:=SUM([.B20:.G20])" office:value-type="float" office:value="0" calcext:value-type="float">
            <text:p>0</text:p>
          </table:table-cell>
          <table:table-cell table:number-columns-repeated="9"/>
          <table:table-cell>
            <draw:frame table:end-cell-address="Oct.Y32" table:end-x="6.09pt" table:end-y="9.98pt" draw:z-index="1" draw:name="图表 2" draw:style-name="gr1" draw:text-style-name="P1" svg:width="359.38pt" svg:height="167.56pt" svg:x="24.72pt" svg:y="4.42pt">
              <loext:p draw:notify-on-update-of-ranges="Oct.K31:Oct.Q31 Oct.J32:Oct.J32 Oct.K32:Oct.Q32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7"/>
          <table:table-cell table:style-name="ce1" table:formula="of:=SUM([.B21:.G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7"/>
          <table:table-cell table:style-name="ce1" table:formula="of:=SUM([.B22:.G2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7"/>
          <table:table-cell table:style-name="ce1" table:formula="of:=SUM([.B23:.G2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1" table:formula="of:=SUM([.B24:.G2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7"/>
          <table:table-cell table:style-name="ce1" table:formula="of:=SUM([.B25:.G2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7"/>
          <table:table-cell table:style-name="ce1" table:formula="of:=SUM([.B26:.G2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7"/>
          <table:table-cell table:style-name="ce1" table:formula="of:=SUM([.B27:.G2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7"/>
          <table:table-cell table:style-name="ce1" table:formula="of:=SUM([.B28:.G2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7"/>
          <table:table-cell table:style-name="ce1" table:formula="of:=SUM([.B29:.G2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7"/>
          <table:table-cell table:style-name="ce1" table:formula="of:=SUM([.B30:.G3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7"/>
          <table:table-cell table:style-name="ce1" table:formula="of:=SUM([.B31:.G31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7"/>
          <table:table-cell table:style-name="ce1" table:formula="of:=SUM([.B32:.G32])" office:value-type="float" office:value="0" calcext:value-type="float">
            <text:p>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0" calcext:value-type="float">
            <text:p>0</text:p>
          </table:table-cell>
          <table:table-cell table:style-name="ce1" table:formula="of:=SUM([.$D$2:.$D$32])" office:value-type="float" office:value="0" calcext:value-type="float">
            <text:p>0</text:p>
          </table:table-cell>
          <table:table-cell table:style-name="ce1" table:formula="of:=SUM([.$E$2:.$E$32])" office:value-type="float" office:value="0" calcext:value-type="float">
            <text:p>0</text:p>
          </table:table-cell>
          <table:table-cell table:style-name="ce1" table:formula="of:=SUM([.$F$2:.$G$31])" office:value-type="float" office:value="0" calcext:value-type="float">
            <text:p>0</text:p>
          </table:table-cell>
          <table:table-cell table:style-name="ce1"/>
          <table:table-cell table:style-name="ce1" table:formula="of:=SUM([.$I$2:.$I$3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4" table:formula="of:=AVERAGE([.B2:.B32])" office:value-type="string" office:string-value="" calcext:value-type="error">
            <text:p>#DIV/0!</text:p>
          </table:table-cell>
          <table:table-cell table:style-name="ce4" table:formula="of:=AVERAGE([.C2:.C32])" office:value-type="string" office:string-value="" calcext:value-type="error">
            <text:p>#DIV/0!</text:p>
          </table:table-cell>
          <table:table-cell table:style-name="ce4" table:formula="of:=AVERAGE([.D2:.D3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" table:style-name="ta1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Nov.T23" table:end-x="0.65pt" table:end-y="12.67pt" draw:z-index="0" draw:name="图表 1" draw:style-name="gr1" draw:text-style-name="P1" svg:width="567.86pt" svg:height="309.66pt" svg:x="0.74pt" svg:y="0pt">
              <loext:p draw:notify-on-update-of-ranges="Nov.A2:Nov.A33 Nov.B1:Nov.B1 Nov.B2:Nov.B33 Nov.C1:Nov.C1 Nov.C2:Nov.C33 Nov.D1:Nov.D1 Nov.D2:Nov.D33 Nov.E1:Nov.E1 Nov.E2:Nov.E33 Nov.F1:Nov.F1 Nov.F2:Nov.F33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table:formula="of:=SUM([.B2:.G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table:formula="of:=SUM([.B3:.G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table:formula="of:=SUM([.B4:.G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table:formula="of:=SUM([.B5:.G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table:formula="of:=SUM([.B6:.G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table:formula="of:=SUM([.B7:.G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1" table:formula="of:=SUM([.B8:.G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table:formula="of:=SUM([.B9:.G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table:formula="of:=SUM([.B10:.G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1" table:formula="of:=SUM([.B11:.G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1" table:formula="of:=SUM([.B12:.G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1" table:formula="of:=SUM([.B13:.G1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7"/>
          <table:table-cell table:style-name="ce1" table:formula="of:=SUM([.B14:.G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7"/>
          <table:table-cell table:style-name="ce1" table:formula="of:=SUM([.B15:.G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7"/>
          <table:table-cell table:style-name="ce1" table:formula="of:=SUM([.B16: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table:formula="of:=SUM([.B17:.G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7"/>
          <table:table-cell table:style-name="ce1" table:formula="of:=SUM([.B18:.G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7"/>
          <table:table-cell table:style-name="ce1" table:formula="of:=SUM([.B19:.G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7"/>
          <table:table-cell table:style-name="ce1" table:formula="of:=SUM([.B20:.G20])" office:value-type="float" office:value="0" calcext:value-type="float">
            <text:p>0</text:p>
          </table:table-cell>
          <table:table-cell table:number-columns-repeated="9"/>
          <table:table-cell>
            <draw:frame table:end-cell-address="Nov.Y32" table:end-x="6.09pt" table:end-y="9.98pt" draw:z-index="1" draw:name="图表 2" draw:style-name="gr1" draw:text-style-name="P1" svg:width="359.38pt" svg:height="167.56pt" svg:x="24.72pt" svg:y="4.42pt">
              <loext:p draw:notify-on-update-of-ranges="Nov.K31:Nov.Q31 Nov.J32:Nov.J32 Nov.K32:Nov.Q32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7"/>
          <table:table-cell table:style-name="ce1" table:formula="of:=SUM([.B21:.G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7"/>
          <table:table-cell table:style-name="ce1" table:formula="of:=SUM([.B22:.G2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7"/>
          <table:table-cell table:style-name="ce1" table:formula="of:=SUM([.B23:.G2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1" table:formula="of:=SUM([.B24:.G2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7"/>
          <table:table-cell table:style-name="ce1" table:formula="of:=SUM([.B25:.G2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5"/>
          <table:table-cell table:style-name="ce7"/>
          <table:table-cell/>
          <table:table-cell table:style-name="ce1" table:formula="of:=SUM([.B26:.G2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7"/>
          <table:table-cell table:style-name="ce1" table:formula="of:=SUM([.B27:.G2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7"/>
          <table:table-cell table:style-name="ce1" table:formula="of:=SUM([.B28:.G2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7"/>
          <table:table-cell table:style-name="ce1" table:formula="of:=SUM([.B29:.G2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7"/>
          <table:table-cell table:style-name="ce1" table:formula="of:=SUM([.B30:.G3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7"/>
          <table:table-cell table:style-name="ce1" table:formula="of:=SUM([.B31:.G31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7"/>
        </table:table-row>
        <table:table-row table:style-name="ro1">
          <table:table-cell table:style-name="ce1" table:number-columns-repeated="8"/>
          <table:table-cell table:style-name="ce1" table:formula="of:=SUM([.B32:.G32])" office:value-type="float" office:value="0" calcext:value-type="float">
            <text:p>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0" calcext:value-type="float">
            <text:p>0</text:p>
          </table:table-cell>
          <table:table-cell table:style-name="ce1" table:formula="of:=SUM([.$D$2:.$D$32])" office:value-type="float" office:value="0" calcext:value-type="float">
            <text:p>0</text:p>
          </table:table-cell>
          <table:table-cell table:style-name="ce1" table:formula="of:=SUM([.$E$2:.$E$32])" office:value-type="float" office:value="0" calcext:value-type="float">
            <text:p>0</text:p>
          </table:table-cell>
          <table:table-cell table:style-name="ce1" table:formula="of:=SUM([.$F$2:.$G$31])" office:value-type="float" office:value="0" calcext:value-type="float">
            <text:p>0</text:p>
          </table:table-cell>
          <table:table-cell table:style-name="ce1"/>
          <table:table-cell table:style-name="ce1" table:formula="of:=SUM([.$I$2:.$I$3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4" table:formula="of:=AVERAGE([.B2:.B32])" office:value-type="string" office:string-value="" calcext:value-type="error">
            <text:p>#DIV/0!</text:p>
          </table:table-cell>
          <table:table-cell table:style-name="ce4" table:formula="of:=AVERAGE([.C2:.C32])" office:value-type="string" office:string-value="" calcext:value-type="error">
            <text:p>#DIV/0!</text:p>
          </table:table-cell>
          <table:table-cell table:style-name="ce4" table:formula="of:=AVERAGE([.D2:.D3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" table:style-name="ta12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/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>
            <draw:frame table:end-cell-address="Dec.T23" table:end-x="0.65pt" table:end-y="12.67pt" draw:z-index="0" draw:name="图表 1" draw:style-name="gr1" draw:text-style-name="P1" svg:width="567.86pt" svg:height="309.66pt" svg:x="0.74pt" svg:y="0pt">
              <loext:p draw:notify-on-update-of-ranges="Dec.A2:Dec.A33 Dec.B1:Dec.B1 Dec.B2:Dec.B33 Dec.C1:Dec.C1 Dec.C2:Dec.C33 Dec.D1:Dec.D1 Dec.D2:Dec.D33 Dec.E1:Dec.E1 Dec.E2:Dec.E33 Dec.F1:Dec.F1 Dec.F2:Dec.F33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table:formula="of:=SUM([.B2:.G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table:formula="of:=SUM([.B3:.G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table:formula="of:=SUM([.B4:.G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table:formula="of:=SUM([.B5:.G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table:formula="of:=SUM([.B6:.G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table:formula="of:=SUM([.B7:.G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1" table:formula="of:=SUM([.B8:.G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table:formula="of:=SUM([.B9:.G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table:formula="of:=SUM([.B10:.G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1" table:formula="of:=SUM([.B11:.G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1" table:formula="of:=SUM([.B12:.G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1" table:formula="of:=SUM([.B13:.G1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7"/>
          <table:table-cell table:style-name="ce1" table:formula="of:=SUM([.B14:.G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7"/>
          <table:table-cell table:style-name="ce1" table:formula="of:=SUM([.B15:.G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7"/>
          <table:table-cell table:style-name="ce1" table:formula="of:=SUM([.B16: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7"/>
          <table:table-cell table:style-name="ce1" table:formula="of:=SUM([.B17:.G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7"/>
          <table:table-cell table:style-name="ce1" table:formula="of:=SUM([.B18:.G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7"/>
          <table:table-cell table:style-name="ce1" table:formula="of:=SUM([.B19:.G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7"/>
          <table:table-cell table:style-name="ce1" table:formula="of:=SUM([.B20:.G20])" office:value-type="float" office:value="0" calcext:value-type="float">
            <text:p>0</text:p>
          </table:table-cell>
          <table:table-cell table:number-columns-repeated="9"/>
          <table:table-cell>
            <draw:frame table:end-cell-address="Dec.Y32" table:end-x="6.09pt" table:end-y="9.98pt" draw:z-index="1" draw:name="图表 2" draw:style-name="gr1" draw:text-style-name="P1" svg:width="359.38pt" svg:height="167.56pt" svg:x="24.72pt" svg:y="4.42pt">
              <loext:p draw:notify-on-update-of-ranges="Dec.K31:Dec.Q31 Dec.J32:Dec.J32 Dec.K32:Dec.Q32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7"/>
          <table:table-cell table:style-name="ce1" table:formula="of:=SUM([.B21:.G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7"/>
          <table:table-cell table:style-name="ce1" table:formula="of:=SUM([.B22:.G2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7"/>
          <table:table-cell table:style-name="ce1" table:formula="of:=SUM([.B23:.G2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1" table:formula="of:=SUM([.B24:.G2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7"/>
          <table:table-cell table:style-name="ce1" table:formula="of:=SUM([.B25:.G2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7"/>
          <table:table-cell table:style-name="ce1" table:formula="of:=SUM([.B26:.G2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7"/>
          <table:table-cell table:style-name="ce1" table:formula="of:=SUM([.B27:.G2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7"/>
          <table:table-cell table:style-name="ce1" table:formula="of:=SUM([.B28:.G2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7"/>
          <table:table-cell table:style-name="ce1" table:formula="of:=SUM([.B29:.G2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7"/>
          <table:table-cell table:style-name="ce1" table:formula="of:=SUM([.B30:.G3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7"/>
          <table:table-cell table:style-name="ce1" table:formula="of:=SUM([.B31:.G31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早餐</text:p>
          </table:table-cell>
          <table:table-cell table:style-name="ce1" office:value-type="string" calcext:value-type="string">
            <text:p>午餐</text:p>
          </table:table-cell>
          <table:table-cell table:style-name="ce1" office:value-type="string" calcext:value-type="string">
            <text:p>晚餐</text:p>
          </table:table-cell>
          <table:table-cell table:style-name="ce1" office:value-type="string" calcext:value-type="string">
            <text:p>宵夜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合计</text:p>
          </table:table-cell>
          <table:table-cell table:number-columns-repeated="100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7"/>
          <table:table-cell table:style-name="ce1" table:formula="of:=SUM([.B32:.G32])" office:value-type="float" office:value="0" calcext:value-type="float">
            <text:p>0</text:p>
          </table:table-cell>
          <table:table-cell table:style-name="ce1" office:value-type="string" calcext:value-type="string">
            <text:p>合计</text:p>
          </table:table-cell>
          <table:table-cell table:style-name="ce1" table:formula="of:=SUM([.$B$2:.$B$32])" office:value-type="float" office:value="0" calcext:value-type="float">
            <text:p>0</text:p>
          </table:table-cell>
          <table:table-cell table:style-name="ce1" table:formula="of:=SUM([.$C$2:.$C$32])" office:value-type="float" office:value="0" calcext:value-type="float">
            <text:p>0</text:p>
          </table:table-cell>
          <table:table-cell table:style-name="ce1" table:formula="of:=SUM([.$D$2:.$D$32])" office:value-type="float" office:value="0" calcext:value-type="float">
            <text:p>0</text:p>
          </table:table-cell>
          <table:table-cell table:style-name="ce1" table:formula="of:=SUM([.$E$2:.$E$32])" office:value-type="float" office:value="0" calcext:value-type="float">
            <text:p>0</text:p>
          </table:table-cell>
          <table:table-cell table:style-name="ce1" table:formula="of:=SUM([.$F$2:.$G$31])" office:value-type="float" office:value="0" calcext:value-type="float">
            <text:p>0</text:p>
          </table:table-cell>
          <table:table-cell table:style-name="ce1"/>
          <table:table-cell table:style-name="ce1" table:formula="of:=SUM([.$I$2:.$I$3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4" table:formula="of:=AVERAGE([.B2:.B32])" office:value-type="string" office:string-value="" calcext:value-type="error">
            <text:p>#DIV/0!</text:p>
          </table:table-cell>
          <table:table-cell table:style-name="ce4" table:formula="of:=AVERAGE([.C2:.C32])" office:value-type="string" office:string-value="" calcext:value-type="error">
            <text:p>#DIV/0!</text:p>
          </table:table-cell>
          <table:table-cell table:style-name="ce4" table:formula="of:=AVERAGE([.D2:.D3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" svg:font-family="'Noto Sans CJK SC Regular'" style:font-family-generic="swiss"/>
    <style:font-face style:name="Segoe UI" svg:font-family="'Segoe UI'" style:font-family-generic="swiss"/>
    <style:font-face style:name="Tahoma" svg:font-family="Tahoma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Noto Sans CJK SC Regular" fo:font-family="'Noto Sans CJK SC Regular'" style:font-family-generic="swiss" fo:font-size="11pt" style:font-name-asian="Noto Sans CJK SC Regular" style:font-family-asian="'Noto Sans CJK SC Regular'" style:font-family-generic-asian="swiss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SC Regular" fo:font-family="'Noto Sans CJK SC Regular'" style:font-family-generic="swiss" fo:font-size="10pt" fo:font-style="normal" fo:text-shadow="none" style:text-underline-style="none" fo:font-weight="bold" style:font-name-asian="Noto Sans CJK SC Regular" style:font-family-asian="'Noto Sans CJK SC Regular'" style:font-family-generic-asian="swiss" style:font-size-asian="10pt" style:font-style-asian="normal" style:font-weight-asian="bold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" style:display-name="PageStyle_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" style:display-name="PageStyle_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" style:display-name="PageStyle_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" style:display-name="PageStyle_Ap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" style:display-name="PageStyle_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" style:display-name="PageStyle_D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04:37:26</meta:creation-date>
    <meta:initial-creator>King Lee</meta:initial-creator>
    <dc:language>zh-CN</dc:language>
    <dc:date>2017-09-03T22:08:32.199368829</dc:date>
    <meta:editing-cycles>3</meta:editing-cycles>
    <meta:editing-duration>PT16M13S</meta:editing-duration>
    <meta:generator>LibreOffice/5.3.1.2$Linux_X86_64 LibreOffice_project/30m0$Build-2</meta:generator>
    <meta:document-statistic meta:table-count="12" meta:cell-count="1829" meta:object-count="2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8.019cm" svg:y="0.353cm" chart:style-name="ch2">
          <text:p>1月支出明细</text:p>
        </chart:title>
        <chart:legend chart:legend-position="end" svg:x="5.226cm" svg:y="7.775cm" style:legend-expansion="high" chart:style-name="ch3"/>
        <chart:plot-area chart:style-name="ch4" table:cell-range-address="Jan.A2:Jan.F33 Jan.B1:Jan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Jan.A2:Jan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an.B2:Jan.B33" chart:label-cell-address="Jan.B1:Jan.B1" chart:class="chart:bar">
            <chart:data-point chart:repeated="32"/>
          </chart:series>
          <chart:series chart:style-name="ch9" chart:values-cell-range-address="Jan.C2:Jan.C33" chart:label-cell-address="Jan.C1:Jan.C1" chart:class="chart:bar">
            <chart:data-point chart:repeated="32"/>
          </chart:series>
          <chart:series chart:style-name="ch10" chart:values-cell-range-address="Jan.D2:Jan.D33" chart:label-cell-address="Jan.D1:Jan.D1" chart:class="chart:bar">
            <chart:data-point chart:repeated="32"/>
          </chart:series>
          <chart:series chart:style-name="ch11" chart:values-cell-range-address="Jan.E2:Jan.E33" chart:label-cell-address="Jan.E1:Jan.E1" chart:class="chart:bar">
            <chart:data-point chart:repeated="32"/>
          </chart:series>
          <chart:series chart:style-name="ch12" chart:values-cell-range-address="Jan.F2:Jan.F33" chart:label-cell-address="Jan.F1:Jan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Jan.B1:Jan.B1</svg:desc>
                </draw:g>
              </table:table-cell>
              <table:table-cell office:value-type="string">
                <text:p>午餐</text:p>
                <draw:g>
                  <svg:desc>Jan.C1:Jan.C1</svg:desc>
                </draw:g>
              </table:table-cell>
              <table:table-cell office:value-type="string">
                <text:p>晚餐</text:p>
                <draw:g>
                  <svg:desc>Jan.D1:Jan.D1</svg:desc>
                </draw:g>
              </table:table-cell>
              <table:table-cell office:value-type="string">
                <text:p>宵夜</text:p>
                <draw:g>
                  <svg:desc>Jan.E1:Jan.E1</svg:desc>
                </draw:g>
              </table:table-cell>
              <table:table-cell office:value-type="string">
                <text:p>其他</text:p>
                <draw:g>
                  <svg:desc>Jan.F1:Jan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Jan.A2:Jan.A33</svg:desc>
                </draw:g>
              </table:table-cell>
              <table:table-cell office:value-type="float" office:value="NaN">
                <text:p>NaN</text:p>
                <draw:g>
                  <svg:desc>Jan.B2:Jan.B33</svg:desc>
                </draw:g>
              </table:table-cell>
              <table:table-cell office:value-type="float" office:value="9">
                <text:p>9</text:p>
                <draw:g>
                  <svg:desc>Jan.C2:Jan.C33</svg:desc>
                </draw:g>
              </table:table-cell>
              <table:table-cell office:value-type="float" office:value="10">
                <text:p>10</text:p>
                <draw:g>
                  <svg:desc>Jan.D2:Jan.D33</svg:desc>
                </draw:g>
              </table:table-cell>
              <table:table-cell office:value-type="float" office:value="NaN">
                <text:p>NaN</text:p>
                <draw:g>
                  <svg:desc>Jan.E2:Jan.E33</svg:desc>
                </draw:g>
              </table:table-cell>
              <table:table-cell office:value-type="float" office:value="39">
                <text:p>39</text:p>
                <draw:g>
                  <svg:desc>Jan.F2:Jan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May.L31:May.R32 May.K32:May.K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May.L31:May.R31"/>
          </chart:axis>
          <chart:axis chart:dimension="y" chart:name="primary-y" chart:style-name="ch5"/>
          <chart:series chart:style-name="ch6" chart:values-cell-range-address="May.L32:May.R32" chart:label-cell-address="May.K32:May.K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May.L31:May.R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May.K32:May.K32</svg:desc>
                </draw:g>
              </table:table-cell>
              <table:table-cell office:value-type="float" office:value="32">
                <text:p>32</text:p>
                <draw:g>
                  <svg:desc>May.L32:May.R32</svg:desc>
                </draw:g>
              </table:table-cell>
              <table:table-cell office:value-type="float" office:value="164.31">
                <text:p>164.31</text:p>
              </table:table-cell>
              <table:table-cell office:value-type="float" office:value="201.1">
                <text:p>201.1</text:p>
              </table:table-cell>
              <table:table-cell office:value-type="float" office:value="34">
                <text:p>34</text:p>
              </table:table-cell>
              <table:table-cell office:value-type="float" office:value="564.5">
                <text:p>564.5</text:p>
              </table:table-cell>
              <table:table-cell office:value-type="float" office:value="NaN">
                <text:p>NaN</text:p>
              </table:table-cell>
              <table:table-cell office:value-type="float" office:value="1037.51">
                <text:p>1037.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929cm" svg:height="10.934cm" xlink:href=".." xlink:type="simple" chart:class="chart:bar" chart:style-name="ch1">
        <chart:title svg:x="8.466cm" svg:y="0.353cm" chart:style-name="ch2">
          <text:p>6月支出明细</text:p>
        </chart:title>
        <chart:legend chart:legend-position="end" svg:x="5.46cm" svg:y="7.784cm" style:legend-expansion="high" chart:style-name="ch3"/>
        <chart:plot-area chart:style-name="ch4" table:cell-range-address="Jun.A2:Jun.F33 Jun.B1:Jun.F1" chart:data-source-has-labels="both" svg:x="0.418cm" svg:y="1.854cm" svg:width="18.65cm" svg:height="8.862cm">
          <chartooo:coordinate-region svg:x="0.418cm" svg:y="1.854cm" svg:width="18.65cm" svg:height="8.418cm"/>
          <chart:axis chart:dimension="x" chart:name="primary-x" chart:style-name="ch5" chartooo:axis-type="auto">
            <chartooo:date-scale/>
            <chart:categories table:cell-range-address="Jun.A2:Jun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.B2:Jun.B33" chart:label-cell-address="Jun.B1:Jun.B1" chart:class="chart:bar">
            <chart:data-point chart:repeated="32"/>
          </chart:series>
          <chart:series chart:style-name="ch9" chart:values-cell-range-address="Jun.C2:Jun.C33" chart:label-cell-address="Jun.C1:Jun.C1" chart:class="chart:bar">
            <chart:data-point chart:repeated="32"/>
          </chart:series>
          <chart:series chart:style-name="ch10" chart:values-cell-range-address="Jun.D2:Jun.D33" chart:label-cell-address="Jun.D1:Jun.D1" chart:class="chart:bar">
            <chart:data-point chart:repeated="32"/>
          </chart:series>
          <chart:series chart:style-name="ch11" chart:values-cell-range-address="Jun.E2:Jun.E33" chart:label-cell-address="Jun.E1:Jun.E1" chart:class="chart:bar">
            <chart:data-point chart:repeated="32"/>
          </chart:series>
          <chart:series chart:style-name="ch12" chart:values-cell-range-address="Jun.F2:Jun.F33" chart:label-cell-address="Jun.F1:Jun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Jun.B1:Jun.B1</svg:desc>
                </draw:g>
              </table:table-cell>
              <table:table-cell office:value-type="string">
                <text:p>午餐</text:p>
                <draw:g>
                  <svg:desc>Jun.C1:Jun.C1</svg:desc>
                </draw:g>
              </table:table-cell>
              <table:table-cell office:value-type="string">
                <text:p>晚餐</text:p>
                <draw:g>
                  <svg:desc>Jun.D1:Jun.D1</svg:desc>
                </draw:g>
              </table:table-cell>
              <table:table-cell office:value-type="string">
                <text:p>宵夜</text:p>
                <draw:g>
                  <svg:desc>Jun.E1:Jun.E1</svg:desc>
                </draw:g>
              </table:table-cell>
              <table:table-cell office:value-type="string">
                <text:p>其他</text:p>
                <draw:g>
                  <svg:desc>Jun.F1:Jun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Jun.A2:Jun.A33</svg:desc>
                </draw:g>
              </table:table-cell>
              <table:table-cell office:value-type="float" office:value="NaN">
                <text:p>NaN</text:p>
                <draw:g>
                  <svg:desc>Jun.B2:Jun.B33</svg:desc>
                </draw:g>
              </table:table-cell>
              <table:table-cell office:value-type="float" office:value="NaN">
                <text:p>NaN</text:p>
                <draw:g>
                  <svg:desc>Jun.C2:Jun.C33</svg:desc>
                </draw:g>
              </table:table-cell>
              <table:table-cell office:value-type="float" office:value="10">
                <text:p>10</text:p>
                <draw:g>
                  <svg:desc>Jun.D2:Jun.D33</svg:desc>
                </draw:g>
              </table:table-cell>
              <table:table-cell office:value-type="float" office:value="NaN">
                <text:p>NaN</text:p>
                <draw:g>
                  <svg:desc>Jun.E2:Jun.E33</svg:desc>
                </draw:g>
              </table:table-cell>
              <table:table-cell office:value-type="float" office:value="41.69">
                <text:p>41.69</text:p>
                <draw:g>
                  <svg:desc>Jun.F2:Jun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4.72">
                <text:p>24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Jun.L31:Jun.R32 Jun.K32:Jun.K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Jun.L31:Jun.R31"/>
          </chart:axis>
          <chart:axis chart:dimension="y" chart:name="primary-y" chart:style-name="ch5"/>
          <chart:series chart:style-name="ch6" chart:values-cell-range-address="Jun.L32:Jun.R32" chart:label-cell-address="Jun.K32:Jun.K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Jun.L31:Jun.R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Jun.K32:Jun.K32</svg:desc>
                </draw:g>
              </table:table-cell>
              <table:table-cell office:value-type="float" office:value="36.5">
                <text:p>36.5</text:p>
                <draw:g>
                  <svg:desc>Jun.L32:Jun.R32</svg:desc>
                </draw:g>
              </table:table-cell>
              <table:table-cell office:value-type="float" office:value="221.32">
                <text:p>221.32</text:p>
              </table:table-cell>
              <table:table-cell office:value-type="float" office:value="169.3">
                <text:p>169.3</text:p>
              </table:table-cell>
              <table:table-cell office:value-type="float" office:value="21.5">
                <text:p>21.5</text:p>
              </table:table-cell>
              <table:table-cell office:value-type="float" office:value="627.25">
                <text:p>627.25</text:p>
              </table:table-cell>
              <table:table-cell office:value-type="float" office:value="NaN">
                <text:p>NaN</text:p>
              </table:table-cell>
              <table:table-cell office:value-type="float" office:value="1075.87">
                <text:p>1075.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8.019cm" svg:y="0.353cm" chart:style-name="ch2">
          <text:p>7月支出明细</text:p>
        </chart:title>
        <chart:legend chart:legend-position="end" svg:x="5.226cm" svg:y="7.775cm" style:legend-expansion="high" chart:style-name="ch3"/>
        <chart:plot-area chart:style-name="ch4" table:cell-range-address="Jul.A2:Jul.F33 Jul.B1:Jul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Jul.A2:Jul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l.B2:Jul.B33" chart:label-cell-address="Jul.B1:Jul.B1" chart:class="chart:bar">
            <chart:data-point chart:repeated="32"/>
          </chart:series>
          <chart:series chart:style-name="ch9" chart:values-cell-range-address="Jul.C2:Jul.C33" chart:label-cell-address="Jul.C1:Jul.C1" chart:class="chart:bar">
            <chart:data-point chart:repeated="32"/>
          </chart:series>
          <chart:series chart:style-name="ch10" chart:values-cell-range-address="Jul.D2:Jul.D33" chart:label-cell-address="Jul.D1:Jul.D1" chart:class="chart:bar">
            <chart:data-point chart:repeated="32"/>
          </chart:series>
          <chart:series chart:style-name="ch11" chart:values-cell-range-address="Jul.E2:Jul.E33" chart:label-cell-address="Jul.E1:Jul.E1" chart:class="chart:bar">
            <chart:data-point chart:repeated="32"/>
          </chart:series>
          <chart:series chart:style-name="ch12" chart:values-cell-range-address="Jul.F2:Jul.F33" chart:label-cell-address="Jul.F1:Jul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Jul.B1:Jul.B1</svg:desc>
                </draw:g>
              </table:table-cell>
              <table:table-cell office:value-type="string">
                <text:p>午餐</text:p>
                <draw:g>
                  <svg:desc>Jul.C1:Jul.C1</svg:desc>
                </draw:g>
              </table:table-cell>
              <table:table-cell office:value-type="string">
                <text:p>晚餐</text:p>
                <draw:g>
                  <svg:desc>Jul.D1:Jul.D1</svg:desc>
                </draw:g>
              </table:table-cell>
              <table:table-cell office:value-type="string">
                <text:p>宵夜</text:p>
                <draw:g>
                  <svg:desc>Jul.E1:Jul.E1</svg:desc>
                </draw:g>
              </table:table-cell>
              <table:table-cell office:value-type="string">
                <text:p>其他</text:p>
                <draw:g>
                  <svg:desc>Jul.F1:Ju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Jul.A2:Jul.A33</svg:desc>
                </draw:g>
              </table:table-cell>
              <table:table-cell office:value-type="float" office:value="NaN">
                <text:p>NaN</text:p>
                <draw:g>
                  <svg:desc>Jul.B2:Jul.B33</svg:desc>
                </draw:g>
              </table:table-cell>
              <table:table-cell office:value-type="float" office:value="38">
                <text:p>38</text:p>
                <draw:g>
                  <svg:desc>Jul.C2:Jul.C33</svg:desc>
                </draw:g>
              </table:table-cell>
              <table:table-cell office:value-type="float" office:value="NaN">
                <text:p>NaN</text:p>
                <draw:g>
                  <svg:desc>Jul.D2:Jul.D33</svg:desc>
                </draw:g>
              </table:table-cell>
              <table:table-cell office:value-type="float" office:value="NaN">
                <text:p>NaN</text:p>
                <draw:g>
                  <svg:desc>Jul.E2:Jul.E33</svg:desc>
                </draw:g>
              </table:table-cell>
              <table:table-cell office:value-type="float" office:value="38.48">
                <text:p>38.48</text:p>
                <draw:g>
                  <svg:desc>Jul.F2:Jul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Jul.L31:Jul.R32 Jul.K32:Jul.K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Jul.L31:Jul.R31"/>
          </chart:axis>
          <chart:axis chart:dimension="y" chart:name="primary-y" chart:style-name="ch5"/>
          <chart:series chart:style-name="ch6" chart:values-cell-range-address="Jul.L32:Jul.R32" chart:label-cell-address="Jul.K32:Jul.K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Jul.L31:Jul.R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Jul.K32:Jul.K32</svg:desc>
                </draw:g>
              </table:table-cell>
              <table:table-cell office:value-type="float" office:value="0">
                <text:p>0</text:p>
                <draw:g>
                  <svg:desc>Jul.L32:Jul.R32</svg:desc>
                </draw:g>
              </table:table-cell>
              <table:table-cell office:value-type="float" office:value="181.5">
                <text:p>181.5</text:p>
              </table:table-cell>
              <table:table-cell office:value-type="float" office:value="94.1">
                <text:p>94.1</text:p>
              </table:table-cell>
              <table:table-cell office:value-type="float" office:value="39">
                <text:p>39</text:p>
              </table:table-cell>
              <table:table-cell office:value-type="float" office:value="660.09">
                <text:p>660.09</text:p>
              </table:table-cell>
              <table:table-cell office:value-type="float" office:value="NaN">
                <text:p>NaN</text:p>
              </table:table-cell>
              <table:table-cell office:value-type="float" office:value="1004.69">
                <text:p>1004.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8.019cm" svg:y="0.353cm" chart:style-name="ch2">
          <text:p>8月支出明细</text:p>
        </chart:title>
        <chart:legend chart:legend-position="end" svg:x="5.226cm" svg:y="7.775cm" style:legend-expansion="high" chart:style-name="ch3"/>
        <chart:plot-area chart:style-name="ch4" table:cell-range-address="Aug.A2:Aug.E33 Aug.B1:Aug.F1 Aug.F3:Aug.F33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Aug.A2:Aug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g.B2:Aug.B33" chart:label-cell-address="Aug.B1:Aug.B1" chart:class="chart:bar">
            <chart:data-point chart:repeated="32"/>
          </chart:series>
          <chart:series chart:style-name="ch9" chart:values-cell-range-address="Aug.C2:Aug.C33" chart:label-cell-address="Aug.C1:Aug.C1" chart:class="chart:bar">
            <chart:data-point chart:repeated="32"/>
          </chart:series>
          <chart:series chart:style-name="ch10" chart:values-cell-range-address="Aug.D2:Aug.D33" chart:label-cell-address="Aug.D1:Aug.D1" chart:class="chart:bar">
            <chart:data-point chart:repeated="32"/>
          </chart:series>
          <chart:series chart:style-name="ch11" chart:values-cell-range-address="Aug.E2:Aug.E33" chart:label-cell-address="Aug.E1:Aug.E1" chart:class="chart:bar">
            <chart:data-point chart:repeated="32"/>
          </chart:series>
          <chart:series chart:style-name="ch12" chart:values-cell-range-address="Aug.F3:Aug.F33" chart:label-cell-address="Aug.F1:Aug.F1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Aug.B1:Aug.B1</svg:desc>
                </draw:g>
              </table:table-cell>
              <table:table-cell office:value-type="string">
                <text:p>午餐</text:p>
                <draw:g>
                  <svg:desc>Aug.C1:Aug.C1</svg:desc>
                </draw:g>
              </table:table-cell>
              <table:table-cell office:value-type="string">
                <text:p>晚餐</text:p>
                <draw:g>
                  <svg:desc>Aug.D1:Aug.D1</svg:desc>
                </draw:g>
              </table:table-cell>
              <table:table-cell office:value-type="string">
                <text:p>宵夜</text:p>
                <draw:g>
                  <svg:desc>Aug.E1:Aug.E1</svg:desc>
                </draw:g>
              </table:table-cell>
              <table:table-cell office:value-type="string">
                <text:p>其他</text:p>
                <draw:g>
                  <svg:desc>Aug.F1:Aug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ug.A2:Aug.A33</svg:desc>
                </draw:g>
              </table:table-cell>
              <table:table-cell office:value-type="float" office:value="NaN">
                <text:p>NaN</text:p>
                <draw:g>
                  <svg:desc>Aug.B2:Aug.B33</svg:desc>
                </draw:g>
              </table:table-cell>
              <table:table-cell office:value-type="float" office:value="39">
                <text:p>39</text:p>
                <draw:g>
                  <svg:desc>Aug.C2:Aug.C33</svg:desc>
                </draw:g>
              </table:table-cell>
              <table:table-cell office:value-type="float" office:value="NaN">
                <text:p>NaN</text:p>
                <draw:g>
                  <svg:desc>Aug.D2:Aug.D33</svg:desc>
                </draw:g>
              </table:table-cell>
              <table:table-cell office:value-type="float" office:value="NaN">
                <text:p>NaN</text:p>
                <draw:g>
                  <svg:desc>Aug.E2:Aug.E33</svg:desc>
                </draw:g>
              </table:table-cell>
              <table:table-cell office:value-type="float" office:value="NaN">
                <text:p>NaN</text:p>
                <draw:g>
                  <svg:desc>Aug.F3:Aug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3.5">
                <text:p>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Aug.K31:Aug.Q32 Aug.J32:Aug.J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Aug.K31:Aug.Q31"/>
          </chart:axis>
          <chart:axis chart:dimension="y" chart:name="primary-y" chart:style-name="ch5"/>
          <chart:series chart:style-name="ch6" chart:values-cell-range-address="Aug.K32:Aug.Q32" chart:label-cell-address="Aug.J32:Aug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Aug.K31:Aug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Aug.J32:Aug.J32</svg:desc>
                </draw:g>
              </table:table-cell>
              <table:table-cell office:value-type="float" office:value="0">
                <text:p>0</text:p>
                <draw:g>
                  <svg:desc>Aug.K32:Aug.Q32</svg:desc>
                </draw:g>
              </table:table-cell>
              <table:table-cell office:value-type="float" office:value="230.5">
                <text:p>230.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5.48">
                <text:p>115.48</text:p>
              </table:table-cell>
              <table:table-cell office:value-type="float" office:value="NaN">
                <text:p>NaN</text:p>
              </table:table-cell>
              <table:table-cell office:value-type="float" office:value="357.98">
                <text:p>357.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928cm" svg:height="11.384cm" xlink:href=".." xlink:type="simple" chart:class="chart:bar" chart:column-mapping="0 1 2 3" chart:style-name="ch1">
        <chart:title svg:x="8.466cm" svg:y="0.362cm" chart:style-name="ch2">
          <text:p>9月支出明细</text:p>
        </chart:title>
        <chart:legend chart:legend-position="bottom" svg:x="5.461cm" svg:y="10.339cm" style:legend-expansion="wide" chart:style-name="ch3"/>
        <chart:plot-area chart:style-name="ch4" table:cell-range-address="Sep.A1:Sep.F33" chart:data-source-has-labels="both" svg:x="0.418cm" svg:y="1.872cm" svg:width="20.092cm" svg:height="8.396cm">
          <chartooo:coordinate-region svg:x="0.418cm" svg:y="1.872cm" svg:width="20.092cm" svg:height="7.952cm"/>
          <chart:axis chart:dimension="x" chart:name="primary-x" chart:style-name="ch5" chartooo:axis-type="auto">
            <chartooo:date-scale/>
            <chart:categories table:cell-range-address="Sep.A2:Sep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p.B2:Sep.B33" chart:label-cell-address="Sep.B1:Sep.B1" chart:class="chart:bar">
            <chart:data-point chart:repeated="32"/>
          </chart:series>
          <chart:series chart:style-name="ch9" chart:values-cell-range-address="Sep.C2:Sep.C33" chart:label-cell-address="Sep.C1:Sep.C1" chart:class="chart:bar">
            <chart:data-point chart:repeated="32"/>
          </chart:series>
          <chart:series chart:style-name="ch10" chart:values-cell-range-address="Sep.D2:Sep.D33" chart:label-cell-address="Sep.D1:Sep.D1" chart:class="chart:bar">
            <chart:data-point chart:repeated="32"/>
          </chart:series>
          <chart:series chart:style-name="ch11" chart:values-cell-range-address="Sep.E2:Sep.E33" chart:label-cell-address="Sep.E1:Sep.E1" chart:class="chart:bar">
            <chart:data-point chart:repeated="32"/>
          </chart:series>
          <chart:series chart:style-name="ch12" chart:values-cell-range-address="Sep.F2:Sep.F33" chart:label-cell-address="Sep.F1:Sep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Sep.B1:Sep.B1</svg:desc>
                </draw:g>
              </table:table-cell>
              <table:table-cell office:value-type="string">
                <text:p>午餐</text:p>
                <draw:g>
                  <svg:desc>Sep.C1:Sep.C1</svg:desc>
                </draw:g>
              </table:table-cell>
              <table:table-cell office:value-type="string">
                <text:p>晚餐</text:p>
                <draw:g>
                  <svg:desc>Sep.D1:Sep.D1</svg:desc>
                </draw:g>
              </table:table-cell>
              <table:table-cell office:value-type="string">
                <text:p>宵夜</text:p>
                <draw:g>
                  <svg:desc>Sep.E1:Sep.E1</svg:desc>
                </draw:g>
              </table:table-cell>
              <table:table-cell office:value-type="string">
                <text:p>其他</text:p>
                <draw:g>
                  <svg:desc>Sep.F1:Sep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ep.A2:Sep.A33</svg:desc>
                </draw:g>
              </table:table-cell>
              <table:table-cell office:value-type="float" office:value="NaN">
                <text:p>NaN</text:p>
                <draw:g>
                  <svg:desc>Sep.B2:Sep.B33</svg:desc>
                </draw:g>
              </table:table-cell>
              <table:table-cell office:value-type="float" office:value="5.69">
                <text:p>5.69</text:p>
                <draw:g>
                  <svg:desc>Sep.C2:Sep.C33</svg:desc>
                </draw:g>
              </table:table-cell>
              <table:table-cell office:value-type="float" office:value="9.18">
                <text:p>9.18</text:p>
                <draw:g>
                  <svg:desc>Sep.D2:Sep.D33</svg:desc>
                </draw:g>
              </table:table-cell>
              <table:table-cell office:value-type="float" office:value="NaN">
                <text:p>NaN</text:p>
                <draw:g>
                  <svg:desc>Sep.E2:Sep.E33</svg:desc>
                </draw:g>
              </table:table-cell>
              <table:table-cell office:value-type="float" office:value="10.18">
                <text:p>10.18</text:p>
                <draw:g>
                  <svg:desc>Sep.F2:Sep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81cm" svg:height="5.912cm" xlink:href=".." xlink:type="simple" chart:class="chart:bar" chart:style-name="ch1">
        <chart:title svg:x="6.021cm" svg:y="0.253cm" chart:style-name="ch2">
          <text:p>支出合计</text:p>
        </chart:title>
        <chart:plot-area chart:style-name="ch3" table:cell-range-address="Sep.J31:Sep.Q32" chart:data-source-has-labels="both" svg:x="0.296cm" svg:y="1.654cm" svg:width="14.218cm" svg:height="4.14cm">
          <chartooo:coordinate-region svg:x="0.296cm" svg:y="1.654cm" svg:width="14.218cm" svg:height="3.617cm"/>
          <chart:axis chart:dimension="x" chart:name="primary-x" chart:style-name="ch4" chartooo:axis-type="auto">
            <chartooo:date-scale/>
            <chart:categories table:cell-range-address="Sep.K31:Sep.Q31"/>
          </chart:axis>
          <chart:axis chart:dimension="y" chart:name="primary-y" chart:style-name="ch5"/>
          <chart:series chart:style-name="ch6" chart:values-cell-range-address="Sep.K32:Sep.Q32" chart:label-cell-address="Sep.J32:Sep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Sep.K31:Sep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Sep.J32:Sep.J32</svg:desc>
                </draw:g>
              </table:table-cell>
              <table:table-cell office:value-type="float" office:value="0">
                <text:p>0</text:p>
                <draw:g>
                  <svg:desc>Sep.K32:Sep.Q32</svg:desc>
                </draw:g>
              </table:table-cell>
              <table:table-cell office:value-type="float" office:value="30.69">
                <text:p>30.69</text:p>
              </table:table-cell>
              <table:table-cell office:value-type="float" office:value="38.18">
                <text:p>38.18</text:p>
              </table:table-cell>
              <table:table-cell office:value-type="float" office:value="0">
                <text:p>0</text:p>
              </table:table-cell>
              <table:table-cell office:value-type="float" office:value="50.71">
                <text:p>50.71</text:p>
              </table:table-cell>
              <table:table-cell office:value-type="float" office:value="NaN">
                <text:p>NaN</text:p>
              </table:table-cell>
              <table:table-cell office:value-type="float" office:value="119.58">
                <text:p>119.5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7.794cm" svg:y="0.353cm" chart:style-name="ch2">
          <text:p>10月支出明细</text:p>
        </chart:title>
        <chart:legend chart:legend-position="end" svg:x="5.226cm" svg:y="7.775cm" style:legend-expansion="high" chart:style-name="ch3"/>
        <chart:plot-area chart:style-name="ch4" table:cell-range-address="Oct.A2:Oct.F33 Oct.B1:Oct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Oct.A2:Oct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ct.B2:Oct.B33" chart:label-cell-address="Oct.B1:Oct.B1" chart:class="chart:bar">
            <chart:data-point chart:repeated="32"/>
          </chart:series>
          <chart:series chart:style-name="ch9" chart:values-cell-range-address="Oct.C2:Oct.C33" chart:label-cell-address="Oct.C1:Oct.C1" chart:class="chart:bar">
            <chart:data-point chart:repeated="32"/>
          </chart:series>
          <chart:series chart:style-name="ch10" chart:values-cell-range-address="Oct.D2:Oct.D33" chart:label-cell-address="Oct.D1:Oct.D1" chart:class="chart:bar">
            <chart:data-point chart:repeated="32"/>
          </chart:series>
          <chart:series chart:style-name="ch11" chart:values-cell-range-address="Oct.E2:Oct.E33" chart:label-cell-address="Oct.E1:Oct.E1" chart:class="chart:bar">
            <chart:data-point chart:repeated="32"/>
          </chart:series>
          <chart:series chart:style-name="ch12" chart:values-cell-range-address="Oct.F2:Oct.F33" chart:label-cell-address="Oct.F1:Oct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Oct.B1:Oct.B1</svg:desc>
                </draw:g>
              </table:table-cell>
              <table:table-cell office:value-type="string">
                <text:p>午餐</text:p>
                <draw:g>
                  <svg:desc>Oct.C1:Oct.C1</svg:desc>
                </draw:g>
              </table:table-cell>
              <table:table-cell office:value-type="string">
                <text:p>晚餐</text:p>
                <draw:g>
                  <svg:desc>Oct.D1:Oct.D1</svg:desc>
                </draw:g>
              </table:table-cell>
              <table:table-cell office:value-type="string">
                <text:p>宵夜</text:p>
                <draw:g>
                  <svg:desc>Oct.E1:Oct.E1</svg:desc>
                </draw:g>
              </table:table-cell>
              <table:table-cell office:value-type="string">
                <text:p>其他</text:p>
                <draw:g>
                  <svg:desc>Oct.F1:Oct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ct.A2:Oct.A33</svg:desc>
                </draw:g>
              </table:table-cell>
              <table:table-cell office:value-type="float" office:value="NaN">
                <text:p>NaN</text:p>
                <draw:g>
                  <svg:desc>Oct.B2:Oct.B33</svg:desc>
                </draw:g>
              </table:table-cell>
              <table:table-cell office:value-type="float" office:value="NaN">
                <text:p>NaN</text:p>
                <draw:g>
                  <svg:desc>Oct.C2:Oct.C33</svg:desc>
                </draw:g>
              </table:table-cell>
              <table:table-cell office:value-type="float" office:value="NaN">
                <text:p>NaN</text:p>
                <draw:g>
                  <svg:desc>Oct.D2:Oct.D33</svg:desc>
                </draw:g>
              </table:table-cell>
              <table:table-cell office:value-type="float" office:value="NaN">
                <text:p>NaN</text:p>
                <draw:g>
                  <svg:desc>Oct.E2:Oct.E33</svg:desc>
                </draw:g>
              </table:table-cell>
              <table:table-cell office:value-type="float" office:value="NaN">
                <text:p>NaN</text:p>
                <draw:g>
                  <svg:desc>Oct.F2:Oct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Jan.K31:Jan.Q32 Jan.J32:Jan.J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Jan.K31:Jan.Q31"/>
          </chart:axis>
          <chart:axis chart:dimension="y" chart:name="primary-y" chart:style-name="ch5"/>
          <chart:series chart:style-name="ch6" chart:values-cell-range-address="Jan.K32:Jan.Q32" chart:label-cell-address="Jan.J32:Jan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Jan.K31:Jan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Jan.J32:Jan.J32</svg:desc>
                </draw:g>
              </table:table-cell>
              <table:table-cell office:value-type="float" office:value="0">
                <text:p>0</text:p>
                <draw:g>
                  <svg:desc>Jan.K32:Jan.Q32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3229.4">
                <text:p>3229.4</text:p>
              </table:table-cell>
              <table:table-cell office:value-type="float" office:value="NaN">
                <text:p>NaN</text:p>
              </table:table-cell>
              <table:table-cell office:value-type="float" office:value="3500.3">
                <text:p>350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Oct.K31:Oct.Q32 Oct.J32:Oct.J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Oct.K31:Oct.Q31"/>
          </chart:axis>
          <chart:axis chart:dimension="y" chart:name="primary-y" chart:style-name="ch5"/>
          <chart:series chart:style-name="ch6" chart:values-cell-range-address="Oct.K32:Oct.Q32" chart:label-cell-address="Oct.J32:Oct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Oct.K31:Oct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Oct.J32:Oct.J32</svg:desc>
                </draw:g>
              </table:table-cell>
              <table:table-cell office:value-type="float" office:value="0">
                <text:p>0</text:p>
                <draw:g>
                  <svg:desc>Oct.K32:Oct.Q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7.794cm" svg:y="0.353cm" chart:style-name="ch2">
          <text:p>11月支出明细</text:p>
        </chart:title>
        <chart:legend chart:legend-position="end" svg:x="5.226cm" svg:y="7.775cm" style:legend-expansion="high" chart:style-name="ch3"/>
        <chart:plot-area chart:style-name="ch4" table:cell-range-address="Nov.A2:Nov.F33 Nov.B1:Nov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Nov.A2:Nov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v.B2:Nov.B33" chart:label-cell-address="Nov.B1:Nov.B1" chart:class="chart:bar">
            <chart:data-point chart:repeated="32"/>
          </chart:series>
          <chart:series chart:style-name="ch9" chart:values-cell-range-address="Nov.C2:Nov.C33" chart:label-cell-address="Nov.C1:Nov.C1" chart:class="chart:bar">
            <chart:data-point chart:repeated="32"/>
          </chart:series>
          <chart:series chart:style-name="ch10" chart:values-cell-range-address="Nov.D2:Nov.D33" chart:label-cell-address="Nov.D1:Nov.D1" chart:class="chart:bar">
            <chart:data-point chart:repeated="32"/>
          </chart:series>
          <chart:series chart:style-name="ch11" chart:values-cell-range-address="Nov.E2:Nov.E33" chart:label-cell-address="Nov.E1:Nov.E1" chart:class="chart:bar">
            <chart:data-point chart:repeated="32"/>
          </chart:series>
          <chart:series chart:style-name="ch12" chart:values-cell-range-address="Nov.F2:Nov.F33" chart:label-cell-address="Nov.F1:Nov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Nov.B1:Nov.B1</svg:desc>
                </draw:g>
              </table:table-cell>
              <table:table-cell office:value-type="string">
                <text:p>午餐</text:p>
                <draw:g>
                  <svg:desc>Nov.C1:Nov.C1</svg:desc>
                </draw:g>
              </table:table-cell>
              <table:table-cell office:value-type="string">
                <text:p>晚餐</text:p>
                <draw:g>
                  <svg:desc>Nov.D1:Nov.D1</svg:desc>
                </draw:g>
              </table:table-cell>
              <table:table-cell office:value-type="string">
                <text:p>宵夜</text:p>
                <draw:g>
                  <svg:desc>Nov.E1:Nov.E1</svg:desc>
                </draw:g>
              </table:table-cell>
              <table:table-cell office:value-type="string">
                <text:p>其他</text:p>
                <draw:g>
                  <svg:desc>Nov.F1:Nov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Nov.A2:Nov.A33</svg:desc>
                </draw:g>
              </table:table-cell>
              <table:table-cell office:value-type="float" office:value="NaN">
                <text:p>NaN</text:p>
                <draw:g>
                  <svg:desc>Nov.B2:Nov.B33</svg:desc>
                </draw:g>
              </table:table-cell>
              <table:table-cell office:value-type="float" office:value="NaN">
                <text:p>NaN</text:p>
                <draw:g>
                  <svg:desc>Nov.C2:Nov.C33</svg:desc>
                </draw:g>
              </table:table-cell>
              <table:table-cell office:value-type="float" office:value="NaN">
                <text:p>NaN</text:p>
                <draw:g>
                  <svg:desc>Nov.D2:Nov.D33</svg:desc>
                </draw:g>
              </table:table-cell>
              <table:table-cell office:value-type="float" office:value="NaN">
                <text:p>NaN</text:p>
                <draw:g>
                  <svg:desc>Nov.E2:Nov.E33</svg:desc>
                </draw:g>
              </table:table-cell>
              <table:table-cell office:value-type="float" office:value="NaN">
                <text:p>NaN</text:p>
                <draw:g>
                  <svg:desc>Nov.F2:Nov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Nov.K31:Nov.Q32 Nov.J32:Nov.J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Nov.K31:Nov.Q31"/>
          </chart:axis>
          <chart:axis chart:dimension="y" chart:name="primary-y" chart:style-name="ch5"/>
          <chart:series chart:style-name="ch6" chart:values-cell-range-address="Nov.K32:Nov.Q32" chart:label-cell-address="Nov.J32:Nov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Nov.K31:Nov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Nov.J32:Nov.J32</svg:desc>
                </draw:g>
              </table:table-cell>
              <table:table-cell office:value-type="float" office:value="0">
                <text:p>0</text:p>
                <draw:g>
                  <svg:desc>Nov.K32:Nov.Q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7.794cm" svg:y="0.353cm" chart:style-name="ch2">
          <text:p>12月支出明细</text:p>
        </chart:title>
        <chart:legend chart:legend-position="end" svg:x="5.226cm" svg:y="7.775cm" style:legend-expansion="high" chart:style-name="ch3"/>
        <chart:plot-area chart:style-name="ch4" table:cell-range-address="Dec.A2:Dec.F33 Dec.B1:Dec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Dec.A2:Dec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c.B2:Dec.B33" chart:label-cell-address="Dec.B1:Dec.B1" chart:class="chart:bar">
            <chart:data-point chart:repeated="32"/>
          </chart:series>
          <chart:series chart:style-name="ch9" chart:values-cell-range-address="Dec.C2:Dec.C33" chart:label-cell-address="Dec.C1:Dec.C1" chart:class="chart:bar">
            <chart:data-point chart:repeated="32"/>
          </chart:series>
          <chart:series chart:style-name="ch10" chart:values-cell-range-address="Dec.D2:Dec.D33" chart:label-cell-address="Dec.D1:Dec.D1" chart:class="chart:bar">
            <chart:data-point chart:repeated="32"/>
          </chart:series>
          <chart:series chart:style-name="ch11" chart:values-cell-range-address="Dec.E2:Dec.E33" chart:label-cell-address="Dec.E1:Dec.E1" chart:class="chart:bar">
            <chart:data-point chart:repeated="32"/>
          </chart:series>
          <chart:series chart:style-name="ch12" chart:values-cell-range-address="Dec.F2:Dec.F33" chart:label-cell-address="Dec.F1:Dec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Dec.B1:Dec.B1</svg:desc>
                </draw:g>
              </table:table-cell>
              <table:table-cell office:value-type="string">
                <text:p>午餐</text:p>
                <draw:g>
                  <svg:desc>Dec.C1:Dec.C1</svg:desc>
                </draw:g>
              </table:table-cell>
              <table:table-cell office:value-type="string">
                <text:p>晚餐</text:p>
                <draw:g>
                  <svg:desc>Dec.D1:Dec.D1</svg:desc>
                </draw:g>
              </table:table-cell>
              <table:table-cell office:value-type="string">
                <text:p>宵夜</text:p>
                <draw:g>
                  <svg:desc>Dec.E1:Dec.E1</svg:desc>
                </draw:g>
              </table:table-cell>
              <table:table-cell office:value-type="string">
                <text:p>其他</text:p>
                <draw:g>
                  <svg:desc>Dec.F1:Dec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c.A2:Dec.A33</svg:desc>
                </draw:g>
              </table:table-cell>
              <table:table-cell office:value-type="float" office:value="NaN">
                <text:p>NaN</text:p>
                <draw:g>
                  <svg:desc>Dec.B2:Dec.B33</svg:desc>
                </draw:g>
              </table:table-cell>
              <table:table-cell office:value-type="float" office:value="NaN">
                <text:p>NaN</text:p>
                <draw:g>
                  <svg:desc>Dec.C2:Dec.C33</svg:desc>
                </draw:g>
              </table:table-cell>
              <table:table-cell office:value-type="float" office:value="NaN">
                <text:p>NaN</text:p>
                <draw:g>
                  <svg:desc>Dec.D2:Dec.D33</svg:desc>
                </draw:g>
              </table:table-cell>
              <table:table-cell office:value-type="float" office:value="NaN">
                <text:p>NaN</text:p>
                <draw:g>
                  <svg:desc>Dec.E2:Dec.E33</svg:desc>
                </draw:g>
              </table:table-cell>
              <table:table-cell office:value-type="float" office:value="NaN">
                <text:p>NaN</text:p>
                <draw:g>
                  <svg:desc>Dec.F2:Dec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9cm" svg:height="5.912cm" xlink:href=".." xlink:type="simple" chart:class="chart:bar" chart:style-name="ch1">
        <chart:title svg:x="4.955cm" svg:y="0.253cm" chart:style-name="ch2">
          <text:p>支出合计</text:p>
        </chart:title>
        <chart:plot-area chart:style-name="ch3" table:cell-range-address="Dec.K31:Dec.Q32 Dec.J32:Dec.J32" chart:data-source-has-labels="both" svg:x="0.253cm" svg:y="1.654cm" svg:width="12.173cm" svg:height="4.14cm">
          <chartooo:coordinate-region svg:x="0.253cm" svg:y="1.654cm" svg:width="12.173cm" svg:height="3.617cm"/>
          <chart:axis chart:dimension="x" chart:name="primary-x" chart:style-name="ch4" chartooo:axis-type="auto">
            <chartooo:date-scale/>
            <chart:categories table:cell-range-address="Dec.K31:Dec.Q31"/>
          </chart:axis>
          <chart:axis chart:dimension="y" chart:name="primary-y" chart:style-name="ch5"/>
          <chart:series chart:style-name="ch6" chart:values-cell-range-address="Dec.K32:Dec.Q32" chart:label-cell-address="Dec.J32:Dec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Dec.K31:Dec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Dec.J32:Dec.J32</svg:desc>
                </draw:g>
              </table:table-cell>
              <table:table-cell office:value-type="float" office:value="0">
                <text:p>0</text:p>
                <draw:g>
                  <svg:desc>Dec.K32:Dec.Q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8.019cm" svg:y="0.353cm" chart:style-name="ch2">
          <text:p>2月支出明细</text:p>
        </chart:title>
        <chart:legend chart:legend-position="end" svg:x="5.226cm" svg:y="7.775cm" style:legend-expansion="high" chart:style-name="ch3"/>
        <chart:plot-area chart:style-name="ch4" table:cell-range-address="Feb.A2:Feb.F33 Feb.B1:Feb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Feb.A2:Feb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b.B2:Feb.B33" chart:label-cell-address="Feb.B1:Feb.B1" chart:class="chart:bar">
            <chart:data-point chart:repeated="32"/>
          </chart:series>
          <chart:series chart:style-name="ch9" chart:values-cell-range-address="Feb.C2:Feb.C33" chart:label-cell-address="Feb.C1:Feb.C1" chart:class="chart:bar">
            <chart:data-point chart:repeated="32"/>
          </chart:series>
          <chart:series chart:style-name="ch10" chart:values-cell-range-address="Feb.D2:Feb.D33" chart:label-cell-address="Feb.D1:Feb.D1" chart:class="chart:bar">
            <chart:data-point chart:repeated="32"/>
          </chart:series>
          <chart:series chart:style-name="ch11" chart:values-cell-range-address="Feb.E2:Feb.E33" chart:label-cell-address="Feb.E1:Feb.E1" chart:class="chart:bar">
            <chart:data-point chart:repeated="32"/>
          </chart:series>
          <chart:series chart:style-name="ch12" chart:values-cell-range-address="Feb.F2:Feb.F33" chart:label-cell-address="Feb.F1:Feb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Feb.B1:Feb.B1</svg:desc>
                </draw:g>
              </table:table-cell>
              <table:table-cell office:value-type="string">
                <text:p>午餐</text:p>
                <draw:g>
                  <svg:desc>Feb.C1:Feb.C1</svg:desc>
                </draw:g>
              </table:table-cell>
              <table:table-cell office:value-type="string">
                <text:p>晚餐</text:p>
                <draw:g>
                  <svg:desc>Feb.D1:Feb.D1</svg:desc>
                </draw:g>
              </table:table-cell>
              <table:table-cell office:value-type="string">
                <text:p>宵夜</text:p>
                <draw:g>
                  <svg:desc>Feb.E1:Feb.E1</svg:desc>
                </draw:g>
              </table:table-cell>
              <table:table-cell office:value-type="string">
                <text:p>其他</text:p>
                <draw:g>
                  <svg:desc>Feb.F1:Feb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b.A2:Feb.A33</svg:desc>
                </draw:g>
              </table:table-cell>
              <table:table-cell office:value-type="float" office:value="NaN">
                <text:p>NaN</text:p>
                <draw:g>
                  <svg:desc>Feb.B2:Feb.B33</svg:desc>
                </draw:g>
              </table:table-cell>
              <table:table-cell office:value-type="float" office:value="NaN">
                <text:p>NaN</text:p>
                <draw:g>
                  <svg:desc>Feb.C2:Feb.C33</svg:desc>
                </draw:g>
              </table:table-cell>
              <table:table-cell office:value-type="float" office:value="NaN">
                <text:p>NaN</text:p>
                <draw:g>
                  <svg:desc>Feb.D2:Feb.D33</svg:desc>
                </draw:g>
              </table:table-cell>
              <table:table-cell office:value-type="float" office:value="NaN">
                <text:p>NaN</text:p>
                <draw:g>
                  <svg:desc>Feb.E2:Feb.E33</svg:desc>
                </draw:g>
              </table:table-cell>
              <table:table-cell office:value-type="float" office:value="NaN">
                <text:p>NaN</text:p>
                <draw:g>
                  <svg:desc>Feb.F2:Feb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5.5">
                <text:p>8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8">
                <text:p>72.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66">
                <text:p>5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356cm" svg:height="5.912cm" xlink:href=".." xlink:type="simple" chart:class="chart:bar" chart:style-name="ch1">
        <chart:title svg:x="4.794cm" svg:y="0.253cm" chart:style-name="ch2">
          <text:p>支出合计</text:p>
        </chart:title>
        <chart:plot-area chart:style-name="ch3" table:cell-range-address="Feb.K31:Feb.Q32 Feb.J32:Feb.J32" chart:data-source-has-labels="both" svg:x="0.247cm" svg:y="1.654cm" svg:width="11.862cm" svg:height="4.14cm">
          <chartooo:coordinate-region svg:x="0.247cm" svg:y="1.654cm" svg:width="11.862cm" svg:height="3.617cm"/>
          <chart:axis chart:dimension="x" chart:name="primary-x" chart:style-name="ch4" chartooo:axis-type="auto">
            <chartooo:date-scale/>
            <chart:categories table:cell-range-address="Feb.K31:Feb.Q31"/>
          </chart:axis>
          <chart:axis chart:dimension="y" chart:name="primary-y" chart:style-name="ch5"/>
          <chart:series chart:style-name="ch6" chart:values-cell-range-address="Feb.K32:Feb.Q32" chart:label-cell-address="Feb.J32:Feb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Feb.K31:Feb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Feb.J32:Feb.J32</svg:desc>
                </draw:g>
              </table:table-cell>
              <table:table-cell office:value-type="float" office:value="0">
                <text:p>0</text:p>
                <draw:g>
                  <svg:desc>Feb.K32:Feb.Q32</svg:desc>
                </draw:g>
              </table:table-cell>
              <table:table-cell office:value-type="float" office:value="182.16">
                <text:p>182.1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55.28">
                <text:p>1455.28</text:p>
              </table:table-cell>
              <table:table-cell office:value-type="float" office:value="NaN">
                <text:p>NaN</text:p>
              </table:table-cell>
              <table:table-cell office:value-type="float" office:value="1698.44">
                <text:p>1698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8.019cm" svg:y="0.353cm" chart:style-name="ch2">
          <text:p>3月支出明细</text:p>
        </chart:title>
        <chart:legend chart:legend-position="end" svg:x="5.226cm" svg:y="7.775cm" style:legend-expansion="high" chart:style-name="ch3"/>
        <chart:plot-area chart:style-name="ch4" table:cell-range-address="Mar.A2:Mar.F33 Mar.B1:Mar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Mar.A2:Mar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.B2:Mar.B33" chart:label-cell-address="Mar.B1:Mar.B1" chart:class="chart:bar">
            <chart:data-point chart:repeated="32"/>
          </chart:series>
          <chart:series chart:style-name="ch9" chart:values-cell-range-address="Mar.C2:Mar.C33" chart:label-cell-address="Mar.C1:Mar.C1" chart:class="chart:bar">
            <chart:data-point chart:repeated="32"/>
          </chart:series>
          <chart:series chart:style-name="ch10" chart:values-cell-range-address="Mar.D2:Mar.D33" chart:label-cell-address="Mar.D1:Mar.D1" chart:class="chart:bar">
            <chart:data-point chart:repeated="32"/>
          </chart:series>
          <chart:series chart:style-name="ch11" chart:values-cell-range-address="Mar.E2:Mar.E33" chart:label-cell-address="Mar.E1:Mar.E1" chart:class="chart:bar">
            <chart:data-point chart:repeated="32"/>
          </chart:series>
          <chart:series chart:style-name="ch12" chart:values-cell-range-address="Mar.F2:Mar.F33" chart:label-cell-address="Mar.F1:Mar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Mar.B1:Mar.B1</svg:desc>
                </draw:g>
              </table:table-cell>
              <table:table-cell office:value-type="string">
                <text:p>午餐</text:p>
                <draw:g>
                  <svg:desc>Mar.C1:Mar.C1</svg:desc>
                </draw:g>
              </table:table-cell>
              <table:table-cell office:value-type="string">
                <text:p>晚餐</text:p>
                <draw:g>
                  <svg:desc>Mar.D1:Mar.D1</svg:desc>
                </draw:g>
              </table:table-cell>
              <table:table-cell office:value-type="string">
                <text:p>宵夜</text:p>
                <draw:g>
                  <svg:desc>Mar.E1:Mar.E1</svg:desc>
                </draw:g>
              </table:table-cell>
              <table:table-cell office:value-type="string">
                <text:p>其他</text:p>
                <draw:g>
                  <svg:desc>Mar.F1:Mar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ar.A2:Mar.A33</svg:desc>
                </draw:g>
              </table:table-cell>
              <table:table-cell office:value-type="float" office:value="NaN">
                <text:p>NaN</text:p>
                <draw:g>
                  <svg:desc>Mar.B2:Mar.B33</svg:desc>
                </draw:g>
              </table:table-cell>
              <table:table-cell office:value-type="float" office:value="7">
                <text:p>7</text:p>
                <draw:g>
                  <svg:desc>Mar.C2:Mar.C33</svg:desc>
                </draw:g>
              </table:table-cell>
              <table:table-cell office:value-type="float" office:value="9">
                <text:p>9</text:p>
                <draw:g>
                  <svg:desc>Mar.D2:Mar.D33</svg:desc>
                </draw:g>
              </table:table-cell>
              <table:table-cell office:value-type="float" office:value="3">
                <text:p>3</text:p>
                <draw:g>
                  <svg:desc>Mar.E2:Mar.E33</svg:desc>
                </draw:g>
              </table:table-cell>
              <table:table-cell office:value-type="float" office:value="20">
                <text:p>20</text:p>
                <draw:g>
                  <svg:desc>Mar.F2:Mar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8.48">
                <text:p>108.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.732">
                <text:p>3.73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.732">
                <text:p>3.73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.732">
                <text:p>3.73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6.732">
                <text:p>6.732</text:p>
              </table:table-cell>
              <table:table-cell office:value-type="float" office:value="NaN">
                <text:p>NaN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0.225">
                <text:p>10.22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225">
                <text:p>10.225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10.225">
                <text:p>1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10.225">
                <text:p>10.22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353cm" svg:height="5.912cm" xlink:href=".." xlink:type="simple" chart:class="chart:bar" chart:style-name="ch1">
        <chart:title svg:x="4.792cm" svg:y="0.253cm" chart:style-name="ch2">
          <text:p>支出合计</text:p>
        </chart:title>
        <chart:plot-area chart:style-name="ch3" table:cell-range-address="Mar.K31:Mar.Q32 Mar.J32:Mar.J32" chart:data-source-has-labels="both" svg:x="0.247cm" svg:y="1.654cm" svg:width="11.859cm" svg:height="4.14cm">
          <chartooo:coordinate-region svg:x="0.247cm" svg:y="1.654cm" svg:width="11.859cm" svg:height="3.617cm"/>
          <chart:axis chart:dimension="x" chart:name="primary-x" chart:style-name="ch4" chartooo:axis-type="auto">
            <chartooo:date-scale/>
            <chart:categories table:cell-range-address="Mar.K31:Mar.Q31"/>
          </chart:axis>
          <chart:axis chart:dimension="y" chart:name="primary-y" chart:style-name="ch5"/>
          <chart:series chart:style-name="ch6" chart:values-cell-range-address="Mar.K32:Mar.Q32" chart:label-cell-address="Mar.J32:Mar.J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Mar.K31:Mar.Q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Mar.J32:Mar.J32</svg:desc>
                </draw:g>
              </table:table-cell>
              <table:table-cell office:value-type="float" office:value="0">
                <text:p>0</text:p>
                <draw:g>
                  <svg:desc>Mar.K32:Mar.Q32</svg:desc>
                </draw:g>
              </table:table-cell>
              <table:table-cell office:value-type="float" office:value="243.096">
                <text:p>243.096</text:p>
              </table:table-cell>
              <table:table-cell office:value-type="float" office:value="242.932">
                <text:p>242.932</text:p>
              </table:table-cell>
              <table:table-cell office:value-type="float" office:value="75.5">
                <text:p>75.5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614.528">
                <text:p>1614.5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034cm" svg:height="10.925cm" xlink:href=".." xlink:type="simple" chart:class="chart:bar" chart:style-name="ch1">
        <chart:title svg:x="8.019cm" svg:y="0.353cm" chart:style-name="ch2">
          <text:p>4月支出明细</text:p>
        </chart:title>
        <chart:legend chart:legend-position="end" svg:x="5.226cm" svg:y="7.775cm" style:legend-expansion="high" chart:style-name="ch3"/>
        <chart:plot-area chart:style-name="ch4" table:cell-range-address="Apr.A2:Apr.F33 Apr.B1:Apr.F1" chart:data-source-has-labels="both" svg:x="0.4cm" svg:y="1.854cm" svg:width="17.791cm" svg:height="8.853cm">
          <chartooo:coordinate-region svg:x="0.4cm" svg:y="1.854cm" svg:width="17.791cm" svg:height="8.409cm"/>
          <chart:axis chart:dimension="x" chart:name="primary-x" chart:style-name="ch5" chartooo:axis-type="auto">
            <chartooo:date-scale/>
            <chart:categories table:cell-range-address="Apr.A2:Apr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pr.B2:Apr.B33" chart:label-cell-address="Apr.B1:Apr.B1" chart:class="chart:bar">
            <chart:data-point chart:repeated="32"/>
          </chart:series>
          <chart:series chart:style-name="ch9" chart:values-cell-range-address="Apr.C2:Apr.C33" chart:label-cell-address="Apr.C1:Apr.C1" chart:class="chart:bar">
            <chart:data-point chart:repeated="32"/>
          </chart:series>
          <chart:series chart:style-name="ch10" chart:values-cell-range-address="Apr.D2:Apr.D33" chart:label-cell-address="Apr.D1:Apr.D1" chart:class="chart:bar">
            <chart:data-point chart:repeated="32"/>
          </chart:series>
          <chart:series chart:style-name="ch11" chart:values-cell-range-address="Apr.E2:Apr.E33" chart:label-cell-address="Apr.E1:Apr.E1" chart:class="chart:bar">
            <chart:data-point chart:repeated="32"/>
          </chart:series>
          <chart:series chart:style-name="ch12" chart:values-cell-range-address="Apr.F2:Apr.F33" chart:label-cell-address="Apr.F1:Apr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Apr.B1:Apr.B1</svg:desc>
                </draw:g>
              </table:table-cell>
              <table:table-cell office:value-type="string">
                <text:p>午餐</text:p>
                <draw:g>
                  <svg:desc>Apr.C1:Apr.C1</svg:desc>
                </draw:g>
              </table:table-cell>
              <table:table-cell office:value-type="string">
                <text:p>晚餐</text:p>
                <draw:g>
                  <svg:desc>Apr.D1:Apr.D1</svg:desc>
                </draw:g>
              </table:table-cell>
              <table:table-cell office:value-type="string">
                <text:p>宵夜</text:p>
                <draw:g>
                  <svg:desc>Apr.E1:Apr.E1</svg:desc>
                </draw:g>
              </table:table-cell>
              <table:table-cell office:value-type="string">
                <text:p>其他</text:p>
                <draw:g>
                  <svg:desc>Apr.F1:Apr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pr.A2:Apr.A33</svg:desc>
                </draw:g>
              </table:table-cell>
              <table:table-cell office:value-type="float" office:value="NaN">
                <text:p>NaN</text:p>
                <draw:g>
                  <svg:desc>Apr.B2:Apr.B33</svg:desc>
                </draw:g>
              </table:table-cell>
              <table:table-cell office:value-type="float" office:value="3.732">
                <text:p>3.732</text:p>
                <draw:g>
                  <svg:desc>Apr.C2:Apr.C33</svg:desc>
                </draw:g>
              </table:table-cell>
              <table:table-cell office:value-type="float" office:value="115">
                <text:p>115</text:p>
                <draw:g>
                  <svg:desc>Apr.D2:Apr.D33</svg:desc>
                </draw:g>
              </table:table-cell>
              <table:table-cell office:value-type="float" office:value="5">
                <text:p>5</text:p>
                <draw:g>
                  <svg:desc>Apr.E2:Apr.E33</svg:desc>
                </draw:g>
              </table:table-cell>
              <table:table-cell office:value-type="float" office:value="20">
                <text:p>20</text:p>
                <draw:g>
                  <svg:desc>Apr.F2:Apr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8">
                <text:p>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4.9">
                <text:p>14.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41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355cm" svg:height="5.922cm" xlink:href=".." xlink:type="simple" chart:class="chart:bar" chart:style-name="ch1">
        <chart:title svg:x="4.793cm" svg:y="0.253cm" chart:style-name="ch2">
          <text:p>支出合计</text:p>
        </chart:title>
        <chart:plot-area chart:style-name="ch3" table:cell-range-address="Apr.L31:Apr.R32 Apr.K32:Apr.K32" chart:data-source-has-labels="both" svg:x="0.247cm" svg:y="1.654cm" svg:width="11.861cm" svg:height="4.15cm">
          <chartooo:coordinate-region svg:x="0.247cm" svg:y="1.654cm" svg:width="11.861cm" svg:height="3.627cm"/>
          <chart:axis chart:dimension="x" chart:name="primary-x" chart:style-name="ch4" chartooo:axis-type="auto">
            <chartooo:date-scale/>
            <chart:categories table:cell-range-address="Apr.L31:Apr.R31"/>
          </chart:axis>
          <chart:axis chart:dimension="y" chart:name="primary-y" chart:style-name="ch5"/>
          <chart:series chart:style-name="ch6" chart:values-cell-range-address="Apr.L32:Apr.R32" chart:label-cell-address="Apr.K32:Apr.K3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Apr.L31:Apr.R31</svg:desc>
                </draw:g>
              </table:table-cell>
              <table:table-cell office:value-type="string">
                <text:p>午餐</text:p>
              </table:table-cell>
              <table:table-cell office:value-type="string">
                <text:p>晚餐</text:p>
              </table:table-cell>
              <table:table-cell office:value-type="string">
                <text:p>宵夜</text:p>
              </table:table-cell>
              <table:table-cell office:value-type="string">
                <text:p>其他</text:p>
              </table:table-cell>
              <table:table-cell office:value-type="string">
                <text:p>备注</text:p>
              </table:table-cell>
              <table:table-cell office:value-type="string">
                <text:p>合计</text:p>
              </table:table-cell>
            </table:table-row>
          </table:table-header-rows>
          <table:table-rows>
            <table:table-row>
              <table:table-cell office:value-type="string">
                <text:p>合计</text:p>
                <draw:g>
                  <svg:desc>Apr.K32:Apr.K32</svg:desc>
                </draw:g>
              </table:table-cell>
              <table:table-cell office:value-type="float" office:value="0">
                <text:p>0</text:p>
                <draw:g>
                  <svg:desc>Apr.L32:Apr.R32</svg:desc>
                </draw:g>
              </table:table-cell>
              <table:table-cell office:value-type="float" office:value="180.632">
                <text:p>180.632</text:p>
              </table:table-cell>
              <table:table-cell office:value-type="float" office:value="281.3">
                <text:p>281.3</text:p>
              </table:table-cell>
              <table:table-cell office:value-type="float" office:value="67.3">
                <text:p>67.3</text:p>
              </table:table-cell>
              <table:table-cell office:value-type="float" office:value="868.08">
                <text:p>868.08</text:p>
              </table:table-cell>
              <table:table-cell office:value-type="float" office:value="NaN">
                <text:p>NaN</text:p>
              </table:table-cell>
              <table:table-cell office:value-type="float" office:value="1415.112">
                <text:p>1415.1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none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solid" draw:fill-color="#f2f2f2" draw:opacity="39%"/>
      <style:text-properties style:text-position="0% 100%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5b9bd5" draw:opacity="85%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ed7d31" draw:opacity="85%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a5a5a5" draw:opacity="85%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ffc000" draw:opacity="85%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026cm" svg:stroke-color="#ffffff" draw:fill-color="#4472c4" draw:opacity="85%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807cm" svg:height="10.934cm" xlink:href=".." xlink:type="simple" chart:class="chart:bar" chart:style-name="ch1">
        <chart:title svg:x="8.405cm" svg:y="0.353cm" chart:style-name="ch2">
          <text:p>5月支出明细</text:p>
        </chart:title>
        <chart:legend chart:legend-position="end" svg:x="5.428cm" svg:y="7.784cm" style:legend-expansion="high" chart:style-name="ch3"/>
        <chart:plot-area chart:style-name="ch4" table:cell-range-address="May.A2:May.F33 May.B1:May.F1" chart:data-source-has-labels="both" svg:x="0.416cm" svg:y="1.854cm" svg:width="18.532cm" svg:height="8.862cm">
          <chartooo:coordinate-region svg:x="0.416cm" svg:y="1.854cm" svg:width="18.532cm" svg:height="8.418cm"/>
          <chart:axis chart:dimension="x" chart:name="primary-x" chart:style-name="ch5" chartooo:axis-type="auto">
            <chartooo:date-scale/>
            <chart:categories table:cell-range-address="May.A2:May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y.B2:May.B33" chart:label-cell-address="May.B1:May.B1" chart:class="chart:bar">
            <chart:data-point chart:repeated="32"/>
          </chart:series>
          <chart:series chart:style-name="ch9" chart:values-cell-range-address="May.C2:May.C33" chart:label-cell-address="May.C1:May.C1" chart:class="chart:bar">
            <chart:data-point chart:repeated="32"/>
          </chart:series>
          <chart:series chart:style-name="ch10" chart:values-cell-range-address="May.D2:May.D33" chart:label-cell-address="May.D1:May.D1" chart:class="chart:bar">
            <chart:data-point chart:repeated="32"/>
          </chart:series>
          <chart:series chart:style-name="ch11" chart:values-cell-range-address="May.E2:May.E33" chart:label-cell-address="May.E1:May.E1" chart:class="chart:bar">
            <chart:data-point chart:repeated="32"/>
          </chart:series>
          <chart:series chart:style-name="ch12" chart:values-cell-range-address="May.F2:May.F33" chart:label-cell-address="May.F1:May.F1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早餐</text:p>
                <draw:g>
                  <svg:desc>May.B1:May.B1</svg:desc>
                </draw:g>
              </table:table-cell>
              <table:table-cell office:value-type="string">
                <text:p>午餐</text:p>
                <draw:g>
                  <svg:desc>May.C1:May.C1</svg:desc>
                </draw:g>
              </table:table-cell>
              <table:table-cell office:value-type="string">
                <text:p>晚餐</text:p>
                <draw:g>
                  <svg:desc>May.D1:May.D1</svg:desc>
                </draw:g>
              </table:table-cell>
              <table:table-cell office:value-type="string">
                <text:p>宵夜</text:p>
                <draw:g>
                  <svg:desc>May.E1:May.E1</svg:desc>
                </draw:g>
              </table:table-cell>
              <table:table-cell office:value-type="string">
                <text:p>其他</text:p>
                <draw:g>
                  <svg:desc>May.F1:May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ay.A2:May.A33</svg:desc>
                </draw:g>
              </table:table-cell>
              <table:table-cell office:value-type="float" office:value="NaN">
                <text:p>NaN</text:p>
                <draw:g>
                  <svg:desc>May.B2:May.B33</svg:desc>
                </draw:g>
              </table:table-cell>
              <table:table-cell office:value-type="float" office:value="9">
                <text:p>9</text:p>
                <draw:g>
                  <svg:desc>May.C2:May.C33</svg:desc>
                </draw:g>
              </table:table-cell>
              <table:table-cell office:value-type="float" office:value="8">
                <text:p>8</text:p>
                <draw:g>
                  <svg:desc>May.D2:May.D33</svg:desc>
                </draw:g>
              </table:table-cell>
              <table:table-cell office:value-type="float" office:value="NaN">
                <text:p>NaN</text:p>
                <draw:g>
                  <svg:desc>May.E2:May.E33</svg:desc>
                </draw:g>
              </table:table-cell>
              <table:table-cell office:value-type="float" office:value="10">
                <text:p>10</text:p>
                <draw:g>
                  <svg:desc>May.F2:May.F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0.81">
                <text:p>10.81</text:p>
              </table:table-cell>
              <table:table-cell office:value-type="float" office:value="12.4">
                <text:p>12.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